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4" svg:font-family="Arial" style:font-family-generic="swiss"/>
    <style:font-face style:name="Arial3" svg:font-family="Arial" style:font-adornments="Regular" style:font-family-generic="swiss"/>
    <style:font-face style:name="Arial2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Arial5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false" fo:min-height="6.6cm"/>
      <style:paragraph-properties style:writing-mode="lr-tb"/>
    </style:style>
    <style:style style:name="gr2" style:family="graphic" style:parent-style-name="standard">
      <style:graphic-properties svg:stroke-width="0.2cm" svg:stroke-color="#000000" draw:marker-start-width="0.65cm" draw:marker-end-width="0.65cm" draw:textarea-horizontal-align="center" fo:padding-top="0.25cm" fo:padding-bottom="0.25cm" fo:padding-left="0.25cm" fo:padding-right="0.25cm"/>
    </style:style>
    <style:style style:name="gr3" style:family="graphic" style:parent-style-name="standard">
      <style:graphic-properties svg:stroke-width="0.2cm" svg:stroke-color="#ffffff" draw:marker-start-width="0.65cm" draw:marker-end-width="0.65cm" draw:fill="solid" draw:fill-color="#b62118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4" style:family="graphic" style:parent-style-name="standard">
      <style:graphic-properties svg:stroke-width="0.2cm" svg:stroke-color="#ffffff" draw:marker-start-width="0.65cm" draw:marker-end-width="0.65cm" draw:fill="solid" draw:fill-color="#34a3c5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5" style:family="graphic" style:parent-style-name="standard">
      <style:graphic-properties svg:stroke-width="0.2cm" svg:stroke-color="#ffffff" draw:marker-start-width="0.65cm" draw:marker-end-width="0.65cm" draw:fill="solid" draw:fill-color="#f36838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6" style:family="graphic" style:parent-style-name="text">
      <style:graphic-properties draw:auto-grow-height="false"/>
      <style:paragraph-properties style:writing-mode="lr-tb"/>
    </style:style>
    <style:style style:name="gr7" style:family="graphic" style:parent-style-name="text">
      <style:graphic-properties draw:textarea-horizontal-align="left" draw:auto-grow-height="false" draw:auto-grow-width="false" fo:min-height="0cm" fo:min-width="0cm"/>
      <style:paragraph-properties style:writing-mode="lr-tb"/>
    </style:style>
    <style:style style:name="gr8" style:family="graphic" style:parent-style-name="text">
      <style:graphic-properties draw:textarea-horizontal-align="right" draw:auto-grow-height="false" draw:auto-grow-width="false" fo:min-height="0cm" fo:min-width="0cm"/>
      <style:paragraph-properties style:writing-mode="lr-tb"/>
    </style:style>
    <style:style style:name="gr9" style:family="graphic" style:parent-style-name="standard">
      <style:graphic-properties svg:stroke-color="#ffffff" draw:fill-color="#404040" draw:textarea-horizontal-align="justify" draw:textarea-vertical-align="middle" draw:auto-grow-height="false" fo:min-height="1.601cm" fo:min-width="2.101cm"/>
      <style:paragraph-properties style:writing-mode="lr-tb"/>
    </style:style>
    <style:style style:name="gr10" style:family="graphic" style:parent-style-name="standard">
      <style:graphic-properties svg:stroke-color="#ffffff" draw:fill-color="#808080" draw:textarea-horizontal-align="justify" draw:textarea-vertical-align="middle" draw:auto-grow-height="false" fo:min-height="1.601cm" fo:min-width="2.087cm"/>
      <style:paragraph-properties style:writing-mode="lr-tb"/>
    </style:style>
    <style:style style:name="gr11" style:family="graphic" style:parent-style-name="standard">
      <style:graphic-properties svg:stroke-color="#ffffff" draw:fill-color="#c4c4c4" draw:textarea-horizontal-align="justify" draw:textarea-vertical-align="middle" draw:auto-grow-height="false" fo:min-height="1.601cm" fo:min-width="2.10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  <style:paragraph-properties style:writing-mode="lr-tb"/>
    </style:style>
    <style:style style:name="gr13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draw:stroke="none" draw:fill="none" draw:auto-grow-height="false"/>
      <style:paragraph-properties style:writing-mode="lr-tb"/>
    </style:style>
    <style:style style:name="gr15" style:family="graphic" style:parent-style-name="standard">
      <style:graphic-properties draw:textarea-horizontal-align="center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cm" fo:min-width="6.8cm" fo:padding-left="0.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2.6cm" fo:min-width="6.8cm" fo:padding-right="0cm"/>
      <style:paragraph-properties style:writing-mode="lr-tb"/>
    </style:style>
    <style:style style:name="gr19" style:family="graphic" style:parent-style-name="standard">
      <style:graphic-properties svg:stroke-color="#404040" draw:fill-color="#404040" fo:min-height="0cm" fo:min-width="0cm"/>
      <style:paragraph-properties style:writing-mode="lr-tb"/>
    </style:style>
    <style:style style:name="gr20" style:family="graphic" style:parent-style-name="standard">
      <style:graphic-properties svg:stroke-color="#404040" draw:fill="solid" draw:fill-color="#404040" fo:min-height="0cm" fo:min-width="0cm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draw:auto-grow-height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6cm" fo:padding-left="0.2cm"/>
      <style:paragraph-properties style:writing-mode="lr-tb"/>
    </style:style>
    <style:style style:name="gr23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4" style:family="graphic" style:parent-style-name="standard">
      <style:graphic-properties draw:stroke="solid" svg:stroke-width="0.1cm" svg:stroke-color="#ffffff" draw:marker-start-width="0.45cm" draw:marker-end-width="0.45cm" draw:fill="solid" draw:fill-color="#40404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5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6" style:family="graphic" style:parent-style-name="standard">
      <style:graphic-properties draw:stroke="solid" svg:stroke-width="0.1cm" svg:stroke-color="#ffffff" draw:marker-start-width="0.45cm" draw:marker-end-width="0.45cm" draw:fill="solid" draw:fill-color="#80808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7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1.452cm" fo:min-width="4.452cm" fo:padding-top="0.024cm" fo:padding-bottom="0.024cm" fo:padding-left="0.024cm" fo:padding-right="0.024cm"/>
      <style:paragraph-properties style:writing-mode="lr-tb"/>
    </style:style>
    <style:style style:name="gr28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2.952cm" fo:min-width="4.452cm" fo:padding-top="0.024cm" fo:padding-bottom="0.024cm" fo:padding-left="0.024cm" fo:padding-right="0.02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1cm"/>
      <style:paragraph-properties style:writing-mode="lr-tb"/>
    </style:style>
    <style:style style:name="gr30" style:family="graphic" style:parent-style-name="standard">
      <style:graphic-properties draw:marker-start-width="0.5cm" draw:marker-end="" draw:marker-end-width="0.5cm" draw:textarea-horizontal-align="center"/>
    </style:style>
    <style:style style:name="gr3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3.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1.1cm"/>
      <style:paragraph-properties style:writing-mode="lr-tb"/>
    </style:style>
    <style:style style:name="gr33" style:family="graphic" style:parent-style-name="standard">
      <style:graphic-properties draw:marker-start-width="0.5cm" draw:marker-end="Arrow" draw:marker-end-width="0.5cm" draw:textarea-horizontal-align="center"/>
    </style:style>
    <style:style style:name="gr34" style:family="graphic" style:parent-style-name="standard">
      <style:graphic-properties svg:stroke-color="#ffffff" draw:fill="solid" draw:fill-color="#757575" draw:textarea-horizontal-align="justify" draw:textarea-vertical-align="top" draw:auto-grow-height="false" fo:min-height="7.6cm" fo:min-width="4.6cm"/>
      <style:paragraph-properties style:writing-mode="lr-tb"/>
    </style:style>
    <style:style style:name="gr35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7.6cm" fo:min-width="4.6cm"/>
      <style:paragraph-properties style:writing-mode="lr-tb"/>
    </style:style>
    <style:style style:name="gr36" style:family="graphic" style:parent-style-name="standard">
      <style:graphic-properties svg:stroke-color="#ffffff" draw:fill="solid" draw:fill-color="#bdbdbd" draw:textarea-horizontal-align="center" draw:textarea-vertical-align="top" draw:auto-grow-height="false" fo:min-height="7.6cm" fo:min-width="4.6cm"/>
      <style:paragraph-properties style:writing-mode="lr-tb"/>
    </style:style>
    <style:style style:name="gr37" style:family="graphic" style:parent-style-name="standard">
      <style:graphic-properties svg:stroke-color="#ffffff" draw:fill="solid" draw:fill-color="#d50d01" draw:textarea-horizontal-align="justify" draw:textarea-vertical-align="top" draw:auto-grow-height="false" fo:min-height="7.6cm" fo:min-width="4.6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9" style:family="graphic" style:parent-style-name="objectwithoutfill">
      <style:graphic-properties draw:marker-end="Concave" draw:fill="none" draw:textarea-horizontal-align="center"/>
    </style:style>
    <style:style style:name="gr40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41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42" style:family="graphic" style:parent-style-name="standard">
      <style:graphic-properties draw:marker-end="Concave" draw:textarea-horizontal-align="center"/>
    </style:style>
    <style:style style:name="gr43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44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45" style:family="graphic" style:parent-style-name="standard">
      <style:graphic-properties draw:stroke="solid" svg:stroke-width="0.1cm" svg:stroke-color="#ffffff" draw:marker-start-width="0.45cm" draw:marker-end-width="0.45cm" draw:fill-color="#c4c4c4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46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47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left" draw:textarea-vertical-align="top" draw:auto-grow-height="false" fo:min-height="2.6cm" fo:min-width="9.6cm" fo:padding-top="0.2cm" fo:padding-bottom="0.2cm" fo:padding-left="0.2cm" fo:padding-right="0.2cm"/>
      <style:paragraph-properties style:writing-mode="lr-tb"/>
    </style:style>
    <style:style style:name="gr48" style:family="graphic" style:parent-style-name="standard">
      <style:graphic-properties draw:stroke="solid" svg:stroke-width="0.1cm" svg:stroke-color="#ffffff" draw:marker-start-width="0.45cm" draw:marker-end-width="0.45cm" draw:fill-color="#808080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49" style:family="graphic" style:parent-style-name="standard">
      <style:graphic-properties svg:stroke-width="0.2cm" svg:stroke-color="#502da2" draw:marker-start-width="0.65cm" draw:marker-end="" draw:marker-end-width="0.65cm" draw:fill-color="#333333" draw:textarea-horizontal-align="center" fo:padding-top="0.249cm" fo:padding-bottom="0.249cm" fo:padding-left="0.249cm" fo:padding-right="0.249cm"/>
    </style:style>
    <style:style style:name="gr50" style:family="graphic" style:parent-style-name="standard">
      <style:graphic-properties draw:stroke="none" svg:stroke-color="#000000" draw:fill="none" draw:fill-color="#ffffff" draw:textarea-horizontal-align="center" draw:textarea-vertical-align="middle" fo:min-height="1.1cm"/>
      <style:paragraph-properties style:writing-mode="lr-tb"/>
    </style:style>
    <style:style style:name="gr51" style:family="graphic" style:parent-style-name="standard">
      <style:graphic-properties svg:stroke-width="0.2cm" svg:stroke-color="#b62118" draw:marker-start-width="0.2cm" draw:marker-end="" draw:marker-end-width="0.2cm" draw:fill-color="#333333" draw:textarea-horizontal-align="center" fo:padding-top="0.249cm" fo:padding-bottom="0.249cm" fo:padding-left="0.249cm" fo:padding-right="0.249cm"/>
    </style:style>
    <style:style style:name="gr52" style:family="graphic" style:parent-style-name="objectwithoutfill">
      <style:graphic-properties svg:stroke-width="0.2cm" svg:stroke-color="#333333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53" style:family="graphic" style:parent-style-name="standard">
      <style:graphic-properties draw:stroke="none" svg:stroke-color="#000000" draw:fill="none" draw:fill-color="#ffffff" draw:textarea-horizontal-align="right" draw:auto-grow-height="false" fo:min-height="3.6cm" fo:padding-left="0.2cm" fo:padding-right="0.4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false" fo:min-height="3.6cm" fo:padding-left="0.4cm" fo:padding-right="0.2cm"/>
      <style:paragraph-properties style:writing-mode="lr-tb"/>
    </style:style>
    <style:style style:name="gr55" style:family="graphic" style:parent-style-name="standard">
      <style:graphic-properties svg:stroke-color="#ffffff" draw:fill-color="#c4c4c4" draw:textarea-horizontal-align="justify" draw:textarea-vertical-align="middle" draw:auto-grow-height="false" fo:min-height="9.6cm" fo:min-width="6.6cm"/>
    </style:style>
    <style:style style:name="gr56" style:family="graphic" style:parent-style-name="standard">
      <style:graphic-properties svg:stroke-color="#ffffff" draw:fill-color="#808080" draw:textarea-horizontal-align="justify" draw:textarea-vertical-align="middle" draw:auto-grow-height="false" fo:min-height="1.1cm" fo:min-width="4.6cm"/>
      <style:paragraph-properties style:writing-mode="lr-tb"/>
    </style:style>
    <style:style style:name="gr57" style:family="graphic" style:parent-style-name="objectwithoutfill">
      <style:graphic-properties draw:marker-end="Concave" draw:marker-end-width="0.4cm" draw:fill="none"/>
    </style:style>
    <style:style style:name="gr58" style:family="graphic" style:parent-style-name="standard">
      <style:graphic-properties svg:stroke-color="#ffffff" draw:fill-color="#808080" draw:textarea-horizontal-align="justify" draw:textarea-vertical-align="middle" draw:auto-grow-height="false" fo:min-height="0.35cm" fo:min-width="2.6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right" fo:min-height="0.589cm"/>
      <style:paragraph-properties style:writing-mode="lr-tb"/>
    </style:style>
    <style:style style:name="gr61" style:family="graphic" style:parent-style-name="objectwithoutfill">
      <style:graphic-properties draw:marker-end="Circle" draw:marker-end-width="0.75cm" draw:marker-end-center="true" draw:fill="none"/>
    </style:style>
    <style:style style:name="gr62" style:family="graphic" style:parent-style-name="objectwithoutfill">
      <style:graphic-properties draw:marker-start="Concave" draw:marker-start-width="0.4cm" draw:marker-end="Circle" draw:marker-end-width="0.75cm" draw:marker-end-center="true" draw:fill="none"/>
    </style:style>
    <style:style style:name="gr63" style:family="graphic" style:parent-style-name="standard">
      <style:graphic-properties draw:stroke="none" svg:stroke-color="#000000" draw:fill="none" draw:fill-color="#ffffff" draw:textarea-horizontal-align="left" fo:min-height="0.589cm"/>
      <style:paragraph-properties style:writing-mode="lr-tb"/>
    </style:style>
    <style:style style:name="gr64" style:family="graphic" style:parent-style-name="standard">
      <style:graphic-properties svg:stroke-color="#ffffff" draw:fill-color="#404040" draw:textarea-horizontal-align="justify" draw:textarea-vertical-align="middle" draw:auto-grow-height="false" fo:min-height="2.1cm" fo:min-width="8.6cm"/>
      <style:paragraph-properties style:writing-mode="lr-tb"/>
    </style:style>
    <style:style style:name="gr65" style:family="graphic" style:parent-style-name="standard">
      <style:graphic-properties svg:stroke-color="#ffffff" draw:fill-color="#c4c4c4" draw:opacity="50%" draw:textarea-horizontal-align="center" draw:textarea-vertical-align="middle" draw:auto-grow-height="false" fo:min-height="9.6cm" fo:min-width="8.6cm" draw:shadow-opacity="50%"/>
    </style:style>
    <style:style style:name="gr66" style:family="graphic" style:parent-style-name="standard">
      <style:graphic-properties svg:stroke-color="#ffffff" draw:fill-color="#c4c4c4" draw:opacity="50%" draw:textarea-horizontal-align="center" draw:textarea-vertical-align="top" draw:auto-grow-height="false" fo:min-height="9.6cm" fo:min-width="8.6cm" draw:shadow-opacity="50%"/>
    </style:style>
    <style:style style:name="gr67" style:family="graphic" style:parent-style-name="standard">
      <style:graphic-properties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68" style:family="graphic" style:parent-style-name="standard">
      <style:graphic-properties svg:stroke-color="#ffffff" draw:fill-color="#c4c4c4" draw:textarea-horizontal-align="justify" draw:textarea-vertical-align="middle" draw:auto-grow-height="false" fo:min-height="1.804cm" fo:min-width="2.601cm" fo:padding-top="0cm"/>
      <style:paragraph-properties style:writing-mode="lr-tb"/>
    </style:style>
    <style:style style:name="gr69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1.722cm"/>
      <style:paragraph-properties style:writing-mode="lr-tb"/>
    </style:style>
    <style:style style:name="gr70" style:family="graphic" style:parent-style-name="standard">
      <style:graphic-properties svg:stroke-color="#ffffff" draw:fill-color="#333333" draw:textarea-horizontal-align="justify" draw:textarea-vertical-align="middle" draw:auto-grow-height="false" fo:min-height="1.722cm" fo:min-width="1.722cm"/>
      <style:paragraph-properties style:writing-mode="lr-tb"/>
    </style:style>
    <style:style style:name="gr71" style:family="graphic" style:parent-style-name="standard">
      <style:graphic-properties svg:stroke-color="#ffffff" draw:fill-color="#c0c0c0" draw:textarea-horizontal-align="justify" draw:textarea-vertical-align="middle" draw:auto-grow-height="false" fo:min-height="1.804cm" fo:min-width="2.601cm" fo:padding-top="0cm"/>
      <style:paragraph-properties style:writing-mode="lr-tb"/>
    </style:style>
    <style:style style:name="gr72" style:family="graphic" style:parent-style-name="standard">
      <style:graphic-properties svg:stroke-color="#ffffff" draw:fill-color="#f36838" draw:textarea-horizontal-align="justify" draw:textarea-vertical-align="middle" draw:auto-grow-height="false" fo:min-height="1.722cm" fo:min-width="1.722cm"/>
      <style:paragraph-properties style:writing-mode="lr-tb"/>
    </style:style>
    <style:style style:name="gr73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1.722cm"/>
      <style:paragraph-properties style:writing-mode="lr-tb"/>
    </style:style>
    <style:style style:name="gr74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1.722cm"/>
      <style:paragraph-properties style:writing-mode="lr-tb"/>
    </style:style>
    <style:style style:name="gr75" style:family="graphic" style:parent-style-name="standard">
      <style:graphic-properties svg:stroke-color="#ffffff" draw:fill-color="#808080" draw:textarea-horizontal-align="justify" draw:textarea-vertical-align="middle" draw:auto-grow-height="false" fo:min-height="2.1cm" fo:min-width="2.6cm"/>
      <style:paragraph-properties style:writing-mode="lr-tb"/>
    </style:style>
    <style:style style:name="gr76" style:family="graphic" style:parent-style-name="standard">
      <style:graphic-properties svg:stroke-color="#ffffff" draw:fill-color="#333333" draw:textarea-horizontal-align="justify" draw:textarea-vertical-align="middle" draw:auto-grow-height="false" fo:min-height="0.308cm" fo:min-width="0.308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1.1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2.1cm"/>
      <style:paragraph-properties style:writing-mode="lr-tb"/>
    </style:style>
    <style:style style:name="gr79" style:family="graphic" style:parent-style-name="standard">
      <style:graphic-properties svg:stroke-width="0.2cm" svg:stroke-color="#333333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80" style:family="graphic" style:parent-style-name="standard">
      <style:graphic-properties draw:stroke="none" svg:stroke-width="0.2cm" svg:stroke-color="#000000" draw:marker-start-width="0.65cm" draw:marker-end-width="0.65cm" draw:fill="none" draw:fill-color="#ffffff" draw:textarea-vertical-align="top" draw:auto-grow-height="true" draw:auto-grow-width="false" fo:max-height="0cm" fo:min-height="1.168cm"/>
      <style:paragraph-properties style:writing-mode="lr-tb"/>
    </style:style>
    <style:style style:name="gr81" style:family="graphic" style:parent-style-name="standard">
      <style:graphic-properties draw:stroke="none" svg:stroke-width="0.2cm" svg:stroke-color="#000000" draw:marker-start-width="0.65cm" draw:marker-end-width="0.65cm" draw:fill="none" draw:fill-color="#ffffff" draw:textarea-vertical-align="top" draw:auto-grow-height="true" draw:auto-grow-width="false" fo:max-height="0cm" fo:min-height="1.1cm"/>
      <style:paragraph-properties style:writing-mode="lr-tb"/>
    </style:style>
    <style:style style:name="gr82" style:family="graphic" style:parent-style-name="standard">
      <style:graphic-properties svg:stroke-width="0.2cm" svg:stroke-color="#ffffff" draw:marker-start-width="0.65cm" draw:marker-end-width="0.65cm" draw:fill-color="#333333" draw:textarea-horizontal-align="justify" draw:textarea-vertical-align="middle" draw:auto-grow-height="false" fo:min-height="0.21cm" fo:min-width="0.21cm" fo:padding-top="0.249cm" fo:padding-bottom="0.249cm" fo:padding-left="0.249cm" fo:padding-right="0.249cm"/>
    </style:style>
    <style:style style:name="gr83" style:family="graphic" style:parent-style-name="standard">
      <style:graphic-properties svg:stroke-width="0.2cm" svg:stroke-color="#ffffff" draw:marker-start-width="0.65cm" draw:marker-end-width="0.65cm" draw:fill="solid" draw:fill-color="#d50d01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84" style:family="graphic" style:parent-style-name="standard">
      <style:graphic-properties svg:stroke-width="0.2cm" svg:stroke-color="#ffffff" draw:marker-start-width="0.65cm" draw:marker-end-width="0.65cm" draw:fill="solid" draw:fill-color="#eb4238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85" style:family="graphic" style:parent-style-name="standard">
      <style:graphic-properties svg:stroke-width="0.2cm" svg:stroke-color="#ffffff" draw:marker-start-width="0.65cm" draw:marker-end-width="0.65cm" draw:fill="solid" draw:fill-color="#960900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86" style:family="graphic" style:parent-style-name="standard">
      <style:graphic-properties svg:stroke-width="0.2cm" draw:marker-start-width="0.61cm" draw:marker-end-width="0.61cm" draw:fill-color="#0066cc" draw:textarea-horizontal-align="center" fo:padding-top="0.174cm" fo:padding-bottom="0.174cm" fo:padding-left="0.299cm" fo:padding-right="0.299cm"/>
    </style:style>
    <style:style style:name="gr87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3.136cm"/>
      <style:paragraph-properties style:writing-mode="lr-tb"/>
    </style:style>
    <style:style style:name="gr88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3.136cm"/>
      <style:paragraph-properties style:writing-mode="lr-tb"/>
    </style:style>
    <style:style style:name="gr89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3.136cm"/>
      <style:paragraph-properties style:writing-mode="lr-tb"/>
    </style:style>
    <style:style style:name="gr90" style:family="graphic" style:parent-style-name="standard">
      <style:graphic-properties draw:stroke="none" svg:stroke-color="#ffffff" draw:fill="none" draw:fill-color="#0066cc" draw:textarea-horizontal-align="justify" draw:textarea-vertical-align="middle" draw:auto-grow-height="false" fo:min-height="2.076cm" fo:min-width="3.136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textarea-vertical-align="middle" fo:min-height="3.6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right" draw:textarea-vertical-align="middle" fo:min-height="3.6cm"/>
      <style:paragraph-properties style:writing-mode="lr-tb"/>
    </style:style>
    <style:style style:name="gr93" style:family="graphic" style:parent-style-name="standard">
      <style:graphic-properties draw:marker-end="Arrow"/>
    </style:style>
    <style:style style:name="gr94" style:family="graphic" style:parent-style-name="standard">
      <style:graphic-properties draw:stroke="none" draw:fill="none" draw:textarea-horizontal-align="right" draw:auto-grow-height="false" fo:min-height="1.1cm"/>
      <style:paragraph-properties style:writing-mode="lr-tb"/>
    </style:style>
    <style:style style:name="gr95" style:family="graphic" style:parent-style-name="standard">
      <style:graphic-properties svg:stroke-color="#ffffff" draw:fill-color="#212121" draw:textarea-horizontal-align="justify" draw:textarea-vertical-align="middle" draw:auto-grow-height="false" fo:min-height="3.6cm" fo:min-width="7.601cm"/>
      <style:paragraph-properties style:writing-mode="lr-tb"/>
    </style:style>
    <style:style style:name="gr96" style:family="graphic" style:parent-style-name="standard">
      <style:graphic-properties svg:stroke-color="#ffffff" draw:fill-color="#bdbdbd" draw:textarea-horizontal-align="justify" draw:textarea-vertical-align="middle" draw:auto-grow-height="false" fo:min-height="3.6cm" fo:min-width="7.601cm"/>
      <style:paragraph-properties style:writing-mode="lr-tb"/>
    </style:style>
    <style:style style:name="gr97" style:family="graphic" style:parent-style-name="standard">
      <style:graphic-properties svg:stroke-color="#ffffff" draw:fill-color="#757575" draw:textarea-horizontal-align="justify" draw:textarea-vertical-align="middle" draw:auto-grow-height="false" fo:min-height="3.6cm" fo:min-width="7.601cm"/>
      <style:paragraph-properties style:writing-mode="lr-tb"/>
    </style:style>
    <style:style style:name="gr98" style:family="graphic" style:parent-style-name="objectwithoutfill">
      <style:graphic-properties draw:marker-end="" draw:fill="none"/>
    </style:style>
    <style:style style:name="gr99" style:family="graphic" style:parent-style-name="standard">
      <style:graphic-properties draw:stroke="none" draw:fill="none" draw:textarea-horizontal-align="center" fo:min-height="1.158cm"/>
      <style:paragraph-properties style:writing-mode="lr-tb"/>
    </style:style>
    <style:style style:name="gr100" style:family="graphic" style:parent-style-name="standard">
      <style:graphic-properties draw:stroke="none" draw:fill="none" draw:textarea-vertical-align="top" draw:auto-grow-height="false" fo:min-height="1.084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  <style:paragraph-properties style:writing-mode="lr-tb"/>
    </style:style>
    <style:style style:name="gr102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2.101cm" fo:min-width="2.101cm"/>
      <style:paragraph-properties style:writing-mode="lr-tb"/>
    </style:style>
    <style:style style:name="gr103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2.101cm" fo:min-width="2.087cm"/>
      <style:paragraph-properties style:writing-mode="lr-tb"/>
    </style:style>
    <style:style style:name="gr104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101cm" fo:min-width="2.101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cm"/>
      <style:paragraph-properties style:writing-mode="lr-tb"/>
    </style:style>
    <style:style style:name="gr107" style:family="graphic" style:parent-style-name="standard" style:list-style-name="L1">
      <style:graphic-properties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40404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09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ff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014cm" fo:min-width="1.01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1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5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6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7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95b24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8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8080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9" style:family="graphic" style:parent-style-name="standard">
      <style:graphic-properties svg:stroke-width="0.2cm" draw:marker-start-width="0.65cm" draw:marker-end="" draw:marker-end-width="0.45cm" draw:textarea-horizontal-align="center" fo:padding-top="0.249cm" fo:padding-bottom="0.249cm" fo:padding-left="0.249cm" fo:padding-right="0.249cm"/>
    </style:style>
    <style:style style:name="gr120" style:family="graphic" style:parent-style-name="standard">
      <style:graphic-properties draw:stroke="dash" draw:stroke-dash="Fine_20_Dashed" svg:stroke-width="0.2cm" draw:marker-start-width="0.65cm" draw:marker-end="" draw:marker-end-width="0.45cm" draw:textarea-horizontal-align="center" fo:padding-top="0.249cm" fo:padding-bottom="0.249cm" fo:padding-left="0.249cm" fo:padding-right="0.249cm"/>
    </style:style>
    <style:style style:name="gr121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dash" draw:stroke-dash="Line_20_Style_20_9" svg:stroke-width="0.2cm" draw:marker-start-width="0.65cm" draw:marker-end-width="0.65cm" draw:fill-color="#b62118" draw:textarea-horizontal-align="center" fo:padding-top="0.249cm" fo:padding-bottom="0.249cm" fo:padding-left="0.249cm" fo:padding-right="0.249cm"/>
    </style:style>
    <style:style style:name="gr123" style:family="graphic" style:parent-style-name="standard">
      <style:graphic-properties svg:stroke-color="#ffffff" draw:fill-color="#b62118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svg:stroke-color="#ffffff" draw:fill-color="#b62118" draw:textarea-horizontal-align="justify" draw:textarea-vertical-align="middle" draw:auto-grow-height="false" fo:min-height="1.014cm" fo:min-width="1.014cm"/>
      <style:paragraph-properties style:writing-mode="lr-tb"/>
    </style:style>
    <style:style style:name="gr125" style:family="graphic" style:parent-style-name="standard">
      <style:graphic-properties svg:stroke-color="#ffffff" draw:fill-color="#808080" draw:textarea-horizontal-align="justify" draw:textarea-vertical-align="middle" draw:auto-grow-height="false" fo:min-height="1.014cm" fo:min-width="1.014cm"/>
      <style:paragraph-properties style:writing-mode="lr-tb"/>
    </style:style>
    <style:style style:name="gr126" style:family="graphic" style:parent-style-name="standard">
      <style:graphic-properties svg:stroke-color="#ffffff" draw:fill-color="#95b241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svg:stroke-color="#ffffff" draw:fill-color="#808080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svg:stroke-color="#333333" draw:fill-color="#b62118" draw:opacity="100%" draw:textarea-horizontal-align="center" draw:shadow-opacity="100%"/>
    </style:style>
    <style:style style:name="gr129" style:family="graphic" style:parent-style-name="standard">
      <style:graphic-properties svg:stroke-color="#333333" draw:fill-color="#95b241" draw:opacity="100%" draw:textarea-horizontal-align="center" draw:shadow-opacity="100%"/>
    </style:style>
    <style:style style:name="gr130" style:family="graphic" style:parent-style-name="standard">
      <style:graphic-properties svg:stroke-width="0.102cm" draw:marker-start-width="0.457cm" draw:marker-end="Arrow" draw:marker-end-width="0.5cm" draw:opacity="100%" draw:textarea-horizontal-align="center" draw:textarea-vertical-align="middle" fo:padding-top="0.176cm" fo:padding-bottom="0.176cm" fo:padding-left="0.301cm" fo:padding-right="0.301cm" draw:shadow-opacity="100%"/>
    </style:style>
    <style:style style:name="gr131" style:family="graphic" style:parent-style-name="standard">
      <style:graphic-properties draw:stroke="none" draw:fill="none" draw:opacity="100%" fo:min-height="0.945cm" draw:shadow-opacity="100%"/>
      <style:paragraph-properties style:writing-mode="lr-tb"/>
    </style:style>
    <style:style style:name="gr132" style:family="graphic" style:parent-style-name="standard">
      <style:graphic-properties draw:opacity="100%" draw:textarea-horizontal-align="center" draw:shadow-opacity="100%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textarea-vertical-align="top" fo:min-height="2.1cm"/>
      <style:paragraph-properties style:writing-mode="lr-tb"/>
    </style:style>
    <style:style style:name="gr134" style:family="graphic" style:parent-style-name="standard">
      <style:graphic-properties svg:stroke-color="#333333" draw:textarea-horizontal-align="center"/>
    </style:style>
    <style:style style:name="gr135" style:family="graphic" style:parent-style-name="standard">
      <style:graphic-properties draw:stroke="none" draw:fill="none" fo:min-height="0.945cm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right" draw:textarea-vertical-align="top" fo:min-height="2.1cm"/>
      <style:paragraph-properties style:writing-mode="lr-tb"/>
    </style:style>
    <style:style style:name="gr137" style:family="graphic" style:parent-style-name="standard">
      <style:graphic-properties svg:stroke-width="0.1cm" svg:stroke-color="#ffffff" draw:marker-start-width="0.51cm" draw:marker-end-width="0.51cm" draw:fill="solid" draw:fill-color="#960900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38" style:family="graphic" style:parent-style-name="standard">
      <style:graphic-properties svg:stroke-width="0.1cm" svg:stroke-color="#ffffff" draw:marker-start-width="0.51cm" draw:marker-end-width="0.51cm" draw:fill="solid" draw:fill-color="#eb4238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39" style:family="graphic" style:parent-style-name="standard">
      <style:graphic-properties svg:stroke-width="0.1cm" svg:stroke-color="#ffffff" draw:marker-start-width="0.51cm" draw:marker-end-width="0.51cm" draw:fill="solid" draw:fill-color="#d50d01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0" style:family="graphic" style:parent-style-name="standard">
      <style:graphic-properties svg:stroke-width="0.1cm" svg:stroke-color="#ffffff" draw:marker-start-width="0.51cm" draw:marker-end-width="0.51cm" draw:fill="solid" draw:fill-color="#388e3c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1" style:family="graphic" style:parent-style-name="standard">
      <style:graphic-properties svg:stroke-width="0.1cm" svg:stroke-color="#ffffff" draw:marker-start-width="0.51cm" draw:marker-end-width="0.51cm" draw:fill="solid" draw:fill-color="#c8e6c9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2" style:family="graphic" style:parent-style-name="standard">
      <style:graphic-properties svg:stroke-width="0.1cm" svg:stroke-color="#ffffff" draw:marker-start-width="0.51cm" draw:marker-end-width="0.51cm" draw:fill="solid" draw:fill-color="#4caf50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3" style:family="graphic" style:parent-style-name="standard">
      <style:graphic-properties svg:stroke-width="0.1cm" svg:stroke-color="#ffffff" draw:marker-start-width="0.51cm" draw:marker-end-width="0.51cm" draw:fill="solid" draw:fill-color="#512da8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4" style:family="graphic" style:parent-style-name="standard">
      <style:graphic-properties svg:stroke-width="0.1cm" svg:stroke-color="#ffffff" draw:marker-start-width="0.51cm" draw:marker-end-width="0.51cm" draw:fill="solid" draw:fill-color="#d1c4e9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5" style:family="graphic" style:parent-style-name="standard">
      <style:graphic-properties svg:stroke-width="0.1cm" svg:stroke-color="#ffffff" draw:marker-start-width="0.51cm" draw:marker-end-width="0.51cm" draw:fill="solid" draw:fill-color="#8c68ca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6" style:family="graphic" style:parent-style-name="standard">
      <style:graphic-properties draw:stroke="none" draw:fill="solid" draw:fill-color="#c0c0c0" draw:opacity="50%" draw:textarea-horizontal-align="justify" draw:textarea-vertical-align="top" draw:auto-grow-height="false" fo:min-height="1.6cm" fo:min-width="18.1cm" draw:shadow-opacity="50%"/>
      <style:paragraph-properties style:writing-mode="lr-tb"/>
    </style:style>
    <style:style style:name="gr147" style:family="graphic" style:parent-style-name="standard">
      <style:graphic-properties draw:marker-end="Arrow"/>
      <style:paragraph-properties style:writing-mode="lr-tb"/>
    </style:style>
    <style:style style:name="gr148" style:family="graphic" style:parent-style-name="standard">
      <style:graphic-properties draw:stroke="solid" svg:stroke-width="0.2cm" svg:stroke-color="#ffffff" draw:marker-start-width="0.65cm" draw:marker-end-width="0.65cm" draw:fill="solid" draw:fill-color="#bdbdbd" draw:textarea-horizontal-align="left" draw:textarea-vertical-align="top" draw:auto-grow-height="false" fo:min-height="10.002cm" fo:min-width="8.502cm" fo:padding-top="0.249cm" fo:padding-bottom="0.249cm" fo:padding-left="0.249cm" fo:padding-right="0.249cm"/>
      <style:paragraph-properties style:writing-mode="lr-tb"/>
    </style:style>
    <style:style style:name="gr149" style:family="graphic" style:parent-style-name="standard">
      <style:graphic-properties draw:stroke="solid" svg:stroke-width="0.2cm" svg:stroke-color="#ffffff" draw:marker-start-width="0.58cm" draw:marker-end-width="0.58cm" draw:fill="solid" draw:fill-color="#757575" draw:textarea-horizontal-align="left" draw:textarea-vertical-align="top" draw:auto-grow-height="false" fo:min-height="9.95cm" fo:min-width="17.45cm" fo:padding-top="0.275cm" fo:padding-bottom="0.275cm" fo:padding-left="0.275cm" fo:padding-right="0.275cm"/>
      <style:paragraph-properties style:writing-mode="lr-tb"/>
    </style:style>
    <style:style style:name="gr150" style:family="graphic" style:parent-style-name="objectwithoutfill">
      <style:graphic-properties svg:stroke-color="#000000" draw:marker-start="Arrow_20_concave" draw:marker-end="Dimension_20_Lines" draw:marker-end-width="0.4cm" draw:fill="none" draw:textarea-horizontal-align="center"/>
      <style:paragraph-properties style:writing-mode="lr-tb"/>
    </style:style>
    <style:style style:name="gr151" style:family="graphic" style:parent-style-name="objectwithoutfill">
      <style:graphic-properties svg:stroke-color="#000000" draw:marker-start="Dimension_20_Lines" draw:marker-end="Dimension_20_Lines" draw:fill="none" draw:textarea-horizontal-align="center"/>
      <style:paragraph-properties style:writing-mode="lr-tb"/>
    </style:style>
    <style:style style:name="gr152" style:family="graphic" style:parent-style-name="standard">
      <style:graphic-properties draw:stroke="none" svg:stroke-width="0.05cm" svg:stroke-color="#000000" draw:marker-start-width="0.352cm" draw:marker-end-width="0.352cm" draw:fill="solid" draw:fill-color="#212121" draw:textarea-horizontal-align="center" draw:textarea-vertical-align="top" draw:auto-grow-height="false" fo:min-height="9.1cm" fo:min-width="2.6cm" fo:padding-top="0.2cm" fo:padding-bottom="0.2cm" fo:padding-left="0.2cm" fo:padding-right="0.2cm"/>
      <style:paragraph-properties style:writing-mode="lr-tb"/>
    </style:style>
    <style:style style:name="gr153" style:family="graphic" style:parent-style-name="standard">
      <style:graphic-properties svg:stroke-width="0.1cm" svg:stroke-color="#ffffff" draw:marker-start-width="0.51cm" draw:marker-end-width="0.51cm" draw:fill="solid" draw:fill-color="#960900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54" style:family="graphic" style:parent-style-name="standard">
      <style:graphic-properties svg:stroke-width="0.1cm" svg:stroke-color="#ffffff" draw:marker-start-width="0.51cm" draw:marker-end-width="0.51cm" draw:fill="solid" draw:fill-color="#eb4238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55" style:family="graphic" style:parent-style-name="standard">
      <style:graphic-properties svg:stroke-width="0.1cm" svg:stroke-color="#ffffff" draw:marker-start-width="0.51cm" draw:marker-end-width="0.51cm" draw:fill="solid" draw:fill-color="#d50d01" draw:textarea-horizontal-align="justify" draw:textarea-vertical-align="middle" draw:auto-grow-height="false" fo:min-height="0.268cm" fo:min-width="7.602cm" fo:padding-top="0.199cm" fo:padding-bottom="0.199cm" fo:padding-left="0.199cm" fo:padding-right="0.199cm"/>
      <style:paragraph-properties style:writing-mode="lr-tb"/>
    </style:style>
    <style:style style:name="gr156" style:family="graphic" style:parent-style-name="standard">
      <style:graphic-properties svg:stroke-width="0.1cm" svg:stroke-color="#ffffff" draw:marker-start-width="0.51cm" draw:marker-end-width="0.51cm" draw:fill="solid" draw:fill-color="#512da8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57" style:family="graphic" style:parent-style-name="standard">
      <style:graphic-properties svg:stroke-width="0.1cm" svg:stroke-color="#ffffff" draw:marker-start-width="0.51cm" draw:marker-end-width="0.51cm" draw:fill="solid" draw:fill-color="#d1c4e9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58" style:family="graphic" style:parent-style-name="standard">
      <style:graphic-properties svg:stroke-width="0.1cm" svg:stroke-color="#ffffff" draw:marker-start-width="0.51cm" draw:marker-end-width="0.51cm" draw:fill="solid" draw:fill-color="#8c68ca" draw:textarea-horizontal-align="justify" draw:textarea-vertical-align="middle" draw:auto-grow-height="false" fo:min-height="0.268cm" fo:min-width="7.602cm" fo:padding-top="0.199cm" fo:padding-bottom="0.199cm" fo:padding-left="0.199cm" fo:padding-right="0.199cm"/>
      <style:paragraph-properties style:writing-mode="lr-tb"/>
    </style:style>
    <style:style style:name="gr159" style:family="graphic" style:parent-style-name="standard">
      <style:graphic-properties svg:stroke-width="0.1cm" svg:stroke-color="#ffffff" draw:marker-start-width="0.51cm" draw:marker-end-width="0.51cm" draw:fill="solid" draw:fill-color="#388e3c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60" style:family="graphic" style:parent-style-name="standard">
      <style:graphic-properties svg:stroke-width="0.1cm" svg:stroke-color="#ffffff" draw:marker-start-width="0.51cm" draw:marker-end-width="0.51cm" draw:fill="solid" draw:fill-color="#c8e6c9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61" style:family="graphic" style:parent-style-name="standard">
      <style:graphic-properties svg:stroke-width="0.1cm" svg:stroke-color="#ffffff" draw:marker-start-width="0.51cm" draw:marker-end-width="0.51cm" draw:fill="solid" draw:fill-color="#4caf50" draw:textarea-horizontal-align="justify" draw:textarea-vertical-align="middle" draw:auto-grow-height="false" fo:min-height="0.268cm" fo:min-width="7.602cm" fo:padding-top="0.199cm" fo:padding-bottom="0.199cm" fo:padding-left="0.199cm" fo:padding-right="0.199cm"/>
      <style:paragraph-properties style:writing-mode="lr-tb"/>
    </style:style>
    <style:style style:name="gr162" style:family="graphic" style:parent-style-name="standard">
      <style:graphic-properties draw:stroke="none" svg:stroke-color="#000000" draw:fill="solid" draw:fill-color="#212121" draw:opacity="50%" draw:textarea-horizontal-align="justify" draw:textarea-vertical-align="middle" draw:auto-grow-height="false" fo:min-height="1.1cm" fo:min-width="16.6cm" draw:shadow-opacity="50%"/>
      <style:paragraph-properties style:writing-mode="lr-tb"/>
    </style:style>
    <style:style style:name="gr163" style:family="graphic" style:parent-style-name="objectwithoutfill">
      <style:graphic-properties svg:stroke-width="0.1cm" svg:stroke-color="#ffffff" draw:marker-start="" draw:marker-start-width="0.5cm" draw:marker-end="" draw:marker-end-width="0.5cm" draw:fill="none" draw:textarea-horizontal-align="center" fo:padding-top="0.199cm" fo:padding-bottom="0.199cm" fo:padding-left="0.199cm" fo:padding-right="0.199cm"/>
    </style:style>
    <style:style style:name="gr164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601cm" fo:min-width="2.101cm"/>
      <style:paragraph-properties style:writing-mode="lr-tb"/>
    </style:style>
    <style:style style:name="gr165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01cm" fo:min-width="2.087cm"/>
      <style:paragraph-properties style:writing-mode="lr-tb"/>
    </style:style>
    <style:style style:name="gr166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1.601cm" fo:min-width="2.101cm"/>
      <style:paragraph-properties style:writing-mode="lr-tb"/>
    </style:style>
    <style:style style:name="gr167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1.1cm" fo:min-width="6.8cm" fo:padding-left="0cm"/>
      <style:paragraph-properties style:writing-mode="lr-tb"/>
    </style:style>
    <style:style style:name="gr16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088cm" fo:min-width="6.601cm"/>
      <style:paragraph-properties style:writing-mode="lr-tb"/>
    </style:style>
    <style:style style:name="gr169" style:family="graphic" style:parent-style-name="standard">
      <style:graphic-properties draw:stroke="dash" draw:stroke-dash="Ultrafine_20_Dashed"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170" style:family="graphic" style:parent-style-name="standard">
      <style:graphic-properties svg:stroke-color="#ffffff" draw:fill-color="#ffffff" draw:textarea-horizontal-align="justify" draw:textarea-vertical-align="middle" draw:auto-grow-height="false" fo:min-height="1.722cm" fo:min-width="1.722cm"/>
      <style:paragraph-properties style:writing-mode="lr-tb"/>
    </style:style>
    <style:style style:name="gr171" style:family="graphic" style:parent-style-name="standard">
      <style:graphic-properties svg:stroke-color="#ffffff" draw:fill-color="#34a3c5" draw:textarea-horizontal-align="justify" draw:textarea-vertical-align="middle" draw:auto-grow-height="false" fo:min-height="2.6cm" fo:min-width="2.6cm"/>
      <style:paragraph-properties style:writing-mode="lr-tb"/>
    </style:style>
    <style:style style:name="gr172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2.6cm" fo:min-width="2.6cm"/>
      <style:paragraph-properties style:writing-mode="lr-tb"/>
    </style:style>
    <style:style style:name="gr173" style:family="graphic" style:parent-style-name="standard">
      <style:graphic-properties svg:stroke-color="#ffffff" draw:fill-color="#f36838" draw:textarea-horizontal-align="justify" draw:textarea-vertical-align="middle" draw:auto-grow-height="false" fo:min-height="2.6cm" fo:min-width="2.6cm"/>
      <style:paragraph-properties style:writing-mode="lr-tb"/>
    </style:style>
    <style:style style:name="gr174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5.601cm" fo:min-width="6.601cm"/>
      <style:paragraph-properties style:writing-mode="lr-tb"/>
    </style:style>
    <style:style style:name="gr17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5.6cm"/>
      <style:paragraph-properties style:writing-mode="lr-tb"/>
    </style:style>
    <style:style style:name="gr176" style:family="graphic" style:parent-style-name="standard">
      <style:graphic-properties draw:stroke="none" svg:stroke-color="#000000" draw:fill="none" draw:fill-color="#ffffff" draw:textarea-horizontal-align="right" draw:textarea-vertical-align="middle" fo:min-height="1.081cm"/>
      <style:paragraph-properties style:writing-mode="lr-tb"/>
    </style:style>
    <style:style style:name="gr177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5.601cm" fo:min-width="6.601cm"/>
      <style:paragraph-properties style:writing-mode="lr-tb"/>
    </style:style>
    <style:style style:name="gr178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5.601cm" fo:min-width="6.601cm"/>
      <style:paragraph-properties style:writing-mode="lr-tb"/>
    </style:style>
    <style:style style:name="gr179" style:family="graphic" style:parent-style-name="standard">
      <style:graphic-properties svg:stroke-width="0.102cm" draw:marker-start-width="0.457cm" draw:marker-end="" draw:marker-end-width="0.5cm" draw:textarea-horizontal-align="center" draw:textarea-vertical-align="middle" fo:padding-top="0.176cm" fo:padding-bottom="0.176cm" fo:padding-left="0.301cm" fo:padding-right="0.301cm"/>
    </style:style>
    <style:style style:name="gr180" style:family="graphic" style:parent-style-name="standard">
      <style:graphic-properties svg:stroke-color="#ffffff" draw:textarea-horizontal-align="justify" draw:textarea-vertical-align="middle" draw:auto-grow-height="false" fo:min-height="1.1cm" fo:min-width="3.6cm"/>
      <style:paragraph-properties style:writing-mode="lr-tb"/>
    </style:style>
    <style:style style:name="gr181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182" style:family="graphic" style:parent-style-name="standard">
      <style:graphic-properties draw:fill-color="#ffffff" draw:textarea-horizontal-align="justify" draw:textarea-vertical-align="middle" draw:auto-grow-height="false" fo:min-height="0cm" fo:min-width="0.1cm"/>
    </style:style>
    <style:style style:name="gr183" style:family="graphic" style:parent-style-name="standard">
      <style:graphic-properties draw:fill-color="#000000" draw:textarea-horizontal-align="justify" draw:textarea-vertical-align="middle" draw:auto-grow-height="false" fo:min-height="0cm" fo:min-width="0.1cm"/>
    </style:style>
    <style:style style:name="gr184" style:family="graphic" style:parent-style-name="objectwithoutfill">
      <style:graphic-properties draw:fill="none" draw:textarea-horizontal-align="center"/>
    </style:style>
    <style:style style:name="gr185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0.954cm" fo:min-width="3.454cm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1.905cm"/>
      <style:paragraph-properties style:writing-mode="lr-tb"/>
    </style:style>
    <style:style style:name="gr187" style:family="graphic" style:parent-style-name="standard" style:list-style-name="L2">
      <style:graphic-properties svg:stroke-color="#ffffff" draw:fill-color="#3b70ee" draw:textarea-horizontal-align="justify" draw:textarea-vertical-align="middle" draw:auto-grow-height="false" fo:min-height="3.1cm" fo:min-width="7cm" fo:padding-left="0.5cm" fo:padding-right="0.5cm"/>
      <style:paragraph-properties style:writing-mode="lr-tb"/>
    </style:style>
    <style:style style:name="gr188" style:family="graphic" style:parent-style-name="standard" style:list-style-name="L2">
      <style:graphic-properties svg:stroke-color="#ffffff" draw:fill-color="#95b241" draw:textarea-horizontal-align="justify" draw:textarea-vertical-align="middle" draw:auto-grow-height="false" fo:min-height="3.1cm" fo:min-width="7cm" fo:padding-left="0.5cm" fo:padding-right="0.5cm"/>
      <style:paragraph-properties style:writing-mode="lr-tb"/>
    </style:style>
    <style:style style:name="gr189" style:family="graphic" style:parent-style-name="standard" style:list-style-name="L2">
      <style:graphic-properties svg:stroke-color="#ffffff" draw:fill-color="#b62118" draw:textarea-horizontal-align="justify" draw:textarea-vertical-align="middle" draw:auto-grow-height="false" fo:min-height="3.1cm" fo:min-width="7cm" fo:padding-left="0.5cm" fo:padding-right="0.5cm"/>
      <style:paragraph-properties style:writing-mode="lr-tb"/>
    </style:style>
    <style:style style:name="gr190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3.1cm" fo:min-width="7.6cm"/>
    </style:style>
    <style:style style:name="gr191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fill-color="#cccccc" draw:opacity="20%" draw:textarea-horizontal-align="justify" draw:textarea-vertical-align="middle" draw:auto-grow-height="false" fo:min-height="2.975cm" fo:min-width="4.6cm" draw:shadow-offset-x="0.305cm" draw:shadow-offset-y="0.305cm" draw:shadow-opacity="20%"/>
    </style:style>
    <style:style style:name="gr193" style:family="graphic" style:parent-style-name="standard">
      <style:graphic-properties draw:marker-start="Arrow" draw:marker-start-width="0.5cm" draw:marker-end="Arrow" draw:marker-end-width="0.5cm" draw:textarea-horizontal-align="center"/>
    </style:style>
    <style:style style:name="gr194" style:family="graphic" style:parent-style-name="standard">
      <style:graphic-properties draw:stroke="none" draw:fill="none" draw:fill-color="#999999" draw:opacity="20%" draw:textarea-horizontal-align="right" draw:textarea-vertical-align="middle" draw:auto-grow-height="false" fo:min-height="2.975cm" fo:min-width="4cm" fo:padding-left="0.5cm" fo:padding-right="0.5cm" draw:shadow-opacity="20%"/>
      <style:paragraph-properties style:writing-mode="lr-tb"/>
    </style:style>
    <style:style style:name="gr195" style:family="graphic" style:parent-style-name="standard">
      <style:graphic-properties draw:stroke="none" draw:fill="none" draw:fill-color="#333333" draw:opacity="20%" draw:textarea-horizontal-align="justify" draw:textarea-vertical-align="middle" draw:auto-grow-height="false" fo:min-height="2.975cm" fo:min-width="4.6cm" draw:shadow-opacity="20%"/>
    </style:style>
    <style:style style:name="gr196" style:family="graphic" style:parent-style-name="standard">
      <style:graphic-properties draw:stroke="none" draw:fill="none" draw:fill-color="#666666" draw:opacity="20%" draw:textarea-horizontal-align="justify" draw:textarea-vertical-align="middle" draw:auto-grow-height="false" fo:min-height="2.975cm" fo:min-width="4.6cm" draw:shadow-opacity="20%"/>
    </style:style>
    <style:style style:name="gr19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fit-to-size="false" style:shrink-to-fit="false" fo:min-height="1.905cm"/>
      <style:paragraph-properties style:writing-mode="lr-tb"/>
    </style:style>
    <style:style style:name="gr19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fit-to-size="false" style:shrink-to-fit="false" fo:min-height="1.905cm"/>
      <style:paragraph-properties style:writing-mode="lr-tb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1.905cm"/>
      <style:paragraph-properties style:writing-mode="lr-tb"/>
    </style:style>
    <style:style style:name="gr200" style:family="graphic" style:parent-style-name="standard">
      <style:graphic-properties svg:stroke-width="0.2cm" svg:stroke-color="#95b241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201" style:family="graphic" style:parent-style-name="standard">
      <style:graphic-properties draw:stroke="none" svg:stroke-color="#000000" draw:fill="solid" draw:fill-color="#ffffff" draw:opacity="80%" draw:textarea-horizontal-align="right" draw:textarea-vertical-align="middle" draw:auto-grow-height="false" fo:min-height="1.905cm" draw:shadow-opacity="80%"/>
      <style:paragraph-properties style:writing-mode="lr-tb"/>
    </style:style>
    <style:style style:name="gr202" style:family="graphic" style:parent-style-name="standard">
      <style:graphic-properties draw:marker-start="Dimension_20_Lines" draw:marker-start-width="0.5cm" draw:marker-end="Dimension_20_Lines" draw:marker-end-width="0.5cm" draw:textarea-horizontal-align="center"/>
    </style:style>
    <style:style style:name="gr203" style:family="graphic" style:parent-style-name="standard">
      <style:graphic-properties svg:stroke-width="0.2cm" svg:stroke-color="#3b70ee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204" style:family="graphic" style:parent-style-name="standard">
      <style:graphic-properties svg:stroke-width="0.2cm" svg:stroke-color="#b62118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205" style:family="graphic" style:parent-style-name="standard">
      <style:graphic-properties draw:stroke="none" draw:fill="none" draw:auto-grow-height="false" fo:min-height="0.945cm"/>
      <style:paragraph-properties style:writing-mode="lr-tb"/>
    </style:style>
    <style:style style:name="gr20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cm" fo:padding-right="0.2cm"/>
      <style:paragraph-properties style:writing-mode="lr-tb"/>
    </style:style>
    <style:style style:name="gr20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1cm" fo:min-width="2.3cm" fo:padding-right="0cm"/>
      <style:paragraph-properties style:writing-mode="lr-tb"/>
    </style:style>
    <style:style style:name="gr20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.2cm"/>
      <style:paragraph-properties style:writing-mode="lr-tb"/>
    </style:style>
    <style:style style:name="gr209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1.1cm" fo:min-width="6.8cm" fo:padding-left="0.2cm"/>
      <style:paragraph-properties style:writing-mode="lr-tb"/>
    </style:style>
    <style:style style:name="gr210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6.601cm"/>
      <style:paragraph-properties style:writing-mode="lr-tb"/>
    </style:style>
    <style:style style:name="gr21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3cm" fo:padding-right="0.2cm"/>
      <style:paragraph-properties style:writing-mode="lr-tb"/>
    </style:style>
    <style:style style:name="gr2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1cm" fo:min-width="2.3cm" fo:padding-right="0.2cm"/>
      <style:paragraph-properties style:writing-mode="lr-tb"/>
    </style:style>
    <style:style style:name="gr213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false" fo:min-height="1.1cm" fo:min-width="6.8cm" fo:padding-left="0cm"/>
      <style:paragraph-properties style:writing-mode="lr-tb"/>
    </style:style>
    <style:style style:name="gr214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25cm" fo:padding-right="0.2cm"/>
      <style:paragraph-properties style:writing-mode="lr-tb"/>
    </style:style>
    <style:style style:name="gr215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draw:auto-grow-width="false" fo:min-height="1.1cm" fo:min-width="6.8cm" fo:padding-left="0cm"/>
      <style:paragraph-properties style:writing-mode="lr-tb"/>
    </style:style>
    <style:style style:name="gr216" style:family="graphic" style:parent-style-name="standard">
      <style:graphic-properties draw:fill-color="#c4c4c4" draw:textarea-horizontal-align="justify" draw:textarea-vertical-align="middle" draw:auto-grow-height="false" fo:min-height="0.801cm" fo:min-width="0.35cm"/>
    </style:style>
    <style:style style:name="gr21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6cm" fo:min-width="1.8cm" fo:padding-right="0.2cm"/>
      <style:paragraph-properties style:writing-mode="lr-tb"/>
    </style:style>
    <style:style style:name="gr21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2.601cm"/>
      <style:paragraph-properties style:writing-mode="lr-tb"/>
    </style:style>
    <style:style style:name="gr219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2.101cm" fo:min-width="2.587cm"/>
      <style:paragraph-properties style:writing-mode="lr-tb"/>
    </style:style>
    <style:style style:name="gr220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2.101cm" fo:min-width="2.101cm"/>
      <style:paragraph-properties style:writing-mode="lr-tb"/>
    </style:style>
    <style:style style:name="gr22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6cm" fo:min-width="1.8cm" fo:padding-right="0cm"/>
      <style:paragraph-properties style:writing-mode="lr-tb"/>
    </style:style>
    <style:style style:name="gr222" style:family="graphic" style:parent-style-name="standard">
      <style:graphic-properties svg:stroke-color="#ffffff" draw:fill-color="#666666" draw:textarea-horizontal-align="justify" draw:textarea-vertical-align="middle" draw:auto-grow-height="false" fo:min-height="2.101cm" fo:min-width="1.101cm"/>
    </style:style>
    <style:style style:name="gr223" style:family="graphic" style:parent-style-name="standard">
      <style:graphic-properties svg:stroke-color="#ffffff" draw:fill-color="#999999" draw:textarea-horizontal-align="justify" draw:textarea-vertical-align="middle" draw:auto-grow-height="false" fo:min-height="2.101cm" fo:min-width="1.586cm"/>
    </style:style>
    <style:style style:name="gr224" style:family="graphic" style:parent-style-name="standard">
      <style:graphic-properties svg:stroke-color="#ffffff" draw:fill-color="#cccccc" draw:textarea-horizontal-align="justify" draw:textarea-vertical-align="middle" draw:auto-grow-height="false" fo:min-height="2.101cm" fo:min-width="2.101cm"/>
    </style:style>
    <style:style style:name="gr225" style:family="graphic" style:parent-style-name="standard">
      <style:graphic-properties svg:stroke-color="#ffffff" draw:fill-color="#999999" draw:textarea-horizontal-align="justify" draw:textarea-vertical-align="middle" draw:auto-grow-height="false" fo:min-height="2.101cm" fo:min-width="2.087cm"/>
    </style:style>
    <style:style style:name="gr226" style:family="graphic" style:parent-style-name="standard">
      <style:graphic-properties svg:stroke-color="#ffffff" draw:fill-color="#666666" draw:textarea-horizontal-align="justify" draw:textarea-vertical-align="middle" draw:auto-grow-height="false" fo:min-height="2.101cm" fo:min-width="2.101cm"/>
    </style:style>
    <style:style style:name="gr227" style:family="graphic" style:parent-style-name="standard">
      <style:graphic-properties svg:stroke-color="#ffffff" draw:fill-color="#34a3c5" draw:textarea-horizontal-align="justify" draw:textarea-vertical-align="middle" draw:auto-grow-height="false" fo:min-height="2.101cm" fo:min-width="5.101cm"/>
      <style:paragraph-properties style:writing-mode="lr-tb"/>
    </style:style>
    <style:style style:name="gr22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2.6cm" fo:min-width="1.8cm" fo:padding-right="0.2cm"/>
      <style:paragraph-properties style:writing-mode="lr-tb"/>
    </style:style>
    <style:style style:name="gr229" style:family="graphic" style:parent-style-name="standard">
      <style:graphic-properties svg:stroke-color="#ffffff" draw:fill-color="#cccccc" draw:textarea-horizontal-align="justify" draw:textarea-vertical-align="middle" draw:auto-grow-height="false" fo:min-height="2.101cm" fo:min-width="2.101cm"/>
      <style:paragraph-properties style:writing-mode="lr-tb"/>
    </style:style>
    <style:style style:name="gr230" style:family="graphic" style:parent-style-name="standard">
      <style:graphic-properties svg:stroke-color="#ffffff" draw:fill-color="#34a3c5" draw:textarea-horizontal-align="justify" draw:textarea-vertical-align="middle" draw:auto-grow-height="false" fo:min-height="2.101cm" fo:min-width="6.1cm"/>
      <style:paragraph-properties style:writing-mode="lr-tb"/>
    </style:style>
    <style:style style:name="gr231" style:family="graphic" style:parent-style-name="standard">
      <style:graphic-properties draw:stroke="solid" svg:stroke-color="#ffffff" draw:fill="solid" draw:fill-color="#95b241" draw:textarea-vertical-align="middle" draw:auto-grow-height="false" draw:auto-grow-width="false" fo:max-height="0cm" fo:min-height="0cm"/>
      <style:paragraph-properties style:writing-mode="lr-tb"/>
    </style:style>
    <style:style style:name="gr232" style:family="graphic" style:parent-style-name="standard">
      <style:graphic-properties draw:stroke="solid" svg:stroke-color="#ffffff" draw:fill="solid" draw:fill-color="#f36838" draw:textarea-vertical-align="middle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233" style:family="graphic" style:parent-style-name="standard">
      <style:graphic-properties draw:stroke="none" svg:stroke-color="#000000" draw:fill="solid" draw:fill-color="#ffffff" draw:opacity="80%" draw:auto-grow-height="false" fo:min-height="3.175cm" draw:shadow-opacity="80%"/>
      <style:paragraph-properties style:writing-mode="lr-tb"/>
    </style:style>
    <style:style style:name="gr234" style:family="graphic" style:parent-style-name="standard">
      <style:graphic-properties draw:stroke="none" svg:stroke-color="#000000" draw:fill="solid" draw:fill-color="#ffffff" draw:opacity="80%" draw:auto-grow-height="false" fo:min-height="3.175cm" draw:shadow-offset-x="0.305cm" draw:shadow-offset-y="0.305cm" draw:shadow-opacity="80%"/>
      <style:paragraph-properties style:writing-mode="lr-tb"/>
    </style:style>
    <style:style style:name="gr235" style:family="graphic" style:parent-style-name="standard">
      <style:graphic-properties draw:marker-end="Arrow" draw:marker-end-width="0.457cm" draw:textarea-horizontal-align="center"/>
    </style:style>
    <style:style style:name="gr236" style:family="graphic" style:parent-style-name="standard">
      <style:graphic-properties svg:stroke-width="0.1cm" draw:marker-start-width="0.5cm" draw:marker-end="Arrow" draw:marker-end-width="0.5cm" draw:marker-end-center="false" draw:textarea-horizontal-align="center" fo:padding-top="0.199cm" fo:padding-bottom="0.199cm" fo:padding-left="0.199cm" fo:padding-right="0.199cm"/>
    </style:style>
    <style:style style:name="gr237" style:family="graphic" style:parent-style-name="standard">
      <style:graphic-properties draw:stroke="solid" svg:stroke-color="#ffffff" draw:fill="solid" draw:fill-color="#f36838" draw:textarea-horizontal-align="justify" draw:textarea-vertical-align="middle" draw:auto-grow-height="false" fo:min-height="1.6cm" fo:min-width="6.6cm"/>
      <style:paragraph-properties style:writing-mode="lr-tb"/>
    </style:style>
    <style:style style:name="gr238" style:family="graphic" style:parent-style-name="standard">
      <style:graphic-properties draw:stroke="solid" svg:stroke-color="#ffffff" draw:fill="solid" draw:fill-color="#95b241" draw:textarea-horizontal-align="justify" draw:textarea-vertical-align="middle" draw:auto-grow-height="false" fo:min-height="1.6cm" fo:min-width="6.6cm"/>
      <style:paragraph-properties style:writing-mode="lr-tb"/>
    </style:style>
    <style:style style:name="gr239" style:family="graphic" style:parent-style-name="standard">
      <style:graphic-properties draw:stroke="solid" svg:stroke-color="#ffffff" draw:fill-color="#34a3c5" draw:textarea-horizontal-align="justify" draw:textarea-vertical-align="middle" draw:auto-grow-height="false" fo:min-height="1.6cm" fo:min-width="6.6cm"/>
      <style:paragraph-properties style:writing-mode="lr-tb"/>
    </style:style>
    <style:style style:name="gr240" style:family="graphic" style:parent-style-name="standard">
      <style:graphic-properties draw:stroke="none" svg:stroke-color="#000000" draw:fill="none" draw:fill-color="#ffffff" draw:auto-grow-height="false" fo:min-height="0.907cm"/>
      <style:paragraph-properties style:writing-mode="lr-tb"/>
    </style:style>
    <style:style style:name="gr241" style:family="graphic" style:parent-style-name="standard">
      <style:graphic-properties svg:stroke-width="0.1cm" draw:marker-start-width="0.5cm" draw:marker-end="Arrow" draw:marker-end-width="0.5cm" draw:textarea-horizontal-align="center" fo:padding-top="0.124cm" fo:padding-bottom="0.124cm" fo:padding-left="0.249cm" fo:padding-right="0.249cm"/>
    </style:style>
    <style:style style:name="gr242" style:family="graphic" style:parent-style-name="standard">
      <style:graphic-properties draw:stroke="none" svg:stroke-color="#000000" draw:fill="none" draw:fill-color="#ffffff" fo:min-height="1.1cm"/>
      <style:paragraph-properties style:writing-mode="lr-tb"/>
    </style:style>
    <style:style style:name="gr243" style:family="graphic" style:parent-style-name="standard">
      <style:graphic-properties draw:stroke="none" svg:stroke-width="0.1cm" svg:stroke-color="#000000" draw:marker-start-width="0.5cm" draw:marker-end-width="0.5cm" draw:fill="none" draw:fill-color="#ffffff" fo:min-height="1.1cm"/>
      <style:paragraph-properties style:writing-mode="lr-tb"/>
    </style:style>
    <style:style style:name="gr244" style:family="graphic" style:parent-style-name="standard">
      <style:graphic-properties draw:stroke="none" svg:stroke-width="0.1cm" svg:stroke-color="#000000" draw:marker-start-width="0.5cm" draw:marker-end-width="0.5cm" draw:fill="none" draw:fill-color="#ffffff" fo:min-height="1.6cm" fo:padding-top="0.5cm" fo:padding-bottom="0.5cm" fo:padding-left="0.5cm" fo:padding-right="0.5cm"/>
      <style:paragraph-properties style:writing-mode="lr-tb"/>
    </style:style>
    <style:style style:name="gr245" style:family="graphic" style:parent-style-name="standard">
      <style:graphic-properties draw:stroke="solid" svg:stroke-width="0.1cm" svg:stroke-color="#ffffff" draw:marker-start-width="0.454cm" draw:marker-end-width="0.454cm" draw:fill-color="#34a3c5" draw:opacity="100%" draw:textarea-horizontal-align="justify" draw:textarea-vertical-align="middle" draw:auto-grow-height="false" fo:min-height="1.503cm" fo:min-width="0.502cm" fo:padding-top="0.124cm" fo:padding-bottom="0.124cm" fo:padding-left="0.249cm" fo:padding-right="0.249cm" draw:shadow-opacity="100%"/>
    </style:style>
    <style:style style:name="gr246" style:family="graphic" style:parent-style-name="standard">
      <style:graphic-properties draw:stroke="solid" svg:stroke-width="0.1cm" svg:stroke-color="#ffffff" draw:marker-start-width="0.15cm" draw:marker-end-width="0.15cm" draw:fill-color="#34a3c5" draw:opacity="100%" draw:textarea-horizontal-align="justify" draw:textarea-vertical-align="middle" draw:auto-grow-height="false" fo:min-height="1.503cm" fo:min-width="0.502cm" fo:padding-top="0.124cm" fo:padding-bottom="0.124cm" fo:padding-left="0.249cm" fo:padding-right="0.249cm" draw:shadow-opacity="100%"/>
    </style:style>
    <style:style style:name="gr247" style:family="graphic" style:parent-style-name="standard">
      <style:graphic-properties draw:stroke="solid" svg:stroke-width="0.1cm" svg:stroke-color="#ffffff" draw:marker-start-width="0.15cm" draw:marker-end-width="0.15cm" draw:fill="solid" draw:fill-color="#f36838" draw:opacity="100%" draw:textarea-horizontal-align="justify" draw:textarea-vertical-align="middle" draw:auto-grow-height="false" fo:min-height="1.503cm" fo:min-width="0.502cm" fo:padding-top="0.124cm" fo:padding-bottom="0.124cm" fo:padding-left="0.249cm" fo:padding-right="0.249cm" draw:shadow-opacity="100%"/>
    </style:style>
    <style:style style:name="gr248" style:family="graphic" style:parent-style-name="standard">
      <style:graphic-properties draw:stroke="solid" svg:stroke-width="0.1cm" svg:stroke-color="#ffffff" draw:marker-start-width="0.15cm" draw:marker-end-width="0.15cm" draw:fill="solid" draw:fill-color="#95b241" draw:opacity="100%" draw:textarea-horizontal-align="justify" draw:textarea-vertical-align="middle" draw:auto-grow-height="false" fo:min-height="1.503cm" fo:min-width="0.502cm" fo:padding-top="0.124cm" fo:padding-bottom="0.124cm" fo:padding-left="0.249cm" fo:padding-right="0.249cm" draw:shadow-opacity="100%"/>
    </style:style>
    <style:style style:name="gr249" style:family="graphic" style:parent-style-name="standard">
      <style:graphic-properties draw:stroke="solid" svg:stroke-width="0.1cm" svg:stroke-color="#ffffff" draw:marker-start-width="0.15cm" draw:marker-end-width="0.15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pacity="100%"/>
      <style:paragraph-properties style:writing-mode="lr-tb"/>
    </style:style>
    <style:style style:name="gr250" style:family="graphic" style:parent-style-name="standard">
      <style:graphic-properties draw:stroke="solid" svg:stroke-width="0.1cm" svg:stroke-color="#ffffff" draw:marker-start-width="0.454cm" draw:marker-end-width="0.454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pacity="100%"/>
      <style:paragraph-properties style:writing-mode="lr-tb"/>
    </style:style>
    <style:style style:name="gr251" style:family="graphic" style:parent-style-name="standard">
      <style:graphic-properties draw:stroke="solid" svg:stroke-width="0.1cm" svg:stroke-color="#ffffff" draw:marker-start-width="0.454cm" draw:marker-end-width="0.454cm" draw:fill-color="#34a3c5" draw:opacity="100%" draw:textarea-horizontal-align="justify" draw:textarea-vertical-align="middle" draw:auto-grow-height="false" fo:min-height="1.752cm" fo:min-width="6.502cm" fo:padding-top="0.124cm" fo:padding-bottom="0.124cm" fo:padding-left="0.249cm" fo:padding-right="0.249cm" draw:shadow-opacity="100%"/>
      <style:paragraph-properties style:writing-mode="lr-tb"/>
    </style:style>
    <style:style style:name="gr252" style:family="graphic" style:parent-style-name="standard">
      <style:graphic-properties svg:stroke-width="0.1cm" svg:stroke-color="#ffffff" draw:marker-start-width="0.15cm" draw:marker-end-width="0.15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pacity="100%"/>
      <style:paragraph-properties style:writing-mode="lr-tb"/>
    </style:style>
    <style:style style:name="gr253" style:family="graphic" style:parent-style-name="standard">
      <style:graphic-properties svg:stroke-width="0.1cm" svg:stroke-color="#ffffff" draw:marker-start-width="0.15cm" draw:marker-end-width="0.15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ffset-x="0.305cm" draw:shadow-offset-y="0.305cm" draw:shadow-opacity="100%"/>
      <style:paragraph-properties style:writing-mode="lr-tb"/>
    </style:style>
    <style:style style:name="gr254" style:family="graphic" style:parent-style-name="standard">
      <style:graphic-properties draw:stroke="none" svg:stroke-color="#000000" draw:fill="none" draw:fill-color="#ffffff" draw:textarea-vertical-align="bottom" fo:min-height="0.712cm"/>
      <style:paragraph-properties style:writing-mode="lr-tb"/>
    </style:style>
    <style:style style:name="gr255" style:family="graphic" style:parent-style-name="standard">
      <style:graphic-properties draw:stroke="solid" svg:stroke-width="0.1cm" svg:stroke-color="#ffffff" draw:marker-start-width="0.15cm" draw:marker-end-width="0.15cm" draw:fill-color="#34a3c5" draw:textarea-horizontal-align="justify" draw:textarea-vertical-align="middle" draw:auto-grow-height="false" fo:min-height="1.752cm" fo:min-width="6.502cm" fo:padding-top="0.124cm" fo:padding-bottom="0.124cm" fo:padding-left="0.249cm" fo:padding-right="0.249cm"/>
      <style:paragraph-properties style:writing-mode="lr-tb"/>
    </style:style>
    <style:style style:name="gr256" style:family="graphic" style:parent-style-name="standard">
      <style:graphic-properties draw:stroke="solid" svg:stroke-width="0.1cm" svg:stroke-color="#ffffff" draw:marker-start-width="0.15cm" draw:marker-end-width="0.15cm" draw:fill="solid" draw:fill-color="#f36838" draw:textarea-horizontal-align="justify" draw:textarea-vertical-align="middle" draw:auto-grow-height="false" fo:min-height="1.752cm" fo:min-width="6.502cm" fo:padding-top="0.124cm" fo:padding-bottom="0.124cm" fo:padding-left="0.249cm" fo:padding-right="0.249cm"/>
      <style:paragraph-properties style:writing-mode="lr-tb"/>
    </style:style>
    <style:style style:name="gr257" style:family="graphic" style:parent-style-name="standard">
      <style:graphic-properties svg:stroke-width="0.1cm" svg:stroke-color="#ffffff" draw:marker-start-width="0.15cm" draw:marker-end-width="0.15cm" draw:fill="solid" draw:fill-color="#95b241" draw:textarea-horizontal-align="justify" draw:textarea-vertical-align="middle" draw:auto-grow-height="false" fo:min-height="1.752cm" fo:min-width="6.502cm" fo:padding-top="0.124cm" fo:padding-bottom="0.124cm" fo:padding-left="0.249cm" fo:padding-right="0.249cm"/>
      <style:paragraph-properties style:writing-mode="lr-tb"/>
    </style:style>
    <style:style style:name="gr258" style:family="graphic" style:parent-style-name="standard">
      <style:graphic-properties draw:stroke="none" svg:stroke-color="#404040" draw:marker-start="Arrow" draw:marker-start-width="0.3cm" draw:marker-end="Arrow" draw:marker-end-width="0.3cm" draw:fill-color="#f36838" draw:textarea-horizontal-align="justify" draw:textarea-vertical-align="middle" draw:auto-grow-height="false" fo:min-height="0.6cm" fo:min-width="2.6cm"/>
      <style:paragraph-properties style:writing-mode="lr-tb"/>
    </style:style>
    <style:style style:name="gr259" style:family="graphic" style:parent-style-name="standard">
      <style:graphic-properties draw:stroke="none" svg:stroke-color="#404040" draw:marker-start="Arrow" draw:marker-start-width="0.3cm" draw:marker-end="Arrow" draw:marker-end-width="0.3cm" draw:fill-color="#b62118" draw:textarea-horizontal-align="justify" draw:textarea-vertical-align="middle" draw:auto-grow-height="false" fo:min-height="0.6cm" fo:min-width="2.6cm"/>
      <style:paragraph-properties style:writing-mode="lr-tb"/>
    </style:style>
    <style:style style:name="gr260" style:family="graphic" style:parent-style-name="standard">
      <style:graphic-properties draw:stroke="none" svg:stroke-color="#404040" draw:marker-start="Arrow" draw:marker-start-width="0.3cm" draw:marker-end="Arrow" draw:marker-end-width="0.3cm" draw:fill-color="#502da2" draw:textarea-horizontal-align="justify" draw:textarea-vertical-align="middle" draw:auto-grow-height="false" fo:min-height="0.6cm" fo:min-width="2.6cm"/>
      <style:paragraph-properties style:writing-mode="lr-tb"/>
    </style:style>
    <style:style style:name="gr261" style:family="graphic" style:parent-style-name="standard">
      <style:graphic-properties draw:stroke="none" svg:stroke-color="#404040" draw:marker-start="Arrow" draw:marker-start-width="0.3cm" draw:marker-end="Arrow" draw:marker-end-width="0.3cm" draw:fill-color="#34a3c5" draw:textarea-horizontal-align="justify" draw:textarea-vertical-align="middle" draw:auto-grow-height="false" fo:min-height="0.6cm" fo:min-width="2.6cm"/>
      <style:paragraph-properties style:writing-mode="lr-tb"/>
    </style:style>
    <style:style style:name="gr262" style:family="graphic" style:parent-style-name="standard">
      <style:graphic-properties draw:stroke="none" svg:stroke-color="#404040" draw:marker-start="Arrow" draw:marker-start-width="0.3cm" draw:marker-end="Arrow" draw:marker-end-width="0.3cm" draw:fill-color="#3b70ee" draw:textarea-horizontal-align="justify" draw:textarea-vertical-align="middle" draw:auto-grow-height="false" fo:min-height="0.6cm" fo:min-width="2.6cm"/>
      <style:paragraph-properties style:writing-mode="lr-tb"/>
    </style:style>
    <style:style style:name="gr263" style:family="graphic" style:parent-style-name="objectwithoutfill">
      <style:graphic-properties svg:stroke-color="#404040" draw:marker-start="Arrow" draw:marker-start-width="0.3cm" draw:marker-end="Arrow" draw:marker-end-width="0.3cm" draw:fill="none"/>
    </style:style>
    <style:style style:name="gr264" style:family="graphic" style:parent-style-name="standard">
      <style:graphic-properties svg:stroke-color="#ffffff" draw:fill-color="#3b70ee" draw:textarea-horizontal-align="justify" draw:textarea-vertical-align="middle" draw:auto-grow-height="false" fo:min-height="0.6cm" fo:min-width="2.6cm"/>
      <style:paragraph-properties style:writing-mode="lr-tb"/>
    </style:style>
    <style:style style:name="gr265" style:family="graphic" style:parent-style-name="standard">
      <style:graphic-properties svg:stroke-color="#ffffff" draw:fill-color="#f36838" draw:textarea-horizontal-align="justify" draw:textarea-vertical-align="middle" draw:auto-grow-height="false" fo:min-height="0.6cm" fo:min-width="2.6cm"/>
      <style:paragraph-properties style:writing-mode="lr-tb"/>
    </style:style>
    <style:style style:name="gr266" style:family="graphic" style:parent-style-name="standard">
      <style:graphic-properties svg:stroke-color="#ffffff" draw:fill-color="#b62118" draw:textarea-horizontal-align="justify" draw:textarea-vertical-align="middle" draw:auto-grow-height="false" fo:min-height="0.6cm" fo:min-width="2.6cm"/>
      <style:paragraph-properties style:writing-mode="lr-tb"/>
    </style:style>
    <style:style style:name="gr267" style:family="graphic" style:parent-style-name="standard">
      <style:graphic-properties svg:stroke-color="#ffffff" draw:fill-color="#502da2" draw:textarea-horizontal-align="justify" draw:textarea-vertical-align="middle" draw:auto-grow-height="false" fo:min-height="0.6cm" fo:min-width="2.6cm"/>
      <style:paragraph-properties style:writing-mode="lr-tb"/>
    </style:style>
    <style:style style:name="gr268" style:family="graphic" style:parent-style-name="standard">
      <style:graphic-properties svg:stroke-color="#ffffff" draw:fill-color="#95b241" draw:textarea-horizontal-align="justify" draw:textarea-vertical-align="middle" draw:auto-grow-height="false" fo:min-height="0.6cm" fo:min-width="2.6cm"/>
      <style:paragraph-properties style:writing-mode="lr-tb"/>
    </style:style>
    <style:style style:name="gr269" style:family="graphic" style:parent-style-name="objectwithoutfill">
      <style:graphic-properties draw:marker-start="Arrow" draw:marker-start-width="0.3cm" draw:marker-end="Arrow" draw:marker-end-width="0.3cm" draw:fill="none"/>
    </style:style>
    <style:style style:name="gr270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6cm" fo:min-width="3.6cm"/>
      <style:paragraph-properties style:writing-mode="lr-tb"/>
    </style:style>
    <style:style style:name="gr271" style:family="graphic" style:parent-style-name="standard">
      <style:graphic-properties svg:stroke-color="#ffffff" draw:fill-color="#404040" draw:textarea-horizontal-align="justify" draw:textarea-vertical-align="middle" draw:auto-grow-height="false" fo:min-height="0.6cm" fo:min-width="2.6cm"/>
      <style:paragraph-properties style:writing-mode="lr-tb"/>
    </style:style>
    <style:style style:name="gr272" style:family="graphic" style:parent-style-name="objectwithoutfill">
      <style:graphic-properties draw:marker-start="" draw:marker-start-width="0.4cm" draw:marker-end="Arrow" draw:marker-end-width="0.3cm" draw:fill="none"/>
    </style:style>
    <style:style style:name="gr273" style:family="graphic" style:parent-style-name="standard">
      <style:graphic-properties svg:stroke-color="#ffffff" draw:fill-color="#34a3c5" draw:textarea-horizontal-align="justify" draw:textarea-vertical-align="middle" draw:auto-grow-height="false" fo:min-height="0.6cm" fo:min-width="2.6cm"/>
      <style:paragraph-properties style:writing-mode="lr-tb"/>
    </style:style>
    <style:style style:name="gr274" style:family="graphic" style:parent-style-name="objectwithoutfill">
      <style:graphic-properties draw:marker-start="" draw:marker-start-width="0.4cm" draw:marker-end="Arrow_20_concave" draw:marker-end-width="0.4cm" draw:fill="none"/>
    </style:style>
    <style:style style:name="gr275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2.6cm"/>
      <style:paragraph-properties style:writing-mode="lr-tb"/>
    </style:style>
    <style:style style:name="gr276" style:family="graphic" style:parent-style-name="standard">
      <style:graphic-properties draw:fill="none" draw:textarea-horizontal-align="justify" draw:textarea-vertical-align="middle" draw:auto-grow-height="false" fo:min-height="5.6cm" fo:min-width="17.6cm"/>
    </style:style>
    <style:style style:name="gr277" style:family="graphic" style:parent-style-name="objectwithoutfill">
      <style:graphic-properties draw:marker-end="Arrow" draw:marker-end-width="0.8cm" draw:fill="none"/>
    </style:style>
    <style:style style:name="gr278" style:family="graphic" style:parent-style-name="standard">
      <style:graphic-properties draw:fill="none" draw:textarea-horizontal-align="justify" draw:textarea-vertical-align="middle" draw:auto-grow-height="false" fo:min-height="2.6cm" fo:min-width="8.1cm"/>
    </style:style>
    <style:style style:name="gr279" style:family="graphic" style:parent-style-name="objectwithoutfill">
      <style:graphic-properties draw:marker-start="Dimension_20_Lines" draw:marker-start-width="0.8cm" draw:marker-end="Arrow" draw:marker-end-width="0.8cm" draw:fill="none"/>
    </style:style>
    <style:style style:name="gr280" style:family="graphic" style:parent-style-name="standard">
      <style:graphic-properties svg:stroke-color="#ffffff" draw:fill-color="#404040" draw:textarea-horizontal-align="justify" draw:textarea-vertical-align="middle" draw:auto-grow-height="false" fo:min-height="2.601cm" fo:min-width="3.101cm"/>
    </style:style>
    <style:style style:name="gr281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  <style:paragraph-properties style:writing-mode="lr-tb"/>
    </style:style>
    <style:style style:name="gr282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/>
      <style:paragraph-properties style:writing-mode="lr-tb"/>
    </style:style>
    <style:style style:name="gr283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601cm" fo:min-width="2.101cm"/>
      <style:paragraph-properties style:writing-mode="lr-tb"/>
    </style:style>
    <style:style style:name="gr284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2.601cm" fo:min-width="2.087cm"/>
      <style:paragraph-properties style:writing-mode="lr-tb"/>
    </style:style>
    <style:style style:name="gr285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2.601cm" fo:min-width="2.101cm"/>
      <style:paragraph-properties style:writing-mode="lr-tb"/>
    </style:style>
    <style:style style:name="gr286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false" fo:max-height="0cm" fo:min-height="0cm"/>
      <style:paragraph-properties style:writing-mode="lr-tb"/>
    </style:style>
    <style:style style:name="gr28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style:paragraph-properties style:writing-mode="lr-tb"/>
      <style:text-properties fo:color="#ffffff" loext:opacity="100%" fo:font-size="32pt" fo:font-weight="bold"/>
    </style:style>
    <style:style style:name="P3" style:family="paragraph">
      <loext:graphic-properties draw:fill="solid" draw:fill-color="#b62118"/>
      <style:paragraph-properties style:writing-mode="lr-tb"/>
      <style:text-properties fo:color="#ffffff" loext:opacity="100%" fo:font-size="32pt" fo:font-weight="bold"/>
    </style:style>
    <style:style style:name="P4" style:family="paragraph">
      <style:paragraph-properties style:writing-mode="lr-tb"/>
      <style:text-properties fo:color="#ffffff" loext:opacity="100%" fo:font-size="32pt"/>
    </style:style>
    <style:style style:name="P5" style:family="paragraph">
      <loext:graphic-properties draw:fill="solid" draw:fill-color="#34a3c5"/>
      <style:paragraph-properties style:writing-mode="lr-tb"/>
      <style:text-properties fo:color="#ffffff" loext:opacity="100%" fo:font-size="32pt"/>
    </style:style>
    <style:style style:name="P6" style:family="paragraph">
      <style:paragraph-properties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" style:family="paragraph">
      <loext:graphic-properties draw:fill="solid" draw:fill-color="#f36838"/>
      <style:paragraph-properties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style:writing-mode="lr-tb"/>
      <style:text-properties fo:font-weight="bold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  <style:text-properties fo:font-weight="bold"/>
    </style:style>
    <style:style style:name="P11" style:family="paragraph">
      <style:paragraph-properties fo:text-align="end">
        <style:tab-stops/>
      </style:paragraph-properties>
    </style:style>
    <style:style style:name="P12" style:family="paragraph">
      <style:paragraph-properties fo:text-align="end" style:writing-mode="lr-tb">
        <style:tab-stops/>
      </style:paragraph-properties>
      <style:text-properties fo:font-weight="bold"/>
    </style:style>
    <style:style style:name="P13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4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5" style:family="paragraph">
      <loext:graphic-properties draw:fill-color="#80808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6" style:family="paragraph">
      <loext:graphic-properties draw:fill-color="#c4c4c4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7" style:family="paragraph">
      <style:paragraph-properties fo:text-align="center" style:writing-mode="lr-tb"/>
      <style:text-properties fo:font-size="24pt" fo:font-weight="bold" style:font-size-asian="18pt" style:font-weight-asian="bold" style:font-size-complex="18pt" style:font-weight-complex="bold"/>
    </style:style>
    <style:style style:name="P18" style:family="paragraph">
      <loext:graphic-properties draw:fill-color="#c4c4c4"/>
      <style:paragraph-properties fo:text-align="center" style:writing-mode="lr-tb"/>
      <style:text-properties fo:font-size="24pt" fo:font-weight="bold" style:font-size-asian="18pt" style:font-weight-asian="bold" style:font-size-complex="18pt" style:font-weight-complex="bold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1" style:family="paragraph">
      <style:paragraph-properties fo:text-align="end"/>
    </style:style>
    <style:style style:name="P22" style:family="paragraph">
      <loext:graphic-properties draw:fill="none"/>
      <style:paragraph-properties fo:text-align="end" style:writing-mode="lr-tb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24" style:family="paragraph"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25" style:family="paragraph">
      <loext:graphic-properties draw:fill-color="#404040"/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26" style:family="paragraph">
      <loext:graphic-properties draw:fill="solid" draw:fill-color="#404040"/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9" style:family="paragraph">
      <loext:graphic-properties draw:fill="solid" draw:fill-color="#40404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0" style:family="paragraph">
      <loext:graphic-properties draw:fill="solid" draw:fill-color="#c4c4c4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1" style:family="paragraph">
      <loext:graphic-properties draw:fill="solid" draw:fill-color="#80808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2" style:family="paragraph"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33" style:family="paragraph">
      <loext:graphic-properties draw:fill-color="#404040"/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34" style:family="paragraph"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35" style:family="paragraph">
      <loext:graphic-properties draw:fill-color="#404040"/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36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7" style:family="paragraph">
      <loext:graphic-properties draw:fill="solid"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8" style:family="paragraph"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39" style:family="paragraph">
      <loext:graphic-properties draw:fill-color="#404040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40" style:family="paragraph">
      <style:paragraph-properties fo:text-align="center"/>
      <style:text-properties style:use-window-font-color="true" loext:opacity="0%"/>
    </style:style>
    <style:style style:name="P41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42" style:family="paragraph">
      <loext:graphic-properties draw:fill="none" draw:fill-color="#ffffff"/>
      <style:paragraph-properties fo:text-align="start" style:writing-mode="lr-tb"/>
      <style:text-properties fo:font-size="15pt" style:font-size-asian="18pt" style:font-size-complex="18pt"/>
    </style:style>
    <style:style style:name="P43" style:family="paragraph">
      <style:paragraph-properties fo:text-align="start"/>
      <style:text-properties fo:font-size="15pt"/>
    </style:style>
    <style:style style:name="P44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5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6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7" style:family="paragraph">
      <loext:graphic-properties draw:fill="solid" draw:fill-color="#d50d01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8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49" style:family="paragraph">
      <loext:graphic-properties draw:fill="none"/>
    </style:style>
    <style:style style:name="P50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51" style:family="paragraph">
      <loext:graphic-properties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52" style:family="paragraph"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53" style:family="paragraph">
      <loext:graphic-properties draw:fill-color="#404040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54" style:family="paragraph">
      <loext:graphic-properties draw:fill-color="#c4c4c4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55" style:family="paragraph">
      <loext:graphic-properties draw:fill-color="#808080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56" style:family="paragraph">
      <loext:graphic-properties draw:fill-color="#333333"/>
      <style:paragraph-properties fo:text-align="center"/>
      <style:text-properties style:use-window-font-color="true" loext:opacity="0%"/>
    </style:style>
    <style:style style:name="P57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58" style:family="paragraph">
      <loext:graphic-properties draw:fill="none" draw:fill-color="#ffffff"/>
      <style:paragraph-properties fo:text-align="end" style:writing-mode="lr-tb"/>
      <style:text-properties fo:font-size="32pt" fo:font-weight="bold" style:font-size-asian="32pt" style:font-weight-asian="bold" style:font-size-complex="32pt" style:font-weight-complex="bold"/>
    </style:style>
    <style:style style:name="P59" style:family="paragraph">
      <loext:graphic-properties draw:fill="none" draw:fill-color="#ffffff"/>
      <style:paragraph-properties fo:text-align="start" style:writing-mode="lr-tb"/>
      <style:text-properties fo:font-size="32pt" fo:font-weight="bold" style:font-size-asian="32pt" style:font-weight-asian="bold" style:font-size-complex="32pt" style:font-weight-complex="bold"/>
    </style:style>
    <style:style style:name="P60" style:family="paragraph">
      <loext:graphic-properties draw:fill-color="#c4c4c4"/>
      <style:paragraph-properties fo:text-align="center"/>
      <style:text-properties fo:font-size="15pt"/>
    </style:style>
    <style:style style:name="P61" style:family="paragraph"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62" style:family="paragraph">
      <loext:graphic-properties draw:fill-color="#808080"/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63" style:family="paragraph">
      <loext:graphic-properties draw:fill="none"/>
      <style:text-properties fo:font-size="15pt"/>
    </style:style>
    <style:style style:name="P64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65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66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67" style:family="paragraph">
      <loext:graphic-properties draw:fill-color="#c4c4c4" draw:opacity="50%"/>
      <style:paragraph-properties fo:text-align="center"/>
      <style:text-properties fo:font-size="18pt" fo:font-weight="bold" style:font-size-asian="32pt" style:font-weight-asian="bold" style:font-size-complex="32pt" style:font-weight-complex="bold"/>
    </style:style>
    <style:style style:name="P68" style:family="paragraph">
      <style:paragraph-properties fo:text-align="center" style:writing-mode="lr-tb"/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P69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P70" style:family="paragraph">
      <style:paragraph-properties fo:text-align="center"/>
      <style:text-properties fo:font-size="18pt"/>
    </style:style>
    <style:style style:name="P71" style:family="paragraph">
      <style:paragraph-properties fo:text-align="center" style:writing-mode="lr-tb"/>
      <style:text-properties fo:color="#000000" loext:opacity="100%" fo:font-size="18pt" fo:font-weight="bold" style:font-weight-asian="bold" style:font-weight-complex="bold"/>
    </style:style>
    <style:style style:name="P72" style:family="paragraph">
      <loext:graphic-properties draw:fill-color="#c4c4c4"/>
      <style:paragraph-properties fo:text-align="center" style:writing-mode="lr-tb"/>
      <style:text-properties fo:color="#000000" loext:opacity="100%" fo:font-size="18pt" fo:font-weight="bold" style:font-weight-asian="bold" style:font-weight-complex="bold"/>
    </style:style>
    <style:style style:name="P73" style:family="paragraph">
      <style:paragraph-properties fo:text-align="center" style:writing-mode="lr-tb"/>
      <style:text-properties fo:color="#ffffff" loext:opacity="100%" fo:font-size="18pt" fo:font-weight="bold" style:font-size-asian="24pt" style:font-weight-asian="bold" style:font-size-complex="24pt" style:font-weight-complex="bold"/>
    </style:style>
    <style:style style:name="P74" style:family="paragraph">
      <loext:graphic-properties draw:fill-color="#34a3c5"/>
      <style:paragraph-properties fo:text-align="center" style:writing-mode="lr-tb"/>
      <style:text-properties fo:color="#ffffff" loext:opacity="100%" fo:font-size="18pt" fo:font-weight="bold" style:font-size-asian="24pt" style:font-weight-asian="bold" style:font-size-complex="24pt" style:font-weight-complex="bold"/>
    </style:style>
    <style:style style:name="P75" style:family="paragraph"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76" style:family="paragraph">
      <loext:graphic-properties draw:fill-color="#333333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77" style:family="paragraph">
      <loext:graphic-properties draw:fill-color="#c0c0c0"/>
      <style:paragraph-properties fo:text-align="center" style:writing-mode="lr-tb"/>
      <style:text-properties fo:color="#000000" loext:opacity="100%" fo:font-size="18pt" fo:font-weight="bold" style:font-weight-asian="bold" style:font-weight-complex="bold"/>
    </style:style>
    <style:style style:name="P78" style:family="paragraph">
      <loext:graphic-properties draw:fill-color="#f36838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79" style:family="paragraph">
      <loext:graphic-properties draw:fill-color="#b62118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80" style:family="paragraph">
      <loext:graphic-properties draw:fill-color="#95b241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81" style:family="paragraph">
      <style:paragraph-properties fo:text-align="center" style:writing-mode="lr-tb"/>
      <style:text-properties fo:color="#000000" loext:opacity="100%" fo:font-size="18pt" fo:font-weight="bold" style:font-size-asian="24pt" style:font-weight-asian="bold" style:font-size-complex="24pt" style:font-weight-complex="bold"/>
    </style:style>
    <style:style style:name="P82" style:family="paragraph">
      <loext:graphic-properties draw:fill-color="#808080"/>
      <style:paragraph-properties fo:text-align="center" style:writing-mode="lr-tb"/>
      <style:text-properties fo:color="#000000" loext:opacity="100%" fo:font-size="18pt" fo:font-weight="bold" style:font-size-asian="24pt" style:font-weight-asian="bold" style:font-size-complex="24pt" style:font-weight-complex="bold"/>
    </style:style>
    <style:style style:name="P83" style:family="paragraph">
      <loext:graphic-properties draw:fill-color="#333333"/>
      <style:paragraph-properties fo:text-align="center"/>
    </style:style>
    <style:style style:name="P84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85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86" style:family="paragraph">
      <loext:graphic-properties draw:fill="solid" draw:fill-color="#d50d0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87" style:family="paragraph">
      <loext:graphic-properties draw:fill="solid" draw:fill-color="#eb423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88" style:family="paragraph">
      <loext:graphic-properties draw:fill="solid" draw:fill-color="#960900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89" style:family="paragraph">
      <loext:graphic-properties draw:fill-color="#0066cc"/>
      <style:paragraph-properties fo:text-align="center"/>
    </style:style>
    <style:style style:name="P90" style:family="paragraph">
      <style:paragraph-properties fo:text-align="center" style:writing-mode="lr-tb"/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P91" style:family="paragraph">
      <loext:graphic-properties draw:fill-color="#95b241"/>
      <style:paragraph-properties fo:text-align="center" style:writing-mode="lr-tb"/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P92" style:family="paragraph">
      <loext:graphic-properties draw:fill-color="#34a3c5"/>
      <style:paragraph-properties fo:text-align="center" style:writing-mode="lr-tb"/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P93" style:family="paragraph">
      <loext:graphic-properties draw:fill-color="#b62118"/>
      <style:paragraph-properties fo:text-align="center" style:writing-mode="lr-tb"/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P94" style:family="paragraph">
      <style:paragraph-properties fo:text-align="center" style:writing-mode="lr-tb"/>
      <style:text-properties style:use-window-font-color="true" loext:opacity="0%" style:font-name="Arial4" fo:font-size="32pt" fo:font-weight="bold" style:font-size-asian="32pt" style:font-weight-asian="bold" style:font-size-complex="32pt" style:font-weight-complex="bold"/>
    </style:style>
    <style:style style:name="P95" style:family="paragraph">
      <loext:graphic-properties draw:fill="none" draw:fill-color="#0066cc"/>
      <style:paragraph-properties fo:text-align="center" style:writing-mode="lr-tb"/>
      <style:text-properties style:use-window-font-color="true" loext:opacity="0%" style:font-name="Arial4" fo:font-size="32pt" fo:font-weight="bold" style:font-size-asian="32pt" style:font-weight-asian="bold" style:font-size-complex="32pt" style:font-weight-complex="bold"/>
    </style:style>
    <style:style style:name="P96" style:family="paragraph">
      <loext:graphic-properties draw:fill="none"/>
      <style:paragraph-properties style:writing-mode="lr-tb"/>
    </style:style>
    <style:style style:name="P97" style:family="paragraph">
      <loext:graphic-properties draw:fill-color="#212121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98" style:family="paragraph"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99" style:family="paragraph">
      <loext:graphic-properties draw:fill-color="#bdbdbd"/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00" style:family="paragraph"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01" style:family="paragraph">
      <loext:graphic-properties draw:fill-color="#757575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02" style:family="paragraph">
      <loext:graphic-properties draw:fill="solid" draw:fill-color="#212121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03" style:family="paragraph">
      <loext:graphic-properties draw:fill="solid" draw:fill-color="#757575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04" style:family="paragraph">
      <loext:graphic-properties draw:fill="solid" draw:fill-color="#bdbdbd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05" style:family="paragraph">
      <loext:graphic-properties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line-through-type="none" style:text-position="0% 100%" style:font-name="Arial5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5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07" style:family="paragraph">
      <loext:graphic-properties draw:fill="solid" draw:fill-color="#40404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5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0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5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9" style:family="paragraph">
      <loext:graphic-properties draw:fill="solid" draw:fill-color="#ff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5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0" style:family="paragraph">
      <loext:graphic-properties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5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11" style:family="paragraph">
      <loext:graphic-properties draw:fill="solid" draw:fill-color="#95b24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5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12" style:family="paragraph">
      <loext:graphic-properties draw:fill="solid" draw:fill-color="#8080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5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13" style:family="paragraph">
      <style:text-properties style:font-name="Arial5" fo:font-size="24pt"/>
    </style:style>
    <style:style style:name="P114" style:family="paragraph">
      <style:paragraph-properties fo:text-align="center" style:writing-mode="lr-tb"/>
      <style:text-properties fo:color="#ffffff" loext:opacity="100%" style:font-name="Arial5" fo:font-size="24pt" fo:font-weight="bold" style:font-size-asian="24pt" style:font-weight-asian="bold" style:font-size-complex="24pt" style:font-weight-complex="bold"/>
    </style:style>
    <style:style style:name="P115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5" fo:font-size="24pt" fo:font-weight="bold" style:font-size-asian="24pt" style:font-weight-asian="bold" style:font-size-complex="24pt" style:font-weight-complex="bold"/>
    </style:style>
    <style:style style:name="P116" style:family="paragraph">
      <loext:graphic-properties draw:fill-color="#b62118"/>
      <style:text-properties style:font-name="Arial5" fo:font-size="24pt"/>
    </style:style>
    <style:style style:name="P117" style:family="paragraph">
      <loext:graphic-properties draw:fill-color="#b62118"/>
      <style:paragraph-properties fo:text-align="center" style:writing-mode="lr-tb"/>
      <style:text-properties fo:color="#ffffff" loext:opacity="100%" style:font-name="Arial5" fo:font-size="24pt" fo:font-weight="bold" style:font-size-asian="24pt" style:font-weight-asian="bold" style:font-size-complex="24pt" style:font-weight-complex="bold"/>
    </style:style>
    <style:style style:name="P118" style:family="paragraph">
      <style:paragraph-properties fo:text-align="center" style:writing-mode="lr-tb"/>
      <style:text-properties fo:color="#ffffff" loext:opacity="100%" style:font-name="Arial5" fo:font-size="24pt" style:font-size-asian="24pt" style:font-size-complex="24pt"/>
    </style:style>
    <style:style style:name="P119" style:family="paragraph">
      <loext:graphic-properties draw:fill-color="#b62118"/>
      <style:paragraph-properties fo:text-align="center" style:writing-mode="lr-tb"/>
      <style:text-properties fo:color="#ffffff" loext:opacity="100%" style:font-name="Arial5" fo:font-size="24pt" style:font-size-asian="24pt" style:font-size-complex="24pt"/>
    </style:style>
    <style:style style:name="P120" style:family="paragraph">
      <style:paragraph-properties fo:text-align="center" style:writing-mode="lr-tb"/>
      <style:text-properties fo:color="#ffffff" loext:opacity="100%" style:font-name="Arial5" fo:font-size="24pt"/>
    </style:style>
    <style:style style:name="P121" style:family="paragraph">
      <loext:graphic-properties draw:fill-color="#808080"/>
      <style:paragraph-properties fo:text-align="center" style:writing-mode="lr-tb"/>
      <style:text-properties fo:color="#ffffff" loext:opacity="100%" style:font-name="Arial5" fo:font-size="24pt"/>
    </style:style>
    <style:style style:name="P122" style:family="paragraph">
      <loext:graphic-properties draw:fill-color="#95b241"/>
      <style:paragraph-properties fo:text-align="center" style:writing-mode="lr-tb"/>
      <style:text-properties fo:color="#ffffff" loext:opacity="100%" style:font-name="Arial5" fo:font-size="24pt" fo:font-weight="bold" style:font-size-asian="24pt" style:font-weight-asian="bold" style:font-size-complex="24pt" style:font-weight-complex="bold"/>
    </style:style>
    <style:style style:name="P123" style:family="paragraph">
      <loext:graphic-properties draw:fill-color="#808080"/>
      <style:paragraph-properties fo:text-align="center" style:writing-mode="lr-tb"/>
      <style:text-properties fo:color="#ffffff" loext:opacity="100%" style:font-name="Arial5" fo:font-size="24pt" fo:font-weight="bold" style:font-size-asian="24pt" style:font-weight-asian="bold" style:font-size-complex="24pt" style:font-weight-complex="bold"/>
    </style:style>
    <style:style style:name="P124" style:family="paragraph">
      <loext:graphic-properties draw:fill-color="#b62118" draw:opacity="100%"/>
    </style:style>
    <style:style style:name="P125" style:family="paragraph">
      <loext:graphic-properties draw:fill-color="#95b241" draw:opacity="100%"/>
    </style:style>
    <style:style style:name="P126" style:family="paragraph">
      <loext:graphic-properties draw:opacity="100%"/>
      <style:paragraph-properties fo:text-align="center"/>
    </style:style>
    <style:style style:name="P127" style:family="paragraph">
      <loext:graphic-properties draw:fill="none" draw:opacity="100%"/>
      <style:paragraph-properties fo:text-align="end" style:writing-mode="lr-tb"/>
    </style:style>
    <style:style style:name="P128" style:family="paragraph">
      <loext:graphic-properties draw:fill="none" draw:fill-color="#ffffff"/>
      <style:paragraph-properties fo:text-align="start" style:writing-mode="lr-tb"/>
      <style:text-properties fo:font-size="24pt" fo:font-weight="bold" style:font-size-asian="24pt" style:font-weight-asian="bold" style:font-size-complex="24pt" style:font-weight-complex="bold"/>
    </style:style>
    <style:style style:name="P129" style:family="paragraph">
      <loext:graphic-properties draw:fill="none" draw:fill-color="#ffffff"/>
      <style:paragraph-properties fo:text-align="end" style:writing-mode="lr-tb"/>
      <style:text-properties fo:font-size="24pt" fo:font-weight="bold" style:font-size-asian="24pt" style:font-weight-asian="bold" style:font-size-complex="24pt" style:font-weight-complex="bold"/>
    </style:style>
    <style:style style:name="P130" style:family="paragraph"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1" style:family="paragraph">
      <loext:graphic-properties draw:fill="solid" draw:fill-color="#960900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2" style:family="paragraph">
      <loext:graphic-properties draw:fill="solid" draw:fill-color="#eb4238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3" style:family="paragraph">
      <loext:graphic-properties draw:fill="solid" draw:fill-color="#d50d01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4" style:family="paragraph">
      <loext:graphic-properties draw:fill="solid" draw:fill-color="#388e3c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5" style:family="paragraph">
      <loext:graphic-properties draw:fill="solid" draw:fill-color="#c8e6c9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6" style:family="paragraph">
      <loext:graphic-properties draw:fill="solid" draw:fill-color="#4caf50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7" style:family="paragraph">
      <loext:graphic-properties draw:fill="solid" draw:fill-color="#512da8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8" style:family="paragraph">
      <loext:graphic-properties draw:fill="solid" draw:fill-color="#d1c4e9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9" style:family="paragraph">
      <loext:graphic-properties draw:fill="solid" draw:fill-color="#8c68ca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40" style:family="paragraph">
      <style:paragraph-properties fo:text-align="start" style:writing-mode="lr-tb"/>
      <style:text-properties fo:font-size="15pt" style:font-size-asian="15pt" style:font-size-complex="15pt"/>
    </style:style>
    <style:style style:name="P141" style:family="paragraph">
      <loext:graphic-properties draw:fill="solid" draw:fill-color="#c0c0c0" draw:opacity="50%"/>
      <style:paragraph-properties fo:text-align="start" style:writing-mode="lr-tb"/>
      <style:text-properties fo:font-size="15pt" style:font-size-asian="15pt" style:font-size-complex="15pt"/>
    </style:style>
    <style:style style:name="P142" style:family="paragraph">
      <style:paragraph-properties fo:text-align="end" style:writing-mode="lr-tb"/>
      <style:text-properties fo:font-size="15pt" style:font-size-asian="15pt" style:font-size-complex="15pt"/>
    </style:style>
    <style:style style:name="P143" style:family="paragraph">
      <style:paragraph-properties fo:text-align="start" style:writing-mode="lr-tb"/>
      <style:text-properties fo:color="#ffffff" loext:opacity="100%" fo:font-size="15pt" fo:font-weight="bold" style:font-size-asian="15pt" style:font-weight-asian="normal" style:font-size-complex="15pt" style:font-weight-complex="normal"/>
    </style:style>
    <style:style style:name="P144" style:family="paragraph">
      <loext:graphic-properties draw:fill="solid" draw:fill-color="#bdbdbd"/>
      <style:paragraph-properties fo:text-align="start" style:writing-mode="lr-tb"/>
      <style:text-properties fo:color="#ffffff" loext:opacity="100%" fo:font-size="15pt" fo:font-weight="bold" style:font-size-asian="15pt" style:font-weight-asian="normal" style:font-size-complex="15pt" style:font-weight-complex="normal"/>
    </style:style>
    <style:style style:name="P145" style:family="paragraph"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146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147" style:family="paragraph">
      <loext:graphic-properties draw:fill="none"/>
      <style:paragraph-properties style:writing-mode="lr-tb"/>
      <style:text-properties fo:font-size="18pt" fo:font-weight="bold" fo:background-color="#ffffff" style:font-size-asian="18pt" style:font-weight-asian="bold" style:font-size-complex="18pt" style:font-weight-complex="bold"/>
    </style:style>
    <style:style style:name="P148" style:family="paragraph">
      <style:paragraph-properties fo:text-align="center" style:writing-mode="lr-tb"/>
      <style:text-properties fo:font-size="15pt" fo:font-weight="bold" style:font-size-asian="15pt" style:font-size-complex="15pt"/>
    </style:style>
    <style:style style:name="P149" style:family="paragraph">
      <loext:graphic-properties draw:fill="solid" draw:fill-color="#212121"/>
      <style:paragraph-properties fo:text-align="center" style:writing-mode="lr-tb"/>
      <style:text-properties fo:font-size="15pt" fo:font-weight="bold" style:font-size-asian="15pt" style:font-size-complex="15pt"/>
    </style:style>
    <style:style style:name="P150" style:family="paragraph"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1" style:family="paragraph">
      <loext:graphic-properties draw:fill="solid" draw:fill-color="#960900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2" style:family="paragraph">
      <loext:graphic-properties draw:fill="solid" draw:fill-color="#eb4238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3" style:family="paragraph">
      <loext:graphic-properties draw:fill="solid" draw:fill-color="#d50d01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4" style:family="paragraph">
      <loext:graphic-properties draw:fill="solid" draw:fill-color="#512da8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5" style:family="paragraph">
      <loext:graphic-properties draw:fill="solid" draw:fill-color="#d1c4e9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6" style:family="paragraph">
      <loext:graphic-properties draw:fill="solid" draw:fill-color="#8c68ca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7" style:family="paragraph">
      <loext:graphic-properties draw:fill="solid" draw:fill-color="#388e3c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8" style:family="paragraph">
      <loext:graphic-properties draw:fill="solid" draw:fill-color="#c8e6c9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9" style:family="paragraph">
      <loext:graphic-properties draw:fill="solid" draw:fill-color="#4caf50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60" style:family="paragraph">
      <style:paragraph-properties fo:text-align="start" style:writing-mode="lr-tb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P161" style:family="paragraph">
      <loext:graphic-properties draw:fill="solid" draw:fill-color="#212121" draw:opacity="50%"/>
      <style:paragraph-properties fo:text-align="start" style:writing-mode="lr-tb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P162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63" style:family="paragraph">
      <loext:graphic-properties draw:fill="solid" draw:fill-color="#80808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64" style:family="paragraph">
      <loext:graphic-properties draw:fill="solid" draw:fill-color="#c4c4c4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65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66" style:family="paragraph">
      <loext:graphic-properties draw:fill-color="#95b24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67" style:family="paragraph">
      <loext:graphic-properties draw:fill-color="#34a3c5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68" style:family="paragraph">
      <style:paragraph-properties fo:text-align="center" style:writing-mode="lr-tb"/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P169" style:family="paragraph">
      <loext:graphic-properties draw:fill-color="#ffffff"/>
      <style:paragraph-properties fo:text-align="center" style:writing-mode="lr-tb"/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P170" style:family="paragraph">
      <loext:graphic-properties draw:fill="solid" draw:fill-color="#b6211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71" style:family="paragraph">
      <loext:graphic-properties draw:fill-color="#f3683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72" style:family="paragraph"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173" style:family="paragraph">
      <loext:graphic-properties draw:fill="solid" draw:fill-color="#404040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174" style:family="paragraph">
      <loext:graphic-properties draw:fill="solid" draw:fill-color="#c4c4c4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175" style:family="paragraph">
      <loext:graphic-properties draw:fill="solid" draw:fill-color="#808080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176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177" style:family="paragraph">
      <style:paragraph-properties fo:text-align="center" style:writing-mode="lr-tb"/>
      <style:text-properties fo:font-size="18pt" fo:font-weight="normal" style:font-size-asian="18pt" style:font-weight-asian="bold" style:font-size-complex="18pt" style:font-weight-complex="bold"/>
    </style:style>
    <style:style style:name="P178" style:family="paragraph">
      <loext:graphic-properties draw:fill-color="#ffffff"/>
      <style:paragraph-properties fo:text-align="center"/>
    </style:style>
    <style:style style:name="P179" style:family="paragraph">
      <loext:graphic-properties draw:fill-color="#000000"/>
      <style:paragraph-properties fo:text-align="center"/>
    </style:style>
    <style:style style:name="P180" style:family="paragraph">
      <style:paragraph-properties fo:text-align="center" style:writing-mode="lr-tb"/>
    </style:style>
    <style:style style:name="P181" style:family="paragraph">
      <loext:graphic-properties draw:fill="solid" draw:fill-color="#c4c4c4"/>
      <style:paragraph-properties fo:text-align="center" style:writing-mode="lr-tb"/>
    </style:style>
    <style:style style:name="P182" style:family="paragraph">
      <style:paragraph-properties fo:text-align="center" style:writing-mode="lr-tb"/>
      <style:text-properties fo:font-size="18pt" style:font-size-asian="18pt" style:font-size-complex="18pt"/>
    </style:style>
    <style:style style:name="P183" style:family="paragraph">
      <loext:graphic-properties draw:fill="solid" draw:fill-color="#c4c4c4"/>
      <style:paragraph-properties fo:text-align="center" style:writing-mode="lr-tb"/>
      <style:text-properties fo:font-size="18pt" style:font-size-asian="18pt" style:font-size-complex="18pt"/>
    </style:style>
    <style:style style:name="P184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185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186" style:family="paragraph">
      <loext:graphic-properties draw:fill-color="#3b70ee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187" style:family="paragraph">
      <loext:graphic-properties draw:fill-color="#95b241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188" style:family="paragraph">
      <style:paragraph-properties fo:margin-left="0cm" fo:margin-right="0cm" fo:margin-top="0cm" fo:margin-bottom="0cm" fo:line-height="100%" fo:text-align="end" fo:text-indent="0cm" style:writing-mode="lr-tb">
        <style:tab-stops/>
      </style:paragraph-properties>
    </style:style>
    <style:style style:name="P189" style:family="paragraph">
      <loext:graphic-properties draw:fill-color="#b62118"/>
      <style:paragraph-properties fo:margin-left="0cm" fo:margin-right="0cm" fo:margin-top="0cm" fo:margin-bottom="0cm" fo:line-height="100%" fo:text-align="end" fo:text-indent="0cm" style:writing-mode="lr-tb">
        <style:tab-stops/>
      </style:paragraph-properties>
    </style:style>
    <style:style style:name="P190" style:family="paragraph">
      <loext:graphic-properties draw:fill="solid" draw:fill-color="#404040"/>
      <style:paragraph-properties fo:text-align="center"/>
    </style:style>
    <style:style style:name="P191" style:family="paragraph">
      <loext:graphic-properties draw:fill="none" draw:fill-color="#ffffff"/>
      <style:paragraph-properties style:writing-mode="lr-tb"/>
      <style:text-properties fo:color="#ffffff" loext:opacity="100%" fo:font-size="72pt" fo:font-weight="bold" style:font-size-asian="112pt" style:font-weight-asian="bold" style:font-size-complex="112pt" style:font-weight-complex="bold"/>
    </style:style>
    <style:style style:name="P192" style:family="paragraph">
      <loext:graphic-properties draw:fill="none" draw:fill-color="#ffffff"/>
      <style:paragraph-properties style:writing-mode="lr-tb"/>
      <style:text-properties fo:color="#ffffff" loext:opacity="100%" fo:font-size="72pt" fo:font-weight="bold" style:font-size-asian="72pt" style:font-weight-asian="bold" style:font-size-complex="72pt" style:font-weight-complex="bold"/>
    </style:style>
    <style:style style:name="P193" style:family="paragraph">
      <loext:graphic-properties draw:fill="none" draw:fill-color="#cccccc" draw:opacity="20%"/>
      <style:paragraph-properties fo:text-align="center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94" style:family="paragraph">
      <loext:graphic-properties draw:fill="none" draw:fill-color="#ffffff"/>
      <style:paragraph-properties style:writing-mode="lr-tb"/>
      <style:text-properties fo:color="#ffffff" loext:opacity="100%" fo:font-size="72pt" fo:font-weight="bold" style:font-size-asian="96pt" style:font-weight-asian="bold" style:font-size-complex="96pt" style:font-weight-complex="bold"/>
    </style:style>
    <style:style style:name="P195" style:family="paragraph">
      <style:paragraph-properties fo:text-align="end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96" style:family="paragraph">
      <loext:graphic-properties draw:fill="none" draw:fill-color="#999999" draw:opacity="20%"/>
      <style:paragraph-properties fo:text-align="end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97" style:family="paragraph">
      <loext:graphic-properties draw:fill="none" draw:fill-color="#333333" draw:opacity="20%"/>
      <style:paragraph-properties fo:text-align="center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98" style:family="paragraph">
      <loext:graphic-properties draw:fill="none" draw:fill-color="#666666" draw:opacity="20%"/>
      <style:paragraph-properties fo:text-align="center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99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bold" style:font-size-complex="20pt" style:font-weight-complex="bold"/>
    </style:style>
    <style:style style:name="P200" style:family="paragraph">
      <loext:graphic-properties draw:fill="none" draw:fill-color="#ffffff"/>
      <style:paragraph-properties fo:text-align="end" style:writing-mode="lr-tb"/>
      <style:text-properties fo:font-size="20pt" fo:font-weight="normal" style:font-size-asian="20pt" style:font-weight-asian="bold" style:font-size-complex="20pt" style:font-weight-complex="bold"/>
    </style:style>
    <style:style style:name="P201" style:family="paragraph">
      <loext:graphic-properties draw:fill="none" draw:fill-color="#ffffff"/>
      <style:paragraph-properties fo:text-align="end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202" style:family="paragraph">
      <loext:graphic-properties draw:fill="solid" draw:fill-color="#ffffff" draw:opacity="80%"/>
      <style:paragraph-properties fo:text-align="end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203" style:family="paragraph">
      <loext:graphic-properties draw:fill="none" draw:fill-color="#ffffff"/>
      <style:paragraph-properties fo:text-align="start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204" style:family="paragraph">
      <loext:graphic-properties draw:fill="none" draw:fill-color="#ffffff"/>
      <style:paragraph-properties fo:text-align="start" style:writing-mode="lr-tb"/>
      <style:text-properties fo:font-size="48pt" fo:font-weight="bold" style:font-size-asian="48pt" style:font-weight-asian="bold" style:font-size-complex="48pt" style:font-weight-complex="bold"/>
    </style:style>
    <style:style style:name="P205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20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207" style:family="paragraph">
      <loext:graphic-properties draw:fill-color="#c4c4c4"/>
      <style:paragraph-properties fo:text-align="center"/>
    </style:style>
    <style:style style:name="P208" style:family="paragraph">
      <loext:graphic-properties draw:fill="none"/>
      <style:paragraph-properties fo:text-align="end" style:writing-mode="lr-tb"/>
      <style:text-properties style:font-name="Arial4"/>
    </style:style>
    <style:style style:name="P209" style:family="paragraph">
      <style:paragraph-properties fo:text-align="center" style:writing-mode="lr-tb"/>
      <style:text-properties fo:color="#ffffff" loext:opacity="100%" style:font-name="Arial4" fo:font-size="24pt" fo:font-weight="bold" style:font-size-asian="18pt" style:font-size-complex="18pt"/>
    </style:style>
    <style:style style:name="P210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4" fo:font-size="24pt" fo:font-weight="bold" style:font-size-asian="18pt" style:font-size-complex="18pt"/>
    </style:style>
    <style:style style:name="P211" style:family="paragraph">
      <loext:graphic-properties draw:fill="solid" draw:fill-color="#808080"/>
      <style:paragraph-properties fo:text-align="center" style:writing-mode="lr-tb"/>
      <style:text-properties fo:color="#ffffff" loext:opacity="100%" style:font-name="Arial4" fo:font-size="24pt" fo:font-weight="bold" style:font-size-asian="18pt" style:font-size-complex="18pt"/>
    </style:style>
    <style:style style:name="P212" style:family="paragraph">
      <loext:graphic-properties draw:fill="solid" draw:fill-color="#c4c4c4"/>
      <style:paragraph-properties fo:text-align="center" style:writing-mode="lr-tb"/>
      <style:text-properties fo:color="#ffffff" loext:opacity="100%" style:font-name="Arial4" fo:font-size="24pt" fo:font-weight="bold" style:font-size-asian="18pt" style:font-size-complex="18pt"/>
    </style:style>
    <style:style style:name="P213" style:family="paragraph">
      <loext:graphic-properties draw:fill="none" draw:fill-color="#ffffff"/>
      <style:paragraph-properties fo:text-align="center" style:writing-mode="lr-tb"/>
      <style:text-properties style:font-name="Arial4" fo:font-size="48pt" fo:font-weight="bold" style:font-size-asian="48pt" style:font-weight-asian="bold" style:font-size-complex="48pt" style:font-weight-complex="bold"/>
    </style:style>
    <style:style style:name="P214" style:family="paragraph">
      <loext:graphic-properties draw:fill-color="#666666"/>
      <style:paragraph-properties fo:text-align="center"/>
      <style:text-properties fo:font-size="24pt" style:font-size-asian="18pt" style:font-size-complex="18pt"/>
    </style:style>
    <style:style style:name="P215" style:family="paragraph">
      <loext:graphic-properties draw:fill-color="#999999"/>
      <style:paragraph-properties fo:text-align="center"/>
      <style:text-properties fo:font-size="24pt" style:font-size-asian="18pt" style:font-size-complex="18pt"/>
    </style:style>
    <style:style style:name="P216" style:family="paragraph">
      <loext:graphic-properties draw:fill-color="#cccccc"/>
      <style:paragraph-properties fo:text-align="center"/>
      <style:text-properties fo:font-size="24pt" style:font-size-asian="18pt" style:font-size-complex="18pt"/>
    </style:style>
    <style:style style:name="P217" style:family="paragraph">
      <style:paragraph-properties fo:text-align="center" style:writing-mode="lr-tb"/>
      <style:text-properties fo:color="#ffffff" loext:opacity="100%" style:font-name="Arial4" fo:font-size="24pt" fo:font-weight="bold" style:font-size-asian="18pt" style:font-weight-asian="bold" style:font-size-complex="18pt" style:font-weight-complex="bold"/>
    </style:style>
    <style:style style:name="P218" style:family="paragraph">
      <loext:graphic-properties draw:fill-color="#34a3c5"/>
      <style:paragraph-properties fo:text-align="center" style:writing-mode="lr-tb"/>
      <style:text-properties fo:color="#ffffff" loext:opacity="100%" style:font-name="Arial4" fo:font-size="24pt" fo:font-weight="bold" style:font-size-asian="18pt" style:font-weight-asian="bold" style:font-size-complex="18pt" style:font-weight-complex="bold"/>
    </style:style>
    <style:style style:name="P219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4" fo:font-size="24pt" fo:font-weight="bold" style:font-size-asian="18pt" style:font-weight-asian="bold" style:font-size-complex="18pt" style:font-weight-complex="bold"/>
    </style:style>
    <style:style style:name="P220" style:family="paragraph">
      <loext:graphic-properties draw:fill="solid" draw:fill-color="#808080"/>
      <style:paragraph-properties fo:text-align="center" style:writing-mode="lr-tb"/>
      <style:text-properties fo:color="#ffffff" loext:opacity="100%" style:font-name="Arial4" fo:font-size="24pt" fo:font-weight="bold" style:font-size-asian="18pt" style:font-weight-asian="bold" style:font-size-complex="18pt" style:font-weight-complex="bold"/>
    </style:style>
    <style:style style:name="P221" style:family="paragraph">
      <style:paragraph-properties fo:text-align="center" style:writing-mode="lr-tb"/>
      <style:text-properties style:font-name="Arial4" fo:font-size="24pt" fo:font-weight="bold" style:font-size-asian="18pt" style:font-weight-asian="bold" style:font-size-complex="18pt" style:font-weight-complex="bold"/>
    </style:style>
    <style:style style:name="P222" style:family="paragraph">
      <loext:graphic-properties draw:fill="solid" draw:fill-color="#c4c4c4"/>
      <style:paragraph-properties fo:text-align="center" style:writing-mode="lr-tb"/>
      <style:text-properties style:font-name="Arial4" fo:font-size="24pt" fo:font-weight="bold" style:font-size-asian="18pt" style:font-weight-asian="bold" style:font-size-complex="18pt" style:font-weight-complex="bold"/>
    </style:style>
    <style:style style:name="P223" style:family="paragraph">
      <loext:graphic-properties draw:fill-color="#cccccc"/>
      <style:paragraph-properties fo:text-align="center" style:writing-mode="lr-tb"/>
      <style:text-properties fo:color="#ffffff" loext:opacity="100%" style:font-name="Arial4" fo:font-size="24pt" fo:font-weight="bold" style:font-size-asian="18pt" style:font-weight-asian="bold" style:font-size-complex="18pt" style:font-weight-complex="bold"/>
    </style:style>
    <style:style style:name="P224" style:family="paragraph">
      <style:paragraph-properties fo:text-align="end" style:writing-mode="lr-tb"/>
      <style:text-properties style:font-name="Arial4" fo:font-size="24pt" style:font-size-asian="18pt" style:font-size-complex="18pt"/>
    </style:style>
    <style:style style:name="P225" style:family="paragraph">
      <loext:graphic-properties draw:fill-color="#34a3c5"/>
      <style:paragraph-properties fo:text-align="end" style:writing-mode="lr-tb"/>
      <style:text-properties style:font-name="Arial4" fo:font-size="24pt" style:font-size-asian="18pt" style:font-size-complex="18pt"/>
    </style:style>
    <style:style style:name="P226" style:family="paragraph">
      <style:paragraph-properties fo:text-align="center">
        <style:tab-stops/>
      </style:paragraph-properties>
    </style:style>
    <style:style style:name="P227" style:family="paragraph">
      <loext:graphic-properties draw:fill="solid" draw:fill-color="#95b241"/>
      <style:paragraph-properties fo:text-align="center" style:writing-mode="lr-tb">
        <style:tab-stops/>
      </style:paragraph-properties>
      <style:text-properties fo:color="#ffffff" loext:opacity="100%" fo:font-weight="bold" style:font-weight-asian="bold" style:font-weight-complex="bold"/>
    </style:style>
    <style:style style:name="P228" style:family="paragraph">
      <loext:graphic-properties draw:fill="solid" draw:fill-color="#f36838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229" style:family="paragraph">
      <loext:graphic-properties draw:fill="solid" draw:fill-color="#ffffff" draw:opacity="80%"/>
      <style:paragraph-properties fo:text-align="center" style:writing-mode="lr-tb"/>
      <style:text-properties fo:font-weight="bold" style:font-weight-asian="bold" style:font-weight-complex="bold"/>
    </style:style>
    <style:style style:name="P230" style:family="paragraph">
      <loext:graphic-properties draw:fill="solid" draw:fill-color="#f36838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31" style:family="paragraph">
      <style:paragraph-properties fo:text-align="center" style:writing-mode="lr-tb"/>
      <style:text-properties fo:color="#ffffff" loext:opacity="100%" fo:font-size="26pt" fo:font-weight="bold" style:font-size-asian="26pt" style:font-weight-asian="bold" style:font-size-complex="26pt" style:font-weight-complex="bold"/>
    </style:style>
    <style:style style:name="P232" style:family="paragraph">
      <loext:graphic-properties draw:fill="solid" draw:fill-color="#95b241"/>
      <style:paragraph-properties fo:text-align="center" style:writing-mode="lr-tb"/>
      <style:text-properties fo:color="#ffffff" loext:opacity="100%" fo:font-size="26pt" fo:font-weight="bold" style:font-size-asian="26pt" style:font-weight-asian="bold" style:font-size-complex="26pt" style:font-weight-complex="bold"/>
    </style:style>
    <style:style style:name="P233" style:family="paragraph">
      <loext:graphic-properties draw:fill-color="#34a3c5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34" style:family="paragraph">
      <loext:graphic-properties draw:fill="none" draw:fill-color="#ffffff"/>
      <style:paragraph-properties fo:text-align="end" style:writing-mode="lr-tb"/>
      <style:text-properties fo:color="#000000" loext:opacity="100%"/>
    </style:style>
    <style:style style:name="P235" style:family="paragraph">
      <style:paragraph-properties fo:text-align="center"/>
      <style:text-properties fo:color="#000000" loext:opacity="100%"/>
    </style:style>
    <style:style style:name="P236" style:family="paragraph">
      <loext:graphic-properties draw:fill="none" draw:fill-color="#ffffff"/>
      <style:paragraph-properties fo:text-align="center" style:writing-mode="lr-tb"/>
      <style:text-properties fo:color="#000000" loext:opacity="100%"/>
    </style:style>
    <style:style style:name="P237" style:family="paragraph">
      <loext:graphic-properties draw:fill-color="#34a3c5" draw:opacity="100%"/>
      <style:paragraph-properties fo:text-align="center"/>
      <style:text-properties fo:color="#ffffff" loext:opacity="100%" fo:font-style="normal" fo:font-weight="bold" style:font-size-asian="18pt" style:font-size-complex="18pt"/>
    </style:style>
    <style:style style:name="P238" style:family="paragraph">
      <loext:graphic-properties draw:fill="solid" draw:fill-color="#f36838" draw:opacity="100%"/>
      <style:paragraph-properties fo:text-align="center"/>
      <style:text-properties fo:color="#ffffff" loext:opacity="100%" fo:font-style="normal" fo:font-weight="bold" style:font-size-complex="18pt"/>
    </style:style>
    <style:style style:name="P239" style:family="paragraph">
      <loext:graphic-properties draw:fill="solid" draw:fill-color="#95b241" draw:opacity="100%"/>
      <style:paragraph-properties fo:text-align="center"/>
      <style:text-properties fo:color="#ffffff" loext:opacity="100%" fo:font-style="normal" fo:font-weight="bold" style:font-size-complex="18pt"/>
    </style:style>
    <style:style style:name="P240" style:family="paragraph">
      <style:paragraph-properties fo:text-align="center" style:writing-mode="lr-tb"/>
      <style:text-properties fo:color="#ffffff" loext:opacity="100%" fo:font-size="18pt" fo:font-style="normal" fo:font-weight="bold" style:font-size-asian="18pt" style:font-size-complex="18pt"/>
    </style:style>
    <style:style style:name="P241" style:family="paragraph">
      <loext:graphic-properties draw:fill-color="#808080" draw:opacity="100%"/>
      <style:paragraph-properties fo:text-align="center" style:writing-mode="lr-tb"/>
      <style:text-properties fo:color="#ffffff" loext:opacity="100%" fo:font-size="18pt" fo:font-style="normal" fo:font-weight="bold" style:font-size-asian="18pt" style:font-size-complex="18pt"/>
    </style:style>
    <style:style style:name="P242" style:family="paragraph">
      <loext:graphic-properties draw:fill-color="#34a3c5" draw:opacity="100%"/>
      <style:paragraph-properties fo:text-align="center" style:writing-mode="lr-tb"/>
      <style:text-properties fo:color="#ffffff" loext:opacity="100%" fo:font-size="18pt" fo:font-style="normal" fo:font-weight="bold" style:font-size-asian="18pt" style:font-size-complex="18pt"/>
    </style:style>
    <style:style style:name="P243" style:family="paragraph">
      <loext:graphic-properties draw:fill="none" draw:fill-color="#ffffff"/>
      <style:paragraph-properties fo:text-align="center" style:writing-mode="lr-tb"/>
      <style:text-properties fo:color="#000000" loext:opacity="100%" fo:font-size="18pt" style:font-size-asian="18pt" style:font-size-complex="18pt"/>
    </style:style>
    <style:style style:name="P244" style:family="paragraph">
      <style:paragraph-properties fo:text-align="center" style:writing-mode="lr-tb"/>
      <style:text-properties fo:color="#ffffff" loext:opacity="100%" fo:font-size="18pt" fo:font-style="normal" fo:font-weight="bold" style:font-size-asian="18pt" style:font-weight-asian="bold" style:font-size-complex="18pt" style:font-weight-complex="bold"/>
    </style:style>
    <style:style style:name="P245" style:family="paragraph">
      <loext:graphic-properties draw:fill-color="#34a3c5"/>
      <style:paragraph-properties fo:text-align="center" style:writing-mode="lr-tb"/>
      <style:text-properties fo:color="#ffffff" loext:opacity="100%" fo:font-size="18pt" fo:font-style="normal" fo:font-weight="bold" style:font-size-asian="18pt" style:font-weight-asian="bold" style:font-size-complex="18pt" style:font-weight-complex="bold"/>
    </style:style>
    <style:style style:name="P246" style:family="paragraph">
      <loext:graphic-properties draw:fill="solid" draw:fill-color="#f36838"/>
      <style:paragraph-properties fo:text-align="center" style:writing-mode="lr-tb"/>
      <style:text-properties fo:color="#ffffff" loext:opacity="100%" fo:font-size="18pt" fo:font-style="normal" fo:font-weight="bold" style:font-size-asian="18pt" style:font-weight-asian="bold" style:font-size-complex="18pt" style:font-weight-complex="bold"/>
    </style:style>
    <style:style style:name="P247" style:family="paragraph">
      <loext:graphic-properties draw:fill="solid" draw:fill-color="#95b241"/>
      <style:paragraph-properties fo:text-align="center" style:writing-mode="lr-tb"/>
      <style:text-properties fo:color="#ffffff" loext:opacity="100%" fo:font-size="18pt" fo:font-style="normal" fo:font-weight="bold" style:font-size-asian="18pt" style:font-weight-asian="bold" style:font-size-complex="18pt" style:font-weight-complex="bold"/>
    </style:style>
    <style:style style:name="P248" style:family="paragraph"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49" style:family="paragraph">
      <loext:graphic-properties draw:fill-color="#f36838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50" style:family="paragraph">
      <loext:graphic-properties draw:fill-color="#b62118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51" style:family="paragraph">
      <loext:graphic-properties draw:fill-color="#502da2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52" style:family="paragraph">
      <loext:graphic-properties draw:fill-color="#34a3c5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53" style:family="paragraph">
      <loext:graphic-properties draw:fill-color="#3b70ee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54" style:family="paragraph">
      <loext:graphic-properties draw:fill="none"/>
      <style:text-properties fo:language="en" fo:country="US"/>
    </style:style>
    <style:style style:name="P255" style:family="paragraph">
      <loext:graphic-properties draw:fill-color="#95b241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56" style:family="paragraph">
      <style:paragraph-properties fo:text-align="center" style:writing-mode="lr-tb"/>
      <style:text-properties style:use-window-font-color="true" loext:opacity="0%" fo:font-size="18pt" fo:language="en" fo:country="US" fo:font-weight="bold" style:font-size-asian="18pt" style:font-weight-asian="bold" style:font-size-complex="18pt" style:font-weight-complex="bold"/>
    </style:style>
    <style:style style:name="P257" style:family="paragraph">
      <loext:graphic-properties draw:fill="none" draw:fill-color="#ffffff"/>
      <style:paragraph-properties fo:text-align="center" style:writing-mode="lr-tb"/>
      <style:text-properties style:use-window-font-color="true" loext:opacity="0%" fo:font-size="18pt" fo:language="en" fo:country="US" fo:font-weight="bold" style:font-size-asian="18pt" style:font-weight-asian="bold" style:font-size-complex="18pt" style:font-weight-complex="bold"/>
    </style:style>
    <style:style style:name="P258" style:family="paragraph">
      <loext:graphic-properties draw:fill-color="#404040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59" style:family="paragraph">
      <loext:graphic-properties draw:fill-color="#808080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60" style:family="paragraph">
      <loext:graphic-properties draw:fill-color="#404040"/>
      <style:paragraph-properties fo:text-align="center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61" style:family="paragraph">
      <loext:graphic-properties draw:fill="none" draw:fill-color="#ffffff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62" style:family="paragraph">
      <loext:graphic-properties draw:fill="none" draw:fill-color="#ffffff"/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P263" style:family="paragraph">
      <loext:graphic-properties draw:fill="none" draw:fill-color="#ffffff"/>
      <style:paragraph-properties fo:text-align="end" style:writing-mode="lr-tb"/>
      <style:text-properties fo:font-size="18pt" fo:font-weight="bold" style:font-size-asian="18pt" style:font-weight-asian="bold" style:font-size-complex="18pt" style:font-weight-complex="bold"/>
    </style:style>
    <style:style style:name="P264" style:family="paragraph">
      <style:paragraph-properties fo:margin-top="0cm" fo:margin-bottom="0.2cm" fo:line-height="0.8cm" fo:text-align="end"/>
    </style:style>
    <style:style style:name="P265" style:family="paragraph">
      <loext:graphic-properties draw:fill="none" draw:fill-color="#ffffff"/>
      <style:paragraph-properties fo:margin-top="0cm" fo:margin-bottom="0.2cm" fo:line-height="0.8cm" fo:text-align="end" style:writing-mode="lr-tb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loext:opacity="100%" fo:font-size="32pt" fo:font-weight="bold" style:font-weight-asian="bold" style:font-weight-complex="bold"/>
    </style:style>
    <style:style style:name="T3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weight="bold"/>
    </style:style>
    <style:style style:name="T5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6" style:family="text">
      <style:text-properties fo:font-size="24pt" fo:font-weight="bold" style:font-size-asian="18pt" style:font-weight-asian="bold" style:font-size-complex="18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8pt" fo:font-weight="bold" fo:background-color="#c4c4c4" style:font-size-asian="18pt" style:font-weight-asian="bold" style:font-size-complex="18pt" style:font-weight-complex="bold"/>
    </style:style>
    <style:style style:name="T9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ffffff" loext:opacity="100%" fo:font-size="15pt" style:font-size-asian="15pt" style:font-size-complex="15pt"/>
    </style:style>
    <style:style style:name="T11" style:family="text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T12" style:family="text">
      <style:text-properties fo:color="#ffffff" loext:opacity="100%" fo:font-size="18pt" style:font-size-asian="18pt" style:font-size-complex="18pt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15pt" style:font-size-asian="18pt" style:font-size-complex="18pt"/>
    </style:style>
    <style:style style:name="T15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16" style:family="text">
      <style:text-properties fo:font-size="15pt" fo:font-weight="bold" style:font-size-asian="15pt" style:font-weight-asian="bold" style:font-size-complex="15pt" style:font-weight-complex="bold"/>
    </style:style>
    <style:style style:name="T17" style:family="text">
      <style:text-properties fo:color="#ffffff" loext:opacity="100%" fo:font-size="8pt" fo:font-weight="bold" fo:background-color="#eb4238" style:font-size-asian="8pt" style:font-weight-asian="bold" style:font-size-complex="8pt" style:font-weight-complex="bold"/>
    </style:style>
    <style:style style:name="T18" style:family="text">
      <style:text-properties fo:color="#ffffff" loext:opacity="100%" fo:font-size="8pt" fo:font-weight="bold" fo:background-color="transparent" style:font-size-asian="8pt" style:font-weight-asian="bold" style:font-size-complex="8pt" style:font-weight-complex="bold"/>
    </style:style>
    <style:style style:name="T19" style:family="text">
      <style:text-properties fo:color="#ffffff" loext:opacity="100%" fo:font-size="8pt" fo:font-weight="bold" fo:background-color="#960900" style:font-size-asian="8pt" style:font-weight-asian="bold" style:font-size-complex="8pt" style:font-weight-complex="bold"/>
    </style:style>
    <style:style style:name="T20" style:family="text">
      <style:text-properties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ffffff" loext:opacity="100%" fo:font-size="15pt" style:font-size-asian="18pt" style:font-size-complex="18pt"/>
    </style:style>
    <style:style style:name="T22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T24" style:family="text">
      <style:text-properties fo:color="#000000" loext:opacity="100%" fo:font-size="18pt" fo:font-weight="bold" style:font-weight-asian="bold" style:font-weight-complex="bold"/>
    </style:style>
    <style:style style:name="T25" style:family="text"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T26" style:family="text">
      <style:text-properties fo:color="#000000" loext:opacity="100%" fo:font-size="18pt" fo:font-weight="bold" style:font-size-asian="24pt" style:font-weight-asian="bold" style:font-size-complex="24pt" style:font-weight-complex="bold"/>
    </style:style>
    <style:style style:name="T27" style:family="text"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T28" style:family="text">
      <style:text-properties style:use-window-font-color="true" loext:opacity="0%" style:font-name="Arial4" fo:font-size="32pt" fo:font-weight="bold" style:font-size-asian="32pt" style:font-weight-asian="bold" style:font-size-complex="32pt" style:font-weight-complex="bold"/>
    </style:style>
    <style:style style:name="T29" style:family="text">
      <style:text-properties fo:color="#ffffff" loext:opacity="100%" style:text-outline="false" style:text-line-through-style="none" style:text-line-through-type="none" style:text-position="0% 100%" style:font-name="Arial5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30" style:family="text">
      <style:text-properties fo:color="#ffffff" loext:opacity="100%" style:text-outline="false" style:text-line-through-style="none" style:text-line-through-type="none" style:text-position="0% 100%" style:font-name="Arial5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color="#ffffff" loext:opacity="100%" style:font-name="Arial5" fo:font-size="24pt" fo:font-weight="bold" style:font-size-asian="24pt" style:font-weight-asian="bold" style:font-size-complex="24pt" style:font-weight-complex="bold"/>
    </style:style>
    <style:style style:name="T32" style:family="text">
      <style:text-properties fo:color="#ffffff" loext:opacity="100%" style:font-name="Arial5" fo:font-size="24pt" style:font-size-asian="24pt" style:font-size-complex="24pt"/>
    </style:style>
    <style:style style:name="T33" style:family="text">
      <style:text-properties fo:color="#ffffff" loext:opacity="100%" style:font-name="Arial5" fo:font-size="24pt"/>
    </style:style>
    <style:style style:name="T34" style:family="text">
      <style:text-properties fo:font-size="15pt" style:font-size-asian="15pt" style:font-size-complex="15pt"/>
    </style:style>
    <style:style style:name="T35" style:family="text">
      <style:text-properties fo:color="#ffffff" loext:opacity="100%" fo:font-size="15pt" fo:font-weight="bold" style:font-size-asian="15pt" style:font-weight-asian="normal" style:font-size-complex="15pt" style:font-weight-complex="normal"/>
    </style:style>
    <style:style style:name="T36" style:family="text">
      <style:text-properties fo:color="#ffffff" loext:opacity="100%" fo:font-size="15pt" fo:font-weight="bold" style:font-size-asian="15pt" style:font-size-complex="15pt"/>
    </style:style>
    <style:style style:name="T37" style:family="text">
      <style:text-properties fo:font-size="18pt" fo:font-weight="bold" fo:background-color="#ffffff" style:font-size-asian="18pt" style:font-weight-asian="bold" style:font-size-complex="18pt" style:font-weight-complex="bold"/>
    </style:style>
    <style:style style:name="T38" style:family="text">
      <style:text-properties fo:font-size="15pt" fo:font-weight="bold" style:font-size-asian="15pt" style:font-size-complex="15pt"/>
    </style:style>
    <style:style style:name="T39" style:family="text"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T40" style:family="text"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T41" style:family="text"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T42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43" style:family="text">
      <style:text-properties fo:font-size="18pt" fo:font-weight="normal" style:font-size-asian="18pt" style:font-weight-asian="normal" style:font-size-complex="18pt" style:font-weight-complex="normal"/>
    </style:style>
    <style:style style:name="T44" style:family="text">
      <style:text-properties fo:font-size="18pt" fo:font-weight="normal" style:font-size-asian="18pt" style:font-weight-asian="bold" style:font-size-complex="18pt" style:font-weight-complex="bold"/>
    </style:style>
    <style:style style:name="T45" style:family="text">
      <style:text-properties fo:font-size="18pt" style:font-size-asian="18pt" style:font-size-complex="18pt"/>
    </style:style>
    <style:style style:name="T46" style:family="text">
      <style:text-properties fo:font-size="20pt" fo:font-weight="normal" style:font-size-asian="20pt" style:font-weight-asian="normal" style:font-size-complex="20pt" style:font-weight-complex="normal"/>
    </style:style>
    <style:style style:name="T47" style:family="text">
      <style:text-properties fo:color="#ffffff" loext:opacity="100%" fo:font-size="72pt" fo:font-weight="bold" style:font-size-asian="112pt" style:font-weight-asian="bold" style:font-size-complex="112pt" style:font-weight-complex="bold"/>
    </style:style>
    <style:style style:name="T48" style:family="text">
      <style:text-properties fo:color="#ffffff" loext:opacity="100%" fo:font-size="72pt" fo:font-weight="bold" style:font-size-asian="72pt" style:font-weight-asian="bold" style:font-size-complex="72pt" style:font-weight-complex="bold"/>
    </style:style>
    <style:style style:name="T49" style:family="text">
      <style:text-properties fo:color="#ffffff" loext:opacity="100%" fo:font-size="72pt" fo:font-weight="bold" style:font-size-asian="96pt" style:font-weight-asian="bold" style:font-size-complex="96pt" style:font-weight-complex="bold"/>
    </style:style>
    <style:style style:name="T50" style:family="text">
      <style:text-properties fo:font-size="20pt" fo:font-weight="normal" style:font-size-asian="20pt" style:font-weight-asian="bold" style:font-size-complex="20pt" style:font-weight-complex="bold"/>
    </style:style>
    <style:style style:name="T51" style:family="text">
      <style:text-properties fo:font-size="14pt" style:font-size-asian="14pt" style:font-size-complex="14pt"/>
    </style:style>
    <style:style style:name="T52" style:family="text">
      <style:text-properties style:font-name="Arial4"/>
    </style:style>
    <style:style style:name="T53" style:family="text">
      <style:text-properties style:font-name="Arial4" fo:font-size="48pt" fo:font-weight="bold" style:font-size-asian="48pt" style:font-weight-asian="bold" style:font-size-complex="48pt" style:font-weight-complex="bold"/>
    </style:style>
    <style:style style:name="T54" style:family="text">
      <style:text-properties fo:color="#ffffff" loext:opacity="100%" style:font-name="Arial4" fo:font-size="24pt" fo:font-weight="bold" style:font-size-asian="18pt" style:font-size-complex="18pt"/>
    </style:style>
    <style:style style:name="T55" style:family="text">
      <style:text-properties fo:color="#ffffff" loext:opacity="100%" style:font-name="Arial4" fo:font-size="24pt" fo:font-weight="bold" style:font-size-asian="18pt" style:font-weight-asian="bold" style:font-size-complex="18pt" style:font-weight-complex="bold"/>
    </style:style>
    <style:style style:name="T56" style:family="text">
      <style:text-properties style:font-name="Arial4" fo:font-size="24pt" fo:font-weight="bold" style:font-size-asian="18pt" style:font-weight-asian="bold" style:font-size-complex="18pt" style:font-weight-complex="bold"/>
    </style:style>
    <style:style style:name="T57" style:family="text">
      <style:text-properties style:font-name="Arial4" fo:font-size="24pt" style:font-size-asian="18pt" style:font-size-complex="18pt"/>
    </style:style>
    <style:style style:name="T58" style:family="text">
      <style:text-properties fo:color="#ffffff" loext:opacity="100%"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color="#ffffff" loext:opacity="100%" fo:font-size="26pt" fo:font-weight="bold" style:font-size-asian="26pt" style:font-weight-asian="bold" style:font-size-complex="26pt" style:font-weight-complex="bold"/>
    </style:style>
    <style:style style:name="T61" style:family="text">
      <style:text-properties fo:color="#000000" loext:opacity="100%"/>
    </style:style>
    <style:style style:name="T62" style:family="text">
      <style:text-properties fo:color="#ffffff" loext:opacity="100%" fo:font-size="18pt" fo:font-style="normal" fo:font-weight="bold" style:font-size-asian="18pt" style:font-size-complex="18pt"/>
    </style:style>
    <style:style style:name="T63" style:family="text">
      <style:text-properties fo:color="#000000" loext:opacity="100%" fo:font-size="18pt" style:font-size-asian="18pt" style:font-size-complex="18pt"/>
    </style:style>
    <style:style style:name="T64" style:family="text">
      <style:text-properties fo:color="#ffffff" loext:opacity="100%" fo:font-size="18pt" fo:font-style="normal" fo:font-weight="bold" style:font-size-asian="18pt" style:font-weight-asian="bold" style:font-size-complex="18pt" style:font-weight-complex="bold"/>
    </style:style>
    <style:style style:name="T65" style:family="text"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T66" style:family="text">
      <style:text-properties style:use-window-font-color="true" loext:opacity="0%" fo:font-size="18pt" fo:language="en" fo:country="US" fo:font-weight="bold" style:font-size-asian="18pt" style:font-weight-asian="bold" style:font-size-complex="18pt" style:font-weight-complex="bold"/>
    </style:style>
    <style:style style:name="T67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A</text:span></text:p>
            <text:p><text:span text:style-name="T1"/></text:p>
            <text:p><text:span text:style-name="T1">Course Introduction</text:span>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B</text:span></text:p>
            <text:p><text:span text:style-name="T1"/></text:p>
            <text:p><text:span text:style-name="T1">Project Management</text:span></text:p>
          </draw:text-box>
        </draw:frame>
      </draw:page>
      <draw:page draw:name="page3" draw:style-name="dp1" draw:master-page-name="Default">
        <office:forms form:automatic-focus="false" form:apply-design-mode="false"/>
        <draw:g>
          <draw:line draw:style-name="gr2" draw:layer="layout" svg:x1="11cm" svg:y1="11.5cm" svg:x2="14cm" svg:y2="7cm">
            <text:p/>
          </draw:line>
          <draw:line draw:style-name="gr2" draw:layer="layout" svg:x1="14cm" svg:y1="7cm" svg:x2="17cm" svg:y2="11.5cm">
            <text:p/>
          </draw:line>
          <draw:line draw:style-name="gr2" draw:layer="layout" svg:x1="11cm" svg:y1="11.5cm" svg:x2="17cm" svg:y2="11.5cm">
            <text:p/>
          </draw:line>
          <draw:custom-shape draw:style-name="gr3" draw:text-style-name="P3" draw:layer="layout" svg:width="3cm" svg:height="3cm" svg:x="15.5cm" svg:y="10cm">
            <text:p text:style-name="P2"><text:span text:style-name="T2">S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3cm" svg:height="3cm" svg:x="12.5cm" svg:y="5.5cm">
            <text:p text:style-name="P4"><text:span text:style-name="T2">P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3cm" svg:height="3cm" svg:x="9.5cm" svg:y="10cm">
            <text:p text:style-name="P6"><text:span text:style-name="T3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8" draw:layer="layout" svg:width="8cm" svg:height="3cm" svg:x="10cm" svg:y="2.5cm">
            <draw:text-box>
              <text:p><text:span text:style-name="T4">Product</text:span><text:span text:style-name="T4"><text:line-break/></text:span><text:span text:style-name="T4">Owner</text:span></text:p>
            </draw:text-box>
          </draw:frame>
          <draw:frame draw:style-name="gr7" draw:text-style-name="P10" draw:layer="layout" svg:width="8cm" svg:height="3cm" svg:x="19cm" svg:y="10cm">
            <draw:text-box>
              <text:p text:style-name="P9"><text:span text:style-name="T4">Scrum</text:span><text:span text:style-name="T4"><text:line-break/></text:span><text:span text:style-name="T4">Master</text:span></text:p>
            </draw:text-box>
          </draw:frame>
          <draw:frame draw:style-name="gr8" draw:text-style-name="P12" draw:layer="layout" svg:width="8cm" svg:height="3cm" svg:x="1cm" svg:y="10cm">
            <draw:text-box>
              <text:p text:style-name="P11"><text:span text:style-name="T4">Software</text:span></text:p>
              <text:p text:style-name="P11"><text:span text:style-name="T4">Developer</text:span></text:p>
            </draw:text-box>
          </draw:frame>
        </draw:g>
      </draw:page>
      <draw:page draw:name="page4" draw:style-name="dp1" draw:master-page-name="Default">
        <office:forms form:automatic-focus="false" form:apply-design-mode="false"/>
        <draw:g>
          <draw:g>
            <draw:g>
              <draw:custom-shape draw:style-name="gr9" draw:text-style-name="P14" draw:layer="layout" svg:width="2.5cm" svg:height="2cm" svg:x="3.5cm" svg:y="9cm">
                <text:p text:style-name="P13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0" draw:text-style-name="P15" draw:layer="layout" svg:width="2.486cm" svg:height="2cm" svg:x="5.514cm" svg:y="9cm">
                <text:p text:style-name="P13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1" draw:text-style-name="P16" draw:layer="layout" svg:width="2.5cm" svg:height="2cm" svg:x="7.5cm" svg:y="9cm">
                <text:p text:style-name="P13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14" draw:layer="layout" svg:width="2.5cm" svg:height="2cm" svg:x="17.5cm" svg:y="9cm">
                <text:p text:style-name="P13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0" draw:text-style-name="P15" draw:layer="layout" svg:width="2.486cm" svg:height="2cm" svg:x="19.514cm" svg:y="9cm">
                <text:p text:style-name="P13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1" draw:text-style-name="P18" draw:layer="layout" svg:width="2.5cm" svg:height="2cm" svg:x="21.5cm" svg:y="9cm">
                <text:p text:style-name="P17"><text:span text:style-name="T6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2" draw:text-style-name="P20" draw:layer="layout" svg:width="6.5cm" svg:height="1.5cm" svg:x="3.5cm" svg:y="7.5cm">
              <draw:text-box>
                <text:p text:style-name="P19"><text:span text:style-name="T7">Sprint 1</text:span></text:p>
              </draw:text-box>
            </draw:frame>
            <draw:frame draw:style-name="gr12" draw:text-style-name="P20" draw:layer="layout" svg:width="6.5cm" svg:height="1.5cm" svg:x="17.5cm" svg:y="7.5cm">
              <draw:text-box>
                <text:p text:style-name="P19"><text:span text:style-name="T7">Sprint n</text:span></text:p>
              </draw:text-box>
            </draw:frame>
            <draw:g>
              <draw:line draw:style-name="gr13" draw:text-style-name="P19" draw:layer="layout" svg:x1="1cm" svg:y1="12cm" svg:x2="27cm" svg:y2="12cm">
                <text:p/>
              </draw:line>
              <draw:frame draw:style-name="gr14" draw:text-style-name="P22" draw:layer="layout" svg:width="3cm" svg:height="1.5cm" svg:x="24cm" svg:y="12cm">
                <draw:text-box>
                  <text:p text:style-name="P21">time</text:p>
                </draw:text-box>
              </draw:frame>
              <draw:line draw:style-name="gr15" draw:text-style-name="P19" draw:layer="layout" svg:x1="3cm" svg:y1="11.5cm" svg:x2="3cm" svg:y2="12.5cm">
                <text:p/>
              </draw:line>
              <draw:line draw:style-name="gr15" draw:text-style-name="P19" draw:layer="layout" svg:x1="3cm" svg:y1="11.5cm" svg:x2="3cm" svg:y2="12.5cm">
                <text:p/>
              </draw:line>
              <draw:line draw:style-name="gr15" draw:text-style-name="P19" draw:layer="layout" svg:x1="24cm" svg:y1="11.5cm" svg:x2="24cm" svg:y2="12.5cm">
                <text:p/>
              </draw:line>
              <draw:line draw:style-name="gr15" draw:text-style-name="P19" draw:layer="layout" svg:x1="17cm" svg:y1="11.5cm" svg:x2="17cm" svg:y2="12.5cm">
                <text:p/>
              </draw:line>
              <draw:line draw:style-name="gr15" draw:text-style-name="P19" draw:layer="layout" svg:x1="10cm" svg:y1="11.5cm" svg:x2="10cm" svg:y2="12.5cm">
                <text:p/>
              </draw:line>
              <draw:frame draw:style-name="gr16" draw:text-style-name="P20" draw:layer="layout" svg:width="7cm" svg:height="1.5cm" svg:x="3cm" svg:y="12cm">
                <draw:text-box>
                  <text:p text:style-name="P19"><text:span text:style-name="T7">Week 1</text:span></text:p>
                </draw:text-box>
              </draw:frame>
              <draw:frame draw:style-name="gr17" draw:text-style-name="P20" draw:layer="layout" svg:width="7cm" svg:height="1.5cm" svg:x="17cm" svg:y="12cm">
                <draw:text-box>
                  <text:p text:style-name="P19"><text:span text:style-name="T7">Week n</text:span></text:p>
                </draw:text-box>
              </draw:frame>
              <draw:frame draw:style-name="gr17" draw:text-style-name="P20" draw:layer="layout" svg:width="7cm" svg:height="1.5cm" svg:x="10cm" svg:y="12cm">
                <draw:text-box>
                  <text:p text:style-name="P19"><text:span text:style-name="T7">...</text:span></text:p>
                </draw:text-box>
              </draw:frame>
            </draw:g>
            <draw:frame draw:style-name="gr18" draw:text-style-name="P23" draw:layer="layout" svg:width="7cm" svg:height="3cm" svg:x="10cm" svg:y="8.5cm">
              <draw:text-box>
                <text:p text:style-name="P19"><text:span text:style-name="T1">...</text:span></text:p>
              </draw:text-box>
            </draw:frame>
          </draw:g>
          <draw:g>
            <draw:custom-shape draw:style-name="gr19" draw:text-style-name="P25" draw:layer="layout" svg:width="6.427cm" svg:height="1.112cm" svg:x="5.537cm" svg:y="2.147cm">
              <text:p text:style-name="P24"><text:span text:style-name="T8">Mid-Project Release</text:span></text:p>
              <draw:enhanced-geometry svg:viewBox="0 0 21600 21600" draw:text-areas="0 0 21600 21600" draw:type="chevron" draw:modifiers="16198.591426832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0" draw:text-style-name="P26" draw:layer="layout" svg:width="4.455cm" svg:height="1.112cm" svg:x="16.023cm" svg:y="2.147cm">
              <text:p text:style-name="P24"><text:span text:style-name="T8">Final Release</text:span></text:p>
              <draw:enhanced-geometry svg:viewBox="0 0 21600 21600" draw:text-areas="0 0 21600 21600" draw:type="chevron" draw:modifiers="16198.591426832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g>
              <draw:line draw:style-name="gr13" draw:text-style-name="P19" draw:layer="layout" svg:x1="1cm" svg:y1="5.5cm" svg:x2="27cm" svg:y2="5.5cm">
                <text:p/>
              </draw:line>
              <draw:frame draw:style-name="gr21" draw:text-style-name="P22" draw:layer="layout" svg:width="3cm" svg:height="1.5cm" svg:x="24cm" svg:y="5.5cm">
                <draw:text-box>
                  <text:p text:style-name="P21">time</text:p>
                </draw:text-box>
              </draw:frame>
              <draw:line draw:style-name="gr15" draw:text-style-name="P19" draw:layer="layout" svg:x1="3cm" svg:y1="5cm" svg:x2="3cm" svg:y2="6cm">
                <text:p/>
              </draw:line>
              <draw:frame draw:style-name="gr22" draw:text-style-name="P20" draw:layer="layout" svg:width="10.5cm" svg:height="1.5cm" svg:x="3cm" svg:y="5.5cm">
                <draw:text-box>
                  <text:p text:style-name="P19"><text:span text:style-name="T7">Sprints 1 to n/2</text:span></text:p>
                </draw:text-box>
              </draw:frame>
              <draw:frame draw:style-name="gr17" draw:text-style-name="P20" draw:layer="layout" svg:width="10.5cm" svg:height="1.5cm" svg:x="13.5cm" svg:y="5.5cm">
                <draw:text-box>
                  <text:p text:style-name="P19"><text:span text:style-name="T7">Sprints (n/2+1) to n</text:span></text:p>
                </draw:text-box>
              </draw:frame>
              <draw:line draw:style-name="gr15" draw:text-style-name="P19" draw:layer="layout" svg:x1="3cm" svg:y1="5cm" svg:x2="3cm" svg:y2="6cm">
                <text:p/>
              </draw:line>
              <draw:line draw:style-name="gr15" draw:text-style-name="P19" draw:layer="layout" svg:x1="24cm" svg:y1="5cm" svg:x2="24cm" svg:y2="6cm">
                <text:p/>
              </draw:line>
              <draw:line draw:style-name="gr15" draw:text-style-name="P19" draw:layer="layout" svg:x1="13.5cm" svg:y1="5cm" svg:x2="13.5cm" svg:y2="6cm">
                <text:p/>
              </draw:line>
            </draw:g>
          </draw:g>
          <draw:path draw:style-name="gr23" draw:text-style-name="P27" draw:layer="layout" svg:width="20.999cm" svg:height="1.999cm" svg:x="3cm" svg:y="6.5cm" svg:viewBox="0 0 21000 2000" svg:d="M0 2000c1000-1000 2500-1000 4500-1000s5000 0 6000-1000c1000 1000 4000 1000 6000 1000s3500 0 4500 1000">
            <text:p/>
          </draw:path>
        </draw:g>
      </draw:page>
      <draw:page draw:name="page5" draw:style-name="dp1" draw:master-page-name="Default">
        <office:forms form:automatic-focus="false" form:apply-design-mode="false"/>
        <draw:g>
          <draw:custom-shape draw:style-name="gr24" draw:text-style-name="P29" draw:layer="layout" svg:width="10cm" svg:height="1.5cm" draw:transform="rotate (1.5707963267949) translate (23.25cm 13.5cm)">
            <text:p text:style-name="P28"><text:span text:style-name="T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0" draw:layer="layout" svg:width="10cm" svg:height="1.5cm" draw:transform="rotate (1.5707963267949) translate (20.25cm 13.5cm)">
            <text:p text:style-name="P28"><text:span text:style-name="T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1" draw:layer="layout" svg:width="10cm" svg:height="1.5cm" draw:transform="rotate (1.5707963267949) translate (21.75cm 13.5cm)">
            <text:p text:style-name="P28"><text:span text:style-name="T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3" draw:layer="layout" svg:width="4.5cm" svg:height="1.5cm" svg:x="20.25cm" svg:y="5cm">
            <text:p text:style-name="P32"><text:span text:style-name="T10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3" draw:layer="layout" svg:width="4.5cm" svg:height="1.5cm" svg:x="20.25cm" svg:y="11cm">
            <text:p text:style-name="P32"><text:span text:style-name="T10">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3" draw:layer="layout" svg:width="4.5cm" svg:height="1.5cm" svg:x="20.25cm" svg:y="9.5cm">
            <text:p text:style-name="P32"><text:span text:style-name="T10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3" draw:layer="layout" svg:width="4.5cm" svg:height="1.5cm" svg:x="20.25cm" svg:y="8cm">
            <text:p text:style-name="P32"><text:span text:style-name="T10">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9" draw:layer="layout" svg:width="10cm" svg:height="1.5cm" draw:transform="rotate (1.5707963267949) translate (18.75cm 13.5cm)">
            <text:p text:style-name="P28"><text:span text:style-name="T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0" draw:layer="layout" svg:width="10cm" svg:height="1.5cm" draw:transform="rotate (1.5707963267949) translate (15.75cm 13.5cm)">
            <text:p text:style-name="P28"><text:span text:style-name="T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1" draw:layer="layout" svg:width="10cm" svg:height="1.5cm" draw:transform="rotate (1.5707963267949) translate (17.25cm 13.5cm)">
            <text:p text:style-name="P28"><text:span text:style-name="T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3" draw:layer="layout" svg:width="4.5cm" svg:height="1.5cm" svg:x="15.75cm" svg:y="5cm">
            <text:p text:style-name="P32"><text:span text:style-name="T10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3" draw:layer="layout" svg:width="4.5cm" svg:height="3cm" svg:x="15.75cm" svg:y="9.5cm">
            <text:p text:style-name="P32"><text:span text:style-name="T10">Next sprint</text:span></text:p>
            <text:p text:style-name="P32"><text:span text:style-name="T10">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9" draw:layer="layout" svg:width="10cm" svg:height="1.5cm" draw:transform="rotate (1.5707963267949) translate (11.25cm 13.5cm)">
            <text:p text:style-name="P28"><text:span text:style-name="T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0" draw:layer="layout" svg:width="10cm" svg:height="1.5cm" draw:transform="rotate (1.5707963267949) translate (8.25cm 13.5cm)">
            <text:p text:style-name="P28"><text:span text:style-name="T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1" draw:layer="layout" svg:width="10cm" svg:height="1.5cm" draw:transform="rotate (1.5707963267949) translate (9.75cm 13.5cm)">
            <text:p text:style-name="P28"><text:span text:style-name="T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5" draw:layer="layout" svg:width="4.5cm" svg:height="1.5cm" svg:x="8.25cm" svg:y="5cm">
            <text:p text:style-name="P34"><text:span text:style-name="T11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9" draw:layer="layout" svg:width="10cm" svg:height="1.5cm" draw:transform="rotate (1.5707963267949) translate (6.75cm 13.5cm)">
            <text:p text:style-name="P28"><text:span text:style-name="T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7" draw:layer="layout" svg:width="10cm" svg:height="1.5cm" draw:transform="rotate (1.5707963267949) translate (3.75cm 13.5cm)">
            <text:p text:style-name="P36"><text:span text:style-name="T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1" draw:layer="layout" svg:width="10cm" svg:height="1.5cm" draw:transform="rotate (1.5707963267949) translate (5.25cm 13.5cm)">
            <text:p text:style-name="P28"><text:span text:style-name="T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9" draw:layer="layout" svg:width="4.5cm" svg:height="3cm" svg:x="3.75cm" svg:y="3.5cm">
            <text:p text:style-name="P38"><text:span text:style-name="T12">Sprint</text:span><text:span text:style-name="T12"><text:line-break/></text:span><text:span text:style-name="T12">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text-style-name="P20" draw:layer="layout" svg:width="4.5cm" svg:height="1.5cm" svg:x="3.75cm" svg:y="2cm">
            <draw:text-box>
              <text:p text:style-name="P19"><text:span text:style-name="T7">Wed</text:span></text:p>
            </draw:text-box>
          </draw:frame>
          <draw:line draw:style-name="gr30" draw:text-style-name="P40" draw:layer="layout" svg:x1="3cm" svg:y1="8.5cm" svg:x2="4.5cm" svg:y2="8.5cm">
            <text:p/>
          </draw:line>
          <draw:line draw:style-name="gr30" draw:text-style-name="P40" draw:layer="layout" svg:x1="3cm" svg:y1="13.5cm" svg:x2="4.5cm" svg:y2="13.5cm">
            <text:p/>
          </draw:line>
          <draw:frame draw:style-name="gr31" draw:text-style-name="P41" draw:layer="layout" svg:width="3cm" svg:height="5.25cm" svg:x="12.75cm" svg:y="6.75cm">
            <draw:text-box>
              <text:p text:style-name="P19"><text:span text:style-name="T13">...</text:span></text:p>
            </draw:text-box>
          </draw:frame>
          <draw:frame draw:style-name="gr32" draw:text-style-name="P42" draw:layer="layout" svg:width="2cm" svg:height="5cm" svg:x="1.75cm" svg:y="3.55cm">
            <draw:text-box>
              <text:p text:style-name="P9"><text:span text:style-name="T14">09:00</text:span></text:p>
            </draw:text-box>
          </draw:frame>
          <draw:frame draw:style-name="gr32" draw:text-style-name="P42" draw:layer="layout" svg:width="2cm" svg:height="5cm" svg:x="1.75cm" svg:y="8.5cm">
            <draw:text-box>
              <text:p text:style-name="P9"><text:span text:style-name="T14">13:00</text:span></text:p>
            </draw:text-box>
          </draw:frame>
          <draw:frame draw:style-name="gr32" draw:text-style-name="P42" draw:layer="layout" svg:width="2cm" svg:height="1cm" svg:x="1.75cm" svg:y="13.5cm">
            <draw:text-box>
              <text:p text:style-name="P9"><text:span text:style-name="T14">17:00</text:span></text:p>
            </draw:text-box>
          </draw:frame>
          <draw:line draw:style-name="gr33" draw:text-style-name="P40" draw:layer="layout" svg:x1="3cm" svg:y1="3.5cm" svg:x2="26.25cm" svg:y2="3.5cm">
            <text:p/>
          </draw:line>
          <draw:line draw:style-name="gr33" draw:text-style-name="P19" draw:layer="layout" svg:x1="3.75cm" svg:y1="3cm" svg:x2="3.75cm" svg:y2="15cm">
            <text:p/>
          </draw:line>
          <draw:frame draw:style-name="gr29" draw:text-style-name="P20" draw:layer="layout" svg:width="4.5cm" svg:height="1.5cm" svg:x="20.25cm" svg:y="2cm">
            <draw:text-box>
              <text:p text:style-name="P19"><text:span text:style-name="T7">Tue</text:span></text:p>
            </draw:text-box>
          </draw:frame>
          <draw:line draw:style-name="gr15" draw:text-style-name="P19" draw:layer="layout" svg:x1="12.75cm" svg:y1="3cm" svg:x2="12.75cm" svg:y2="4.5cm">
            <text:p/>
          </draw:line>
          <draw:line draw:style-name="gr15" draw:text-style-name="P19" draw:layer="layout" svg:x1="8.25cm" svg:y1="3cm" svg:x2="8.25cm" svg:y2="4.5cm">
            <text:p/>
          </draw:line>
          <draw:line draw:style-name="gr15" draw:text-style-name="P19" draw:layer="layout" svg:x1="15.75cm" svg:y1="3cm" svg:x2="15.75cm" svg:y2="4.5cm">
            <text:p/>
          </draw:line>
          <draw:line draw:style-name="gr15" draw:text-style-name="P19" draw:layer="layout" svg:x1="20.25cm" svg:y1="3cm" svg:x2="20.25cm" svg:y2="4.5cm">
            <text:p/>
          </draw:line>
          <draw:frame draw:style-name="gr29" draw:text-style-name="P20" draw:layer="layout" svg:width="4.5cm" svg:height="1.5cm" svg:x="15.75cm" svg:y="2cm">
            <draw:text-box>
              <text:p text:style-name="P19"><text:span text:style-name="T7">Mon</text:span></text:p>
            </draw:text-box>
          </draw:frame>
          <draw:frame draw:style-name="gr29" draw:text-style-name="P20" draw:layer="layout" svg:width="4.5cm" svg:height="1.5cm" svg:x="8.25cm" svg:y="2cm">
            <draw:text-box>
              <text:p text:style-name="P19"><text:span text:style-name="T7">Thu</text:span></text:p>
            </draw:text-box>
          </draw:frame>
          <draw:line draw:style-name="gr15" draw:text-style-name="P43" draw:layer="layout" svg:x1="24.75cm" svg:y1="3cm" svg:x2="24.75cm" svg:y2="4.5cm">
            <text:p/>
          </draw:line>
        </draw:g>
      </draw:page>
      <draw:page draw:name="page6" draw:style-name="dp1" draw:master-page-name="Default">
        <office:forms form:automatic-focus="false" form:apply-design-mode="false"/>
        <draw:g>
          <draw:custom-shape draw:style-name="gr34" draw:text-style-name="P45" draw:layer="layout" svg:width="5cm" svg:height="8cm" svg:x="16.5cm" svg:y="3cm">
            <text:p text:style-name="P44"><text:span text:style-name="T15">Awaiting review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46" draw:layer="layout" svg:width="5cm" svg:height="8cm" svg:x="21.5cm" svg:y="3cm">
            <text:p text:style-name="P44"><text:span text:style-name="T15">Feature Archive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6" draw:layer="layout" svg:width="5cm" svg:height="8cm" svg:x="1.5cm" svg:y="3cm">
            <text:p text:style-name="P44"><text:span text:style-name="T15">Product Backlog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47" draw:layer="layout" svg:width="5cm" svg:height="8cm" svg:x="11.5cm" svg:y="3cm">
            <text:p text:style-name="P44"><text:span text:style-name="T15">In progress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45" draw:layer="layout" svg:width="5cm" svg:height="8cm" svg:x="6.5cm" svg:y="3cm">
            <text:p text:style-name="P44"><text:span text:style-name="T15">Sprint Backlog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48" xml:id="id1" draw:id="id1" draw:layer="layout" svg:width="4cm" svg:height="1.5cm" svg:x="17cm" svg:y="6.25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9" draw:text-style-name="P49" draw:layer="layout" svg:x1="4cm" svg:y1="12.5cm" svg:x2="4cm" svg:y2="9.75cm">
            <text:p/>
          </draw:line>
          <draw:custom-shape draw:style-name="gr38" draw:text-style-name="P48" draw:layer="layout" svg:width="4cm" svg:height="1.5cm" svg:x="2cm" svg:y="11.75cm">
            <text:p text:style-name="P48"><text:span text:style-name="T16">1. Tell-a-fri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8" xml:id="id3" draw:id="id3" draw:layer="layout" svg:width="4cm" svg:height="1.5cm" svg:x="2cm" svg:y="4.25cm">
            <text:p text:style-name="P48"><text:span text:style-name="T16">2. Tell-a-friend</text:span></text:p>
            <text:p text:style-name="P50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50" draw:layer="layout" svg:width="4cm" svg:height="1.5cm" svg:x="22.003cm" svg:y="4.253cm">
            <text:p text:style-name="P50"><text:span text:style-name="T16">6. Tell-a-friend</text:span></text:p>
            <text:p text:style-name="P50"><text:span text:style-name="T17"><text:s/></text:span><text:span text:style-name="T17">Est. size = 8 </text:span><text:span text:style-name="T18"><text:s/></text:span><text:span text:style-name="T19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50" xml:id="id5" draw:id="id5" draw:layer="layout" svg:width="4cm" svg:height="1.5cm" svg:x="12.002cm" svg:y="4.252cm">
            <text:p text:style-name="P50"><text:span text:style-name="T16">4. Tell-a-friend</text:span></text:p>
            <text:p text:style-name="P50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8" draw:layer="layout" svg:width="4cm" svg:height="1.5cm" svg:x="2.001cm" svg:y="6.251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8" draw:layer="layout" svg:width="4cm" svg:height="1.5cm" svg:x="22.001cm" svg:y="6.251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8" xml:id="id8" draw:id="id8" draw:layer="layout" svg:width="4cm" svg:height="1.5cm" svg:x="7cm" svg:y="6.25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8" xml:id="id2" draw:id="id2" draw:layer="layout" svg:width="4cm" svg:height="1.5cm" svg:x="2cm" svg:y="8.25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2" draw:layer="layout" svg:x1="19cm" svg:y1="7.75cm" svg:x2="6cm" svg:y2="9cm" draw:start-shape="id1" draw:start-glue-point="2" draw:end-shape="id2" draw:end-glue-point="1" svg:d="M19000 7750v1250h-13000" svg:viewBox="0 0 13001 1251">
            <text:p/>
          </draw:connector>
          <draw:connector draw:style-name="gr42" draw:layer="layout" svg:x1="6cm" svg:y1="5cm" svg:x2="7.001cm" svg:y2="5.001cm" draw:start-shape="id3" draw:start-glue-point="1" draw:end-shape="id4" draw:end-glue-point="3" svg:d="M6000 5000h501v1h500" svg:viewBox="0 0 1002 2">
            <text:p/>
          </draw:connector>
          <draw:custom-shape draw:style-name="gr43" draw:text-style-name="P50" xml:id="id6" draw:id="id6" draw:layer="layout" svg:width="4cm" svg:height="1.5cm" svg:x="17.004cm" svg:y="4.254cm">
            <text:p text:style-name="P50"><text:span text:style-name="T16">5. Tell-a-friend</text:span></text:p>
            <text:p text:style-name="P50"><text:span text:style-name="T17"><text:s/></text:span><text:span text:style-name="T17">Est. size = 8 </text:span><text:span text:style-name="T18"><text:s/></text:span><text:span text:style-name="T19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2" draw:layer="layout" svg:x1="16.002cm" svg:y1="5.002cm" svg:x2="17.004cm" svg:y2="5.004cm" draw:start-shape="id5" draw:start-glue-point="1" draw:end-shape="id6" draw:end-glue-point="3" svg:d="M16002 5002h502v2h500" svg:viewBox="0 0 1003 3">
            <text:p/>
          </draw:connector>
          <draw:connector draw:style-name="gr42" draw:layer="layout" svg:x1="10.876cm" svg:y1="5cm" svg:x2="12.002cm" svg:y2="5.002cm" draw:end-shape="id5" draw:end-glue-point="3" svg:d="M10876 5000h288v2h838" svg:viewBox="0 0 1127 3">
            <text:p/>
          </draw:connector>
          <draw:custom-shape draw:style-name="gr44" draw:text-style-name="P50" xml:id="id4" draw:id="id4" draw:layer="layout" svg:width="4cm" svg:height="1.5cm" svg:x="7.001cm" svg:y="4.251cm">
            <text:p text:style-name="P50"><text:span text:style-name="T16">3. Tell-a-friend</text:span></text:p>
            <text:p text:style-name="P50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2" draw:layer="layout" svg:x1="21cm" svg:y1="5cm" svg:x2="22.002cm" svg:y2="5.002cm" svg:d="M21000 5000h501v2h501" svg:viewBox="0 0 1003 3">
            <text:p/>
          </draw:connector>
          <draw:custom-shape draw:style-name="gr38" draw:text-style-name="P48" draw:layer="layout" svg:width="4cm" svg:height="1.5cm" svg:x="22cm" svg:y="8.25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8" xml:id="id7" draw:id="id7" draw:layer="layout" svg:width="4cm" svg:height="1.5cm" svg:x="12.001cm" svg:y="6.251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2" draw:layer="layout" svg:x1="14.001cm" svg:y1="7.751cm" svg:x2="6cm" svg:y2="9cm" draw:start-shape="id7" draw:start-glue-point="2" draw:end-shape="id2" draw:end-glue-point="1" svg:d="M14001 7751v1249h-8001" svg:viewBox="0 0 8002 1250">
            <text:p/>
          </draw:connector>
          <draw:connector draw:style-name="gr42" draw:layer="layout" svg:x1="9cm" svg:y1="7.75cm" svg:x2="6cm" svg:y2="9cm" draw:start-shape="id8" draw:start-glue-point="2" draw:end-shape="id2" draw:end-glue-point="1" svg:d="M9000 7750v1250h-3000" svg:viewBox="0 0 3001 1251">
            <text:p/>
          </draw:connector>
        </draw:g>
      </draw:page>
      <draw:page draw:name="page7" draw:style-name="dp1" draw:master-page-name="Default">
        <office:forms form:automatic-focus="false" form:apply-design-mode="false"/>
        <draw:g>
          <draw:custom-shape draw:style-name="gr45" draw:text-style-name="P51" draw:layer="layout" svg:width="10cm" svg:height="1cm" svg:x="9cm" svg:y="3.498cm">
            <text:p text:style-name="P36"><text:span text:style-name="T9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37" draw:layer="layout" svg:width="10cm" svg:height="1cm" svg:x="9cm" svg:y="12.5cm">
            <text:p text:style-name="P36"><text:span text:style-name="T9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53" draw:layer="layout" svg:width="10cm" svg:height="3cm" svg:x="9cm" svg:y="8.5cm">
            <text:p text:style-name="P52"><text:span text:style-name="T10">5. Sprint 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54" draw:layer="layout" svg:width="10cm" svg:height="1cm" svg:x="9cm" svg:y="11.5cm">
            <text:p text:style-name="P52"><text:span text:style-name="T10">6. Meeting After-wor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54" draw:layer="layout" svg:width="10cm" svg:height="1cm" svg:x="9cm" svg:y="4.5cm">
            <text:p text:style-name="P52"><text:span text:style-name="T10">1. Meeting 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55" draw:layer="layout" svg:width="10cm" svg:height="1cm" svg:x="9cm" svg:y="6.5cm">
            <text:p text:style-name="P52"><text:span text:style-name="T10">3. Sprint 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55" draw:layer="layout" svg:width="10cm" svg:height="1cm" svg:x="9cm" svg:y="7.5cm">
            <text:p text:style-name="P52"><text:span text:style-name="T10">4. Sprint 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55" draw:layer="layout" svg:width="10cm" svg:height="1cm" svg:x="9cm" svg:y="5.5cm">
            <text:p text:style-name="P52"><text:span text:style-name="T10">2. Sprint 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9" draw:text-style-name="P56" draw:layer="layout" svg:x1="8.5cm" svg:y1="11.5cm" svg:x2="19.5cm" svg:y2="11.5cm">
            <text:p/>
          </draw:line>
          <draw:line draw:style-name="gr33" draw:text-style-name="P40" draw:layer="layout" svg:x1="8.5cm" svg:y1="3.5cm" svg:x2="20cm" svg:y2="3.5cm">
            <text:p/>
          </draw:line>
          <draw:frame draw:style-name="gr50" draw:text-style-name="P57" draw:layer="layout" svg:width="10cm" svg:height="1.5cm" svg:x="9cm" svg:y="2cm">
            <draw:text-box>
              <text:p text:style-name="P19"><text:span text:style-name="T20">Team Meeting Day</text:span></text:p>
            </draw:text-box>
          </draw:frame>
          <draw:line draw:style-name="gr51" draw:text-style-name="P56" draw:layer="layout" svg:x1="8.5cm" svg:y1="8.5cm" svg:x2="19.5cm" svg:y2="8.5cm">
            <text:p/>
          </draw:line>
          <draw:line draw:style-name="gr33" draw:text-style-name="P19" draw:layer="layout" svg:x1="9cm" svg:y1="3cm" svg:x2="9cm" svg:y2="14cm">
            <text:p/>
          </draw:line>
          <draw:path draw:style-name="gr52" draw:text-style-name="P27" draw:layer="layout" svg:width="1.999cm" svg:height="5.999cm" svg:x="6cm" svg:y="2.5cm" svg:viewBox="0 0 2000 6000" svg:d="M2000 6000c-1500 0-1500-750-1000-1500s500-1125-1000-1500c1500-375 1500-750 1000-1500s-500-1500 1000-1500">
            <text:p/>
          </draw:path>
          <draw:path draw:style-name="gr52" draw:text-style-name="P27" draw:layer="layout" svg:width="1.999cm" svg:height="5.999cm" svg:x="6cm" svg:y="8.5cm" svg:viewBox="0 0 2000 6000" svg:d="M2000 6000c-1500 0-1500-750-1000-1500s500-1125-1000-1500c1500-375 1500-750 1000-1500s-500-1500 1000-1500">
            <text:p/>
          </draw:path>
          <draw:frame draw:style-name="gr53" draw:text-style-name="P58" draw:layer="layout" svg:width="6cm" svg:height="4cm" svg:x="0cm" svg:y="3.5cm">
            <draw:text-box>
              <text:p text:style-name="P21"><text:span text:style-name="T13">Previous</text:span></text:p>
              <text:p text:style-name="P21"><text:span text:style-name="T13">Sprint</text:span></text:p>
            </draw:text-box>
          </draw:frame>
          <draw:frame draw:style-name="gr53" draw:text-style-name="P58" draw:layer="layout" svg:width="6cm" svg:height="4cm" svg:x="0cm" svg:y="9.5cm">
            <draw:text-box>
              <text:p text:style-name="P21"><text:span text:style-name="T13">Next</text:span></text:p>
              <text:p text:style-name="P9"><text:span text:style-name="T13">Sprint</text:span></text:p>
            </draw:text-box>
          </draw:frame>
          <draw:frame draw:style-name="gr54" draw:text-style-name="P59" draw:layer="layout" svg:width="6cm" svg:height="4cm" svg:x="22cm" svg:y="6.5cm">
            <draw:text-box>
              <text:p text:style-name="P9"><text:span text:style-name="T13">Team</text:span></text:p>
              <text:p text:style-name="P9"><text:span text:style-name="T13">Meeting</text:span></text:p>
            </draw:text-box>
          </draw:frame>
          <draw:path draw:style-name="gr52" draw:text-style-name="P27" draw:layer="layout" svg:width="1.999cm" svg:height="5.999cm" svg:x="20cm" svg:y="5.5cm" svg:viewBox="0 0 2000 6000" svg:d="M0 0c1500 0 1500 750 1000 1500s-500 1125 1000 1500c-1500 375-1500 750-1000 1500s500 1500-1000 1500">
            <text:p/>
          </draw:path>
          <draw:line draw:style-name="gr49" draw:text-style-name="P56" draw:layer="layout" svg:x1="8.5cm" svg:y1="5.5cm" svg:x2="19.5cm" svg:y2="5.5cm">
            <text:p/>
          </draw:line>
        </draw:g>
      </draw:page>
      <draw:page draw:name="page8" draw:style-name="dp1" draw:master-page-name="Default">
        <office:forms form:automatic-focus="false" form:apply-design-mode="false"/>
        <draw:g>
          <draw:custom-shape draw:style-name="gr55" draw:text-style-name="P60" draw:layer="layout" svg:width="7cm" svg:height="10cm" svg:x="10.5cm" svg:y="3.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60" draw:layer="layout" svg:width="7cm" svg:height="10cm" svg:x="18.5cm" svg:y="3.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60" draw:layer="layout" svg:width="7cm" svg:height="10cm" svg:x="2.5cm" svg:y="3.5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62" xml:id="id9" draw:id="id9" draw:layer="layout" svg:width="5cm" svg:height="1.5cm" svg:x="3.5cm" svg:y="4cm">
            <text:p text:style-name="P61"><text:span text:style-name="T21">Product owner</text:span></text:p>
            <text:p text:style-name="P61"><text:span text:style-name="T21">picks feature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2" xml:id="id10" draw:id="id10" draw:layer="layout" svg:width="5cm" svg:height="1.5cm" svg:x="3.5cm" svg:y="6.5cm">
            <text:p text:style-name="P61"><text:span text:style-name="T21">Product owner</text:span></text:p>
            <text:p text:style-name="P61"><text:span text:style-name="T21">reads story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2" xml:id="id11" draw:id="id11" draw:layer="layout" svg:width="5cm" svg:height="1.5cm" svg:x="3.5cm" svg:y="9cm">
            <text:p text:style-name="P61"><text:span text:style-name="T21">Product owner</text:span></text:p>
            <text:p text:style-name="P61"><text:span text:style-name="T21">explains story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2" xml:id="id15" draw:id="id15" draw:layer="layout" svg:width="5cm" svg:height="1.5cm" svg:x="11.5cm" svg:y="11.5cm">
            <text:p text:style-name="P61"><text:span text:style-name="T21">Developers</text:span></text:p>
            <text:p text:style-name="P61"><text:span text:style-name="T21">discuss story</text:span></text:p>
            <draw:enhanced-geometry svg:viewBox="0 0 21600 21600" draw:type="rectangle" draw:enhanced-path="M 0 0 L 21600 0 21600 21600 0 21600 0 0 Z N"/>
          </draw:custom-shape>
          <draw:connector draw:style-name="gr57" draw:text-style-name="P63" draw:layer="layout" svg:x1="6cm" svg:y1="5.5cm" svg:x2="6cm" svg:y2="6.5cm" draw:start-shape="id9" draw:start-glue-point="2" draw:end-shape="id10" draw:end-glue-point="0" svg:d="M6000 5500v1000" svg:viewBox="0 0 1 1001">
            <text:p/>
          </draw:connector>
          <draw:connector draw:style-name="gr57" draw:text-style-name="P63" draw:layer="layout" svg:x1="6cm" svg:y1="8cm" svg:x2="6cm" svg:y2="9cm" draw:start-shape="id10" draw:start-glue-point="2" draw:end-shape="id11" svg:d="M6000 8000v1000" svg:viewBox="0 0 1 1001">
            <text:p/>
          </draw:connector>
          <draw:custom-shape draw:style-name="gr56" draw:text-style-name="P62" xml:id="id12" draw:id="id12" draw:layer="layout" svg:width="5cm" svg:height="1.5cm" svg:x="11.5cm" svg:y="4cm">
            <text:p text:style-name="P61"><text:span text:style-name="T21">Each developer</text:span></text:p>
            <text:p text:style-name="P61"><text:span text:style-name="T21">deliberates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2" xml:id="id13" draw:id="id13" draw:layer="layout" svg:width="5cm" svg:height="1.5cm" svg:x="11.5cm" svg:y="6.5cm">
            <text:p text:style-name="P61"><text:span text:style-name="T21">Each developer</text:span></text:p>
            <text:p text:style-name="P61"><text:span text:style-name="T21">plays card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62" xml:id="id14" draw:id="id14" draw:layer="layout" svg:width="6cm" svg:height="1.5cm" svg:x="11cm" svg:y="9cm">
            <text:p text:style-name="P61"><text:span text:style-name="T21">Agreement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7" draw:text-style-name="P63" draw:layer="layout" svg:x1="8.5cm" svg:y1="9.75cm" svg:x2="11.5cm" svg:y2="4.75cm" draw:start-shape="id11" draw:start-glue-point="1" draw:end-shape="id12" svg:d="M8500 9750h1500v-5000h1500" svg:viewBox="0 0 3001 5001">
            <text:p/>
          </draw:connector>
          <draw:connector draw:style-name="gr57" draw:text-style-name="P63" draw:layer="layout" svg:x1="14cm" svg:y1="5.5cm" svg:x2="14cm" svg:y2="6.5cm" draw:start-shape="id12" draw:start-glue-point="2" draw:end-shape="id13" draw:end-glue-point="0" svg:d="M14000 5500v1000" svg:viewBox="0 0 1 1001">
            <text:p/>
          </draw:connector>
          <draw:connector draw:style-name="gr57" draw:text-style-name="P63" draw:layer="layout" svg:x1="14cm" svg:y1="8cm" svg:x2="14cm" svg:y2="9cm" draw:start-shape="id13" draw:start-glue-point="2" draw:end-shape="id14" svg:d="M14000 8000v1000" svg:viewBox="0 0 1 1001">
            <text:p/>
          </draw:connector>
          <draw:connector draw:style-name="gr57" draw:text-style-name="P63" draw:layer="layout" svg:x1="14cm" svg:y1="10.5cm" svg:x2="14cm" svg:y2="11.5cm" draw:start-shape="id14" draw:start-glue-point="6" draw:end-shape="id15" draw:end-glue-point="0" svg:d="M14000 10500v1000" svg:viewBox="0 0 1 1001">
            <text:p/>
          </draw:connector>
          <draw:frame draw:style-name="gr59" draw:text-style-name="P64" draw:layer="layout" svg:width="1.5cm" svg:height="0.989cm" svg:x="14.1cm" svg:y="10.505cm">
            <draw:text-box>
              <text:p><text:span text:style-name="T14">no</text:span></text:p>
            </draw:text-box>
          </draw:frame>
          <draw:custom-shape draw:style-name="gr56" draw:text-style-name="P62" xml:id="id18" draw:id="id18" draw:layer="layout" svg:width="5cm" svg:height="1.5cm" svg:x="19.5cm" svg:y="9cm">
            <text:p text:style-name="P61"><text:span text:style-name="T21">Product owner</text:span></text:p>
            <text:p text:style-name="P61"><text:span text:style-name="T21">adjusts backlog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2" xml:id="id16" draw:id="id16" draw:layer="layout" svg:width="5cm" svg:height="1.5cm" svg:x="19.5cm" svg:y="4cm">
            <text:p text:style-name="P61"><text:span text:style-name="T21">Developers re-</text:span><text:span text:style-name="T21"><text:line-break/></text:span><text:span text:style-name="T21">view total effort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62" xml:id="id17" draw:id="id17" draw:layer="layout" svg:width="6cm" svg:height="1.5cm" svg:x="19cm" svg:y="6.5cm">
            <text:p text:style-name="P61"><text:span text:style-name="T21">Done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7" draw:text-style-name="P63" draw:layer="layout" draw:line-skew="-0.251cm" svg:x1="17cm" svg:y1="9.75cm" svg:x2="19.5cm" svg:y2="4.75cm" draw:start-shape="id14" draw:start-glue-point="7" draw:end-shape="id16" draw:end-glue-point="3" svg:d="M17000 9750h1000v-5000h1500" svg:viewBox="0 0 2501 5001">
            <text:p/>
          </draw:connector>
          <draw:connector draw:style-name="gr57" draw:text-style-name="P63" draw:layer="layout" draw:line-skew="0.948cm -0.949cm" svg:x1="25cm" svg:y1="7.25cm" svg:x2="6cm" svg:y2="4cm" draw:start-shape="id17" draw:start-glue-point="7" draw:end-shape="id9" draw:end-glue-point="0" svg:d="M25000 7250h1501v-4750h-20501v1500" svg:viewBox="0 0 20502 4751">
            <text:p/>
          </draw:connector>
          <draw:frame draw:style-name="gr60" draw:text-style-name="P64" draw:layer="layout" svg:width="1.5cm" svg:height="0.989cm" svg:x="24cm" svg:y="6.205cm">
            <draw:text-box>
              <text:p><text:span text:style-name="T14">no</text:span></text:p>
            </draw:text-box>
          </draw:frame>
          <draw:frame draw:style-name="gr59" draw:text-style-name="P64" draw:layer="layout" svg:width="1.5cm" svg:height="0.989cm" svg:x="16cm" svg:y="8.505cm">
            <draw:text-box>
              <text:p><text:span text:style-name="T14">yes</text:span></text:p>
            </draw:text-box>
          </draw:frame>
          <draw:frame draw:style-name="gr59" draw:text-style-name="P64" draw:layer="layout" svg:width="1.5cm" svg:height="0.989cm" svg:x="22.1cm" svg:y="8.005cm">
            <draw:text-box>
              <text:p><text:span text:style-name="T14">yes</text:span></text:p>
            </draw:text-box>
          </draw:frame>
          <draw:connector draw:style-name="gr57" draw:text-style-name="P63" draw:layer="layout" svg:x1="22cm" svg:y1="5.5cm" svg:x2="22cm" svg:y2="6.5cm" draw:start-shape="id16" draw:start-glue-point="2" draw:end-shape="id17" svg:d="M22000 5500v1000" svg:viewBox="0 0 1 1001">
            <text:p/>
          </draw:connector>
          <draw:connector draw:style-name="gr57" draw:text-style-name="P63" draw:layer="layout" svg:x1="22cm" svg:y1="8cm" svg:x2="22cm" svg:y2="9cm" draw:start-shape="id17" draw:end-shape="id18" draw:end-glue-point="0" svg:d="M22000 8000v1000" svg:viewBox="0 0 1 1001">
            <text:p/>
          </draw:connector>
          <draw:line draw:style-name="gr61" draw:text-style-name="P63" draw:layer="layout" svg:x1="24.5cm" svg:y1="9.75cm" svg:x2="26.5cm" svg:y2="9.75cm">
            <text:p/>
          </draw:line>
          <draw:line draw:style-name="gr62" draw:text-style-name="P63" draw:layer="layout" svg:x1="3.5cm" svg:y1="4.75cm" svg:x2="1.5cm" svg:y2="4.75cm">
            <text:p/>
          </draw:line>
          <draw:frame draw:style-name="gr63" draw:text-style-name="P64" draw:layer="layout" svg:width="3cm" svg:height="0.989cm" svg:x="1.6cm" svg:y="3.786cm">
            <draw:text-box>
              <text:p><text:span text:style-name="T14"><text:s/></text:span><text:span text:style-name="T14">start</text:span></text:p>
            </draw:text-box>
          </draw:frame>
          <draw:frame draw:style-name="gr60" draw:text-style-name="P64" draw:layer="layout" svg:width="2cm" svg:height="0.989cm" svg:x="24.4cm" svg:y="8.782cm">
            <draw:text-box>
              <text:p><text:span text:style-name="T14">end </text:span></text:p>
            </draw:text-box>
          </draw:frame>
          <draw:connector draw:style-name="gr57" draw:text-style-name="P63" draw:layer="layout" svg:x1="11.5cm" svg:y1="12.25cm" svg:x2="6cm" svg:y2="10.5cm" draw:start-shape="id15" draw:start-glue-point="3" draw:end-shape="id11" draw:end-glue-point="2" svg:d="M11500 12250h-5500v-1750" svg:viewBox="0 0 5501 1751">
            <text:p/>
          </draw:connector>
        </draw:g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C</text:span></text:p>
            <text:p><text:span text:style-name="T1"/></text:p>
            <text:p><text:span text:style-name="T1">Software Processes</text:span></text:p>
          </draw:text-box>
        </draw:frame>
      </draw:page>
      <draw:page draw:name="page10" draw:style-name="dp1" draw:master-page-name="Default">
        <office:forms form:automatic-focus="false" form:apply-design-mode="false"/>
        <draw:g>
          <draw:custom-shape draw:style-name="gr64" draw:text-style-name="P66" draw:layer="layout" svg:width="9cm" svg:height="2.5cm" svg:x="0.5cm" svg:y="2cm">
            <text:p text:style-name="P65"><text:span text:style-name="T22">Product</text:span></text:p>
            <text:p text:style-name="P65"><text:span text:style-name="T22">Management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67" draw:layer="layout" svg:width="9cm" svg:height="10cm" svg:x="0.5cm" svg:y="4.5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67" draw:layer="layout" svg:width="9cm" svg:height="10cm" svg:x="18.5cm" svg:y="4.5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67" draw:layer="layout" svg:width="9cm" svg:height="10cm" svg:x="9.5cm" svg:y="4.5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69" draw:layer="layout" svg:width="9cm" svg:height="2.5cm" svg:x="9.5cm" svg:y="2cm">
            <text:p text:style-name="P68"><text:span text:style-name="T23">Engineering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66" draw:layer="layout" svg:width="9cm" svg:height="2.5cm" svg:x="18.5cm" svg:y="2cm">
            <text:p text:style-name="P65"><text:span text:style-name="T22">Quality</text:span></text:p>
            <text:p text:style-name="P65"><text:span text:style-name="T22">Assurance</text:span></text:p>
            <draw:enhanced-geometry svg:viewBox="0 0 21600 21600" draw:type="rectangle" draw:enhanced-path="M 0 0 L 21600 0 21600 21600 0 21600 0 0 Z N"/>
          </draw:custom-shape>
          <draw:line draw:style-name="gr67" draw:text-style-name="P70" draw:layer="layout" svg:x1="5cm" svg:y1="7cm" svg:x2="5cm" svg:y2="12.8cm">
            <text:p/>
          </draw:line>
          <draw:custom-shape draw:style-name="gr68" draw:text-style-name="P72" draw:layer="layout" svg:width="3cm" svg:height="2.5cm" svg:x="3.5cm" svg:y="11.5cm">
            <text:p text:style-name="P71"><text:span text:style-name="T24">MRD,</text:span></text:p>
            <text:p text:style-name="P71"><text:span text:style-name="T24">PRD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69" draw:text-style-name="P74" draw:layer="layout" svg:width="3cm" svg:height="3cm" svg:x="3.5cm" svg:y="5cm">
            <text:p text:style-name="P73"><text:span text:style-name="T25">P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76" draw:layer="layout" svg:width="3cm" svg:height="3cm" svg:x="10.5cm" svg:y="5cm">
            <text:p text:style-name="P75"><text:span text:style-name="T25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7" draw:text-style-name="P70" draw:layer="layout" svg:x1="12cm" svg:y1="7cm" svg:x2="12cm" svg:y2="13cm">
            <text:p/>
          </draw:line>
          <draw:custom-shape draw:style-name="gr71" draw:text-style-name="P77" draw:layer="layout" svg:width="3cm" svg:height="2.5cm" svg:x="10.5cm" svg:y="11.5cm">
            <text:p text:style-name="P71"><text:span text:style-name="T24">Rel.</text:span></text:p>
            <text:p text:style-name="P71"><text:span text:style-name="T24">Plan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line draw:style-name="gr67" draw:text-style-name="P70" draw:layer="layout" svg:x1="16cm" svg:y1="7cm" svg:x2="16cm" svg:y2="13cm">
            <text:p/>
          </draw:line>
          <draw:custom-shape draw:style-name="gr71" draw:text-style-name="P77" draw:layer="layout" svg:width="3cm" svg:height="2.5cm" svg:x="14.5cm" svg:y="11.5cm">
            <text:p text:style-name="P71"><text:span text:style-name="T24">Code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72" draw:text-style-name="P78" draw:layer="layout" svg:width="3cm" svg:height="3cm" svg:x="14.5cm" svg:y="5cm">
            <text:p text:style-name="P75"><text:span text:style-name="T25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79" draw:layer="layout" svg:width="3cm" svg:height="3cm" svg:x="10.5cm" svg:y="5cm">
            <text:p text:style-name="P75"><text:span text:style-name="T25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7" draw:text-style-name="P70" draw:layer="layout" svg:x1="25cm" svg:y1="7cm" svg:x2="25cm" svg:y2="13cm">
            <text:p/>
          </draw:line>
          <draw:custom-shape draw:style-name="gr68" draw:text-style-name="P72" draw:layer="layout" svg:width="3cm" svg:height="2.5cm" svg:x="23.5cm" svg:y="11.5cm">
            <text:p text:style-name="P71"><text:span text:style-name="T24">Code,</text:span></text:p>
            <text:p text:style-name="P71"><text:span text:style-name="T24">Script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74" draw:text-style-name="P80" draw:layer="layout" svg:width="3cm" svg:height="3cm" svg:x="23.5cm" svg:y="5cm">
            <text:p text:style-name="P75"><text:span text:style-name="T25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7" draw:text-style-name="P70" draw:layer="layout" svg:x1="21cm" svg:y1="7cm" svg:x2="21cm" svg:y2="13cm">
            <text:p/>
          </draw:line>
          <draw:custom-shape draw:style-name="gr71" draw:text-style-name="P77" draw:layer="layout" svg:width="3cm" svg:height="2.5cm" svg:x="19.5cm" svg:y="11.5cm">
            <text:p text:style-name="P71"><text:span text:style-name="T24">Test</text:span></text:p>
            <text:p text:style-name="P71"><text:span text:style-name="T24">Plan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74" draw:text-style-name="P80" draw:layer="layout" svg:width="3cm" svg:height="3cm" svg:x="19.5cm" svg:y="5cm">
            <text:p text:style-name="P75"><text:span text:style-name="T25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5" draw:text-style-name="P82" draw:layer="layout" svg:width="3cm" svg:height="2.5cm" svg:x="3.5cm" svg:y="8.5cm">
            <text:p text:style-name="P81"><text:span text:style-name="T26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75" draw:text-style-name="P82" draw:layer="layout" svg:width="3cm" svg:height="2.5cm" svg:x="14.5cm" svg:y="8.5cm">
            <text:p text:style-name="P81"><text:span text:style-name="T26">Cod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75" draw:text-style-name="P82" draw:layer="layout" svg:width="3cm" svg:height="2.5cm" svg:x="10.5cm" svg:y="8.5cm">
            <text:p text:style-name="P81"><text:span text:style-name="T26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75" draw:text-style-name="P82" draw:layer="layout" svg:width="3cm" svg:height="2.5cm" svg:x="19.5cm" svg:y="8.5cm">
            <text:p text:style-name="P81"><text:span text:style-name="T26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75" draw:text-style-name="P82" draw:layer="layout" svg:width="3cm" svg:height="2.5cm" svg:x="23.5cm" svg:y="8.5cm">
            <text:p text:style-name="P81"><text:span text:style-name="T26">Cod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</draw:page>
      <draw:page draw:name="page11" draw:style-name="dp1" draw:master-page-name="Default">
        <office:forms form:automatic-focus="false" form:apply-design-mode="false"/>
        <draw:g>
          <draw:custom-shape draw:style-name="gr76" draw:text-style-name="P83" draw:layer="layout" svg:width="1cm" svg:height="1cm" svg:x="25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84" draw:layer="layout" svg:width="3.5cm" svg:height="1.5cm" svg:x="2.5cm" svg:y="6.05cm">
            <draw:text-box>
              <text:p><text:span text:style-name="T7">start</text:span></text:p>
            </draw:text-box>
          </draw:frame>
          <draw:frame draw:style-name="gr78" draw:text-style-name="P84" draw:layer="layout" svg:width="3.5cm" svg:height="2.5cm" svg:x="9cm" svg:y="5.05cm">
            <draw:text-box>
              <text:p><text:span text:style-name="T7">1st</text:span></text:p>
              <text:p><text:span text:style-name="T7">release</text:span></text:p>
            </draw:text-box>
          </draw:frame>
          <draw:g>
            <draw:path draw:style-name="gr79" draw:layer="layout" svg:width="3.627cm" svg:height="3.737cm" draw:transform="skewX (-0.0411897703470663) rotate (2.17049145778015) translate (7.11892649213287cm 7.7980496239098cm)" svg:viewBox="0 0 3628 3738" svg:d="M0 1668c459 2709 1834 2483 2979 903s916-2934-1834-2483">
              <text:p/>
            </draw:path>
            <draw:frame draw:style-name="gr80" draw:text-style-name="P84" draw:layer="layout" svg:width="4cm" svg:height="1.568cm" svg:x="5.5cm" svg:y="2.5cm">
              <draw:text-box>
                <text:p><text:span text:style-name="T7">incubate</text:span></text:p>
              </draw:text-box>
            </draw:frame>
          </draw:g>
          <draw:g>
            <draw:path draw:style-name="gr79" draw:layer="layout" svg:width="3.628cm" svg:height="3.736cm" draw:transform="skewX (-0.041538836197465) rotate (2.17066599070535) translate (13.6197154791398cm 7.7985512677226cm)" svg:viewBox="0 0 3629 3737" svg:d="M0 1667c458 2709 1833 2484 2979 904s917-2934-1833-2483">
              <text:p/>
            </draw:path>
            <draw:frame draw:style-name="gr81" draw:text-style-name="P84" draw:layer="layout" svg:width="4cm" svg:height="1.5cm" svg:x="12cm" svg:y="2.5cm">
              <draw:text-box>
                <text:p><text:span text:style-name="T7">develop</text:span></text:p>
              </draw:text-box>
            </draw:frame>
          </draw:g>
          <draw:g>
            <draw:path draw:style-name="gr79" draw:layer="layout" svg:width="3.628cm" svg:height="3.737cm" draw:transform="skewX (-0.0415388361974651) rotate (2.17049145778015) translate (20.1192556331858cm 7.7985310429304cm)" svg:viewBox="0 0 3629 3738" svg:d="M0 1668c458 2709 1833 2483 2979 903s917-2934-1833-2483">
              <text:p/>
            </draw:path>
            <draw:frame draw:style-name="gr81" draw:text-style-name="P84" draw:layer="layout" svg:width="4cm" svg:height="1.5cm" svg:x="18.5cm" svg:y="2.5cm">
              <draw:text-box>
                <text:p><text:span text:style-name="T7">maintain</text:span></text:p>
              </draw:text-box>
            </draw:frame>
          </draw:g>
          <draw:line draw:style-name="gr79" draw:layer="layout" svg:x1="22cm" svg:y1="8cm" svg:x2="25.5cm" svg:y2="8cm">
            <text:p/>
          </draw:line>
          <draw:frame draw:style-name="gr77" draw:text-style-name="P84" draw:layer="layout" svg:width="3.5cm" svg:height="1.5cm" svg:x="15.5cm" svg:y="6.05cm">
            <draw:text-box>
              <text:p><text:span text:style-name="T7">mature</text:span></text:p>
            </draw:text-box>
          </draw:frame>
          <draw:frame draw:style-name="gr77" draw:text-style-name="P84" draw:layer="layout" svg:width="4cm" svg:height="1.5cm" svg:x="22cm" svg:y="6.05cm">
            <draw:text-box>
              <text:p><text:span text:style-name="T7">retire</text:span></text:p>
            </draw:text-box>
          </draw:frame>
          <draw:line draw:style-name="gr79" draw:layer="layout" svg:x1="2.5cm" svg:y1="8cm" svg:x2="6cm" svg:y2="8cm">
            <text:p/>
          </draw:line>
          <draw:line draw:style-name="gr79" draw:layer="layout" svg:x1="9cm" svg:y1="8cm" svg:x2="12.5cm" svg:y2="8cm">
            <text:p/>
          </draw:line>
          <draw:line draw:style-name="gr79" draw:layer="layout" svg:x1="15.5cm" svg:y1="8cm" svg:x2="19cm" svg:y2="8cm">
            <text:p/>
          </draw:line>
          <draw:custom-shape draw:style-name="gr82" draw:text-style-name="P83" draw:layer="layout" svg:width="1cm" svg:height="1cm" svg:x="1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79" draw:layer="layout" svg:width="3.628cm" svg:height="3.736cm" draw:transform="skewX (0.0413643032722656) rotate (0.970926662884445) translate (11.571123479752cm 11.2467049919376cm)" svg:viewBox="0 0 3629 3737" svg:d="M3629 1667c-459 2709-1834 2484-2980 904s-916-2934 1834-2483">
              <text:p/>
            </draw:path>
            <draw:frame draw:style-name="gr81" draw:text-style-name="P84" draw:layer="layout" svg:width="4cm" svg:height="1.5cm" svg:x="12cm" svg:y="12.2cm">
              <draw:text-box>
                <text:p><text:span text:style-name="T7">release</text:span></text:p>
              </draw:text-box>
            </draw:frame>
          </draw:g>
          <draw:custom-shape draw:style-name="gr83" draw:text-style-name="P86" draw:layer="layout" svg:width="3cm" svg:height="3cm" svg:x="12.5cm" svg:y="6.5cm">
            <text:p text:style-name="P85"><text:span text:style-name="T3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79" draw:layer="layout" svg:width="3.628cm" svg:height="3.736cm" draw:transform="skewX (0.0413643032722655) rotate (0.970926662884445) translate (18.071123479752cm 11.2467049919376cm)" svg:viewBox="0 0 3629 3737" svg:d="M3629 1667c-459 2709-1834 2484-2980 904s-916-2934 1834-2483">
              <text:p/>
            </draw:path>
            <draw:frame draw:style-name="gr81" draw:text-style-name="P84" draw:layer="layout" svg:width="4cm" svg:height="1.5cm" svg:x="18.5cm" svg:y="12.2cm">
              <draw:text-box>
                <text:p><text:span text:style-name="T7">release</text:span></text:p>
              </draw:text-box>
            </draw:frame>
          </draw:g>
          <draw:custom-shape draw:style-name="gr84" draw:text-style-name="P87" draw:layer="layout" svg:width="3cm" svg:height="3cm" svg:x="19cm" svg:y="6.5cm">
            <text:p text:style-name="P85"><text:span text:style-name="T3">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88" draw:layer="layout" svg:width="3cm" svg:height="3cm" svg:x="6cm" svg:y="6.5cm">
            <text:p text:style-name="P85"><text:span text:style-name="T3">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2" draw:style-name="dp1" draw:master-page-name="Default">
        <office:forms form:automatic-focus="false" form:apply-design-mode="false"/>
        <draw:g>
          <draw:line draw:style-name="gr86" draw:text-style-name="P89" draw:layer="layout" svg:x1="10.501cm" svg:y1="9.502cm" svg:x2="14.001cm" svg:y2="4.002cm">
            <text:p/>
          </draw:line>
          <draw:line draw:style-name="gr86" draw:text-style-name="P89" draw:layer="layout" svg:x1="14.001cm" svg:y1="4.002cm" svg:x2="17.501cm" svg:y2="9.502cm">
            <text:p/>
          </draw:line>
          <draw:line draw:style-name="gr86" draw:text-style-name="P89" draw:layer="layout" svg:x1="10.002cm" svg:y1="9.503cm" svg:x2="18.002cm" svg:y2="9.503cm">
            <text:p/>
          </draw:line>
          <draw:custom-shape draw:style-name="gr87" draw:text-style-name="P91" draw:layer="layout" svg:width="5cm" svg:height="3cm" svg:x="15.002cm" svg:y="8.003cm">
            <text:p text:style-name="P90"><text:span text:style-name="T27">Qual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92" draw:layer="layout" svg:width="5cm" svg:height="3cm" svg:x="11.502cm" svg:y="2.503cm">
            <text:p text:style-name="P90"><text:span text:style-name="T27">Scop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9" draw:text-style-name="P93" draw:layer="layout" svg:width="5cm" svg:height="3cm" svg:x="8.002cm" svg:y="8.003cm">
            <text:p text:style-name="P90"><text:span text:style-name="T27">Tim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0" draw:text-style-name="P95" draw:layer="layout" svg:width="5cm" svg:height="3.5cm" svg:x="11.502cm" svg:y="5.603cm">
            <text:p text:style-name="P94"><text:span text:style-name="T28">Co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3" draw:style-name="dp1" draw:master-page-name="Default">
        <office:forms form:automatic-focus="false" form:apply-design-mode="false"/>
        <draw:g>
          <draw:frame draw:style-name="gr91" draw:text-style-name="P57" draw:layer="layout" svg:width="5cm" svg:height="4cm" svg:x="1cm" svg:y="4cm">
            <draw:text-box>
              <text:p text:style-name="P19"><text:span text:style-name="T20">start</text:span></text:p>
            </draw:text-box>
          </draw:frame>
          <draw:frame draw:style-name="gr92" draw:text-style-name="P57" draw:layer="layout" svg:width="5cm" svg:height="4cm" svg:x="22cm" svg:y="4cm">
            <draw:text-box>
              <text:p text:style-name="P19"><text:span text:style-name="T20">end</text:span></text:p>
            </draw:text-box>
          </draw:frame>
          <draw:line draw:style-name="gr93" draw:layer="layout" svg:x1="1cm" svg:y1="9cm" svg:x2="27cm" svg:y2="9cm">
            <text:p/>
          </draw:line>
          <draw:frame draw:style-name="gr94" draw:text-style-name="P96" draw:layer="layout" svg:width="3cm" svg:height="1.5cm" svg:x="24cm" svg:y="9cm">
            <draw:text-box>
              <text:p>time</text:p>
            </draw:text-box>
          </draw:frame>
          <draw:custom-shape draw:style-name="gr95" draw:text-style-name="P97" draw:layer="layout" svg:width="8cm" svg:height="4cm" svg:x="3.5cm" svg:y="4cm">
            <text:p text:style-name="P65"><text:span text:style-name="T22"><text:s text:c="4"/></text:span><text:span text:style-name="T22">Planning</text:span></text:p>
            <draw:enhanced-geometry svg:viewBox="0 0 21600 21600" draw:mirror-horizontal="false" draw:mirror-vertical="false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96" draw:text-style-name="P99" draw:layer="layout" svg:width="8cm" svg:height="4cm" svg:x="15.5cm" svg:y="4cm">
            <text:p text:style-name="P98"><text:span text:style-name="T22"><text:s text:c="9"/></text:span><text:span text:style-name="T22">Review</text:span><text:span text:style-name="T22"><text:line-break/></text:span><text:span text:style-name="T22"> <text:s text:c="8"/>Release</text:span></text:p>
            <draw:enhanced-geometry svg:viewBox="0 0 21600 21600" draw:mirror-horizontal="false" draw:mirror-vertical="false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97" draw:text-style-name="P101" draw:layer="layout" svg:width="8cm" svg:height="4cm" svg:x="9.5cm" svg:y="4cm">
            <text:p text:style-name="P100"><text:span text:style-name="T20"><text:s text:c="5"/></text:span><text:span text:style-name="T22">Execution</text:span></text:p>
            <draw:enhanced-geometry svg:viewBox="0 0 21600 21600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98" draw:text-style-name="P49" draw:layer="layout" svg:x1="3.5cm" svg:y1="8.5cm" svg:x2="3.5cm" svg:y2="9.539cm">
            <text:p/>
          </draw:line>
          <draw:line draw:style-name="gr98" draw:text-style-name="P49" draw:layer="layout" svg:x1="23.5cm" svg:y1="8.5cm" svg:x2="23.5cm" svg:y2="9.539cm">
            <text:p/>
          </draw:line>
          <draw:frame draw:style-name="gr99" draw:text-style-name="P96" draw:layer="layout" svg:width="20cm" svg:height="1.558cm" svg:x="3.5cm" svg:y="8.942cm">
            <draw:text-box>
              <text:p>6 months – 5 years</text:p>
            </draw:text-box>
          </draw:frame>
        </draw:g>
      </draw:page>
      <draw:page draw:name="page14" draw:style-name="dp1" draw:master-page-name="Default">
        <office:forms form:automatic-focus="false" form:apply-design-mode="false"/>
        <draw:g>
          <draw:line draw:style-name="gr13" draw:text-style-name="P19" draw:layer="layout" svg:x1="1cm" svg:y1="8.5cm" svg:x2="27cm" svg:y2="8.5cm">
            <text:p/>
          </draw:line>
          <draw:frame draw:style-name="gr100" draw:text-style-name="P22" draw:layer="layout" svg:width="3cm" svg:height="1.5cm" svg:x="24cm" svg:y="8.5cm">
            <draw:text-box>
              <text:p text:style-name="P21">time</text:p>
            </draw:text-box>
          </draw:frame>
          <draw:frame draw:style-name="gr101" draw:text-style-name="P23" draw:layer="layout" svg:width="2cm" svg:height="3cm" svg:x="24.5cm" svg:y="5cm">
            <draw:text-box>
              <text:p text:style-name="P19"><text:span text:style-name="T1">...</text:span></text:p>
            </draw:text-box>
          </draw:frame>
          <draw:g>
            <draw:custom-shape draw:style-name="gr102" draw:text-style-name="P102" draw:layer="layout" svg:width="2.5cm" svg:height="2.5cm" svg:x="3.5cm" svg:y="5.5cm">
              <text:p text:style-name="P13"><text:span text:style-name="T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03" draw:text-style-name="P103" draw:layer="layout" svg:width="2.486cm" svg:height="2.5cm" svg:x="5.514cm" svg:y="5.5cm">
              <text:p text:style-name="P13"><text:span text:style-name="T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04" draw:text-style-name="P104" draw:layer="layout" svg:width="2.5cm" svg:height="2.5cm" svg:x="7.5cm" svg:y="5.5cm">
              <text:p text:style-name="P13"><text:span text:style-name="T5"><text:s/></text:span><text:span text:style-name="T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2" draw:text-style-name="P102" draw:layer="layout" svg:width="2.5cm" svg:height="2.5cm" svg:x="17.5cm" svg:y="5.5cm">
              <text:p text:style-name="P13"><text:span text:style-name="T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03" draw:text-style-name="P103" draw:layer="layout" svg:width="2.486cm" svg:height="2.5cm" svg:x="19.514cm" svg:y="5.5cm">
              <text:p text:style-name="P13"><text:span text:style-name="T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04" draw:text-style-name="P104" draw:layer="layout" svg:width="2.5cm" svg:height="2.5cm" svg:x="21.5cm" svg:y="5.5cm">
              <text:p text:style-name="P13"><text:span text:style-name="T5"><text:s/></text:span><text:span text:style-name="T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2" draw:text-style-name="P102" draw:layer="layout" svg:width="2.5cm" svg:height="2.5cm" svg:x="10.5cm" svg:y="5.5cm">
              <text:p text:style-name="P13"><text:span text:style-name="T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03" draw:text-style-name="P103" draw:layer="layout" svg:width="2.486cm" svg:height="2.5cm" svg:x="12.514cm" svg:y="5.5cm">
              <text:p text:style-name="P13"><text:span text:style-name="T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04" draw:text-style-name="P104" draw:layer="layout" svg:width="2.5cm" svg:height="2.5cm" svg:x="14.5cm" svg:y="5.5cm">
              <text:p text:style-name="P13"><text:span text:style-name="T5"><text:s/></text:span><text:span text:style-name="T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12" draw:text-style-name="P20" draw:layer="layout" svg:width="6.5cm" svg:height="1.5cm" svg:x="3.5cm" svg:y="4cm">
            <draw:text-box>
              <text:p text:style-name="P19"><text:span text:style-name="T7">Iteration n-1</text:span></text:p>
            </draw:text-box>
          </draw:frame>
          <draw:frame draw:style-name="gr12" draw:text-style-name="P20" draw:layer="layout" svg:width="6.5cm" svg:height="1.5cm" svg:x="17.5cm" svg:y="4cm">
            <draw:text-box>
              <text:p text:style-name="P19"><text:span text:style-name="T7">Iteration n+1</text:span></text:p>
            </draw:text-box>
          </draw:frame>
          <draw:frame draw:style-name="gr12" draw:text-style-name="P20" draw:layer="layout" svg:width="6.5cm" svg:height="1.5cm" svg:x="10.5cm" svg:y="4cm">
            <draw:text-box>
              <text:p text:style-name="P19"><text:span text:style-name="T7">Iteration n</text:span></text:p>
            </draw:text-box>
          </draw:frame>
          <draw:line draw:style-name="gr15" draw:text-style-name="P19" draw:layer="layout" svg:x1="3cm" svg:y1="8cm" svg:x2="3cm" svg:y2="9cm">
            <text:p/>
          </draw:line>
          <draw:line draw:style-name="gr15" draw:text-style-name="P19" draw:layer="layout" svg:x1="3cm" svg:y1="8cm" svg:x2="3cm" svg:y2="9cm">
            <text:p/>
          </draw:line>
          <draw:line draw:style-name="gr15" draw:text-style-name="P19" draw:layer="layout" svg:x1="24cm" svg:y1="8cm" svg:x2="24cm" svg:y2="9cm">
            <text:p/>
          </draw:line>
          <draw:line draw:style-name="gr15" draw:text-style-name="P19" draw:layer="layout" svg:x1="17cm" svg:y1="8cm" svg:x2="17cm" svg:y2="9cm">
            <text:p/>
          </draw:line>
          <draw:line draw:style-name="gr15" draw:text-style-name="P19" draw:layer="layout" svg:x1="10cm" svg:y1="8cm" svg:x2="10cm" svg:y2="9cm">
            <text:p/>
          </draw:line>
          <draw:frame draw:style-name="gr101" draw:text-style-name="P23" draw:layer="layout" svg:width="2cm" svg:height="3cm" svg:x="1.5cm" svg:y="5cm">
            <draw:text-box>
              <text:p text:style-name="P19"><text:span text:style-name="T1">...</text:span></text:p>
            </draw:text-box>
          </draw:frame>
          <draw:frame draw:style-name="gr105" draw:text-style-name="P20" draw:layer="layout" svg:width="7cm" svg:height="1.5cm" svg:x="3cm" svg:y="8.5cm">
            <draw:text-box>
              <text:p text:style-name="P19"><text:span text:style-name="T7">1-4 weeks</text:span></text:p>
            </draw:text-box>
          </draw:frame>
          <draw:frame draw:style-name="gr17" draw:text-style-name="P20" draw:layer="layout" svg:width="7cm" svg:height="1.5cm" svg:x="17cm" svg:y="8.5cm">
            <draw:text-box>
              <text:p text:style-name="P19"><text:span text:style-name="T7">1-4 weeks</text:span></text:p>
            </draw:text-box>
          </draw:frame>
          <draw:frame draw:style-name="gr106" draw:text-style-name="P20" draw:layer="layout" svg:width="7cm" svg:height="1.5cm" svg:x="10cm" svg:y="8.5cm">
            <draw:text-box>
              <text:p text:style-name="P19"><text:span text:style-name="T7">1-4 weeks</text:span></text:p>
            </draw:text-box>
          </draw:frame>
        </draw:g>
      </draw:page>
      <draw:page draw:name="page15" draw:style-name="dp1" draw:master-page-name="Default">
        <office:forms form:automatic-focus="false" form:apply-design-mode="false"/>
        <draw:g>
          <draw:line draw:style-name="gr107" draw:text-style-name="P105" draw:layer="layout" svg:x1="2.5cm" svg:y1="11.5cm" svg:x2="6.5cm" svg:y2="3cm">
            <text:p/>
          </draw:line>
          <draw:custom-shape draw:style-name="gr108" draw:text-style-name="P107" draw:layer="layout" svg:width="2cm" svg:height="2cm" svg:x="1.5cm" svg:y="10.5cm">
            <text:p text:style-name="P106"><text:span text:style-name="T29">S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109" draw:text-style-name="P105" draw:layer="layout" svg:x1="6.5cm" svg:y1="3cm" svg:x2="9cm" svg:y2="4.5cm">
              <text:p/>
            </draw:line>
            <draw:custom-shape draw:style-name="gr110" draw:text-style-name="P109" draw:layer="layout" svg:width="2cm" svg:height="2cm" svg:x="5.5cm" svg:y="2cm">
              <text:p text:style-name="P108"><text:span text:style-name="T30">T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1" draw:text-style-name="P105" draw:layer="layout" svg:x1="11cm" svg:y1="10cm" svg:x2="10.5cm" svg:y2="13cm">
              <text:p/>
            </draw:line>
            <draw:line draw:style-name="gr112" draw:text-style-name="P105" draw:layer="layout" svg:x1="10.5cm" svg:y1="7cm" svg:x2="11cm" svg:y2="10cm">
              <text:p/>
            </draw:line>
            <draw:line draw:style-name="gr113" draw:text-style-name="P105" draw:layer="layout" svg:x1="9cm" svg:y1="4.5cm" svg:x2="10.5cm" svg:y2="7cm">
              <text:p/>
            </draw:line>
            <draw:custom-shape draw:style-name="gr114" draw:text-style-name="P110" draw:layer="layout" svg:width="2cm" svg:height="2cm" svg:x="8cm" svg:y="3.5cm">
              <text:p text:style-name="P106"><text:span text:style-name="T29">T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5" draw:text-style-name="P110" draw:layer="layout" svg:width="2cm" svg:height="2cm" svg:x="9.5cm" svg:y="6cm">
              <text:p text:style-name="P106"><text:span text:style-name="T29">T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6" draw:text-style-name="P110" draw:layer="layout" svg:width="2cm" svg:height="2cm" svg:x="10cm" svg:y="9cm">
              <text:p text:style-name="P106"><text:span text:style-name="T29">T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7" draw:text-style-name="P111" draw:layer="layout" svg:width="2cm" svg:height="2cm" svg:x="9.5cm" svg:y="12cm">
              <text:p text:style-name="P106"><text:span text:style-name="T29">T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18" draw:text-style-name="P112" draw:layer="layout" svg:width="2cm" svg:height="2cm" svg:x="5.5cm" svg:y="2cm">
            <text:p text:style-name="P106"><text:span text:style-name="T29">S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19" draw:text-style-name="P113" draw:layer="layout" svg:x1="25.5cm" svg:y1="10cm" svg:x2="24.5cm" svg:y2="7cm">
            <text:p/>
          </draw:line>
          <draw:line draw:style-name="gr120" draw:text-style-name="P113" draw:layer="layout" svg:x1="21cm" svg:y1="6.5cm" svg:x2="23.5cm" svg:y2="4.5cm">
            <text:p/>
          </draw:line>
          <draw:line draw:style-name="gr119" draw:text-style-name="P113" draw:layer="layout" svg:x1="17cm" svg:y1="11.5cm" svg:x2="18.5cm" svg:y2="8.5cm">
            <text:p/>
          </draw:line>
          <draw:line draw:style-name="gr119" draw:text-style-name="P113" draw:layer="layout" svg:x1="25cm" svg:y1="7cm" svg:x2="21cm" svg:y2="6.5cm">
            <text:p/>
          </draw:line>
          <draw:line draw:style-name="gr119" draw:text-style-name="P113" draw:layer="layout" svg:x1="18.5cm" svg:y1="8.5cm" svg:x2="21cm" svg:y2="6.5cm">
            <text:p/>
          </draw:line>
          <draw:line draw:style-name="gr120" draw:text-style-name="P113" draw:layer="layout" svg:x1="18.5cm" svg:y1="8.5cm" svg:x2="21cm" svg:y2="3cm">
            <text:p/>
          </draw:line>
          <draw:custom-shape draw:style-name="gr121" draw:text-style-name="P115" draw:layer="layout" svg:width="2cm" svg:height="2cm" svg:x="20cm" svg:y="5.5cm">
            <text:p text:style-name="P114"><text:span text:style-name="T31">S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1" draw:text-style-name="P115" draw:layer="layout" svg:width="2cm" svg:height="2cm" svg:x="17.5cm" svg:y="7.5cm">
            <text:p text:style-name="P114"><text:span text:style-name="T31">S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1" draw:text-style-name="P115" draw:layer="layout" svg:width="2cm" svg:height="2cm" svg:x="16cm" svg:y="10.5cm">
            <text:p text:style-name="P114"><text:span text:style-name="T31">S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122" draw:text-style-name="P116" draw:layer="layout" svg:x1="21cm" svg:y1="3cm" svg:x2="23.5cm" svg:y2="4.5cm">
              <text:p/>
            </draw:line>
            <draw:custom-shape draw:style-name="gr123" draw:text-style-name="P117" draw:layer="layout" svg:width="2cm" svg:height="2cm" svg:x="20cm" svg:y="2cm">
              <text:p text:style-name="P114"><text:span text:style-name="T31">T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2" draw:text-style-name="P116" draw:layer="layout" svg:x1="25.5cm" svg:y1="10cm" svg:x2="25cm" svg:y2="13cm">
              <text:p/>
            </draw:line>
            <draw:line draw:style-name="gr122" draw:text-style-name="P116" draw:layer="layout" svg:x1="25cm" svg:y1="7cm" svg:x2="25.5cm" svg:y2="10cm">
              <text:p/>
            </draw:line>
            <draw:line draw:style-name="gr122" draw:text-style-name="P116" draw:layer="layout" svg:x1="23.5cm" svg:y1="4.5cm" svg:x2="25cm" svg:y2="7cm">
              <text:p/>
            </draw:line>
            <draw:custom-shape draw:style-name="gr123" draw:text-style-name="P117" draw:layer="layout" svg:width="2cm" svg:height="2cm" svg:x="22.5cm" svg:y="3.5cm">
              <text:p text:style-name="P114"><text:span text:style-name="T31">T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4" draw:text-style-name="P119" draw:layer="layout" svg:width="2cm" svg:height="2cm" svg:x="24cm" svg:y="6cm">
              <text:p text:style-name="P118"><text:span text:style-name="T32">T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21" draw:layer="layout" svg:width="2cm" svg:height="2cm" svg:x="24.5cm" svg:y="9cm">
              <text:p text:style-name="P120"><text:span text:style-name="T33">T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6" draw:text-style-name="P122" draw:layer="layout" svg:width="2cm" svg:height="2cm" svg:x="24cm" svg:y="12cm">
              <text:p text:style-name="P114"><text:span text:style-name="T31">T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1" draw:text-style-name="P115" draw:layer="layout" svg:width="2cm" svg:height="2cm" svg:x="23.5cm" svg:y="6cm">
            <text:p text:style-name="P114"><text:span text:style-name="T31">S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7" draw:text-style-name="P123" draw:layer="layout" svg:width="2cm" svg:height="2cm" svg:x="24.5cm" svg:y="9cm">
            <text:p text:style-name="P114"><text:span text:style-name="T31">S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6" draw:style-name="dp1" draw:master-page-name="Default">
        <office:forms form:automatic-focus="false" form:apply-design-mode="false"/>
        <draw:g>
          <draw:path draw:style-name="gr128" draw:text-style-name="P124" draw:layer="layout" svg:width="10.499cm" svg:height="4.499cm" svg:x="13.475cm" svg:y="2.387cm" svg:viewBox="0 0 10500 4500" svg:d="M0 4500c10500-6000 10500-6000 10500 0z">
            <text:p/>
          </draw:path>
          <draw:path draw:style-name="gr129" draw:text-style-name="P125" draw:layer="layout" svg:width="10.499cm" svg:height="2.021cm" svg:x="2.975cm" svg:y="6.887cm" svg:viewBox="0 0 10500 2022" svg:d="M0 0c1000 1000 3500 4000 10500 0z">
            <text:p/>
          </draw:path>
          <draw:line draw:style-name="gr130" draw:text-style-name="P126" draw:layer="layout" svg:x1="0.975cm" svg:y1="6.887cm" svg:x2="26.975cm" svg:y2="6.887cm">
            <text:p/>
          </draw:line>
          <draw:frame draw:style-name="gr131" draw:text-style-name="P127" draw:layer="layout" svg:width="2.405cm" svg:height="1.345cm" svg:x="24.475cm" svg:y="6.761cm">
            <draw:text-box>
              <text:p text:style-name="P21">time</text:p>
            </draw:text-box>
          </draw:frame>
          <draw:line draw:style-name="gr132" draw:text-style-name="P126" draw:layer="layout" svg:x1="2.975cm" svg:y1="6.387cm" svg:x2="2.975cm" svg:y2="7.387cm">
            <text:p/>
          </draw:line>
          <draw:line draw:style-name="gr132" draw:text-style-name="P126" draw:layer="layout" svg:x1="2.975cm" svg:y1="6.387cm" svg:x2="2.975cm" svg:y2="7.387cm">
            <text:p/>
          </draw:line>
          <draw:line draw:style-name="gr132" draw:text-style-name="P126" draw:layer="layout" svg:x1="23.975cm" svg:y1="6.387cm" svg:x2="23.975cm" svg:y2="7.387cm">
            <text:p/>
          </draw:line>
          <draw:line draw:style-name="gr132" draw:text-style-name="P126" draw:layer="layout" svg:x1="16.975cm" svg:y1="6.387cm" svg:x2="16.975cm" svg:y2="7.387cm">
            <text:p/>
          </draw:line>
          <draw:line draw:style-name="gr132" draw:text-style-name="P126" draw:layer="layout" svg:x1="9.975cm" svg:y1="6.387cm" svg:x2="9.975cm" svg:y2="7.387cm">
            <text:p/>
          </draw:line>
          <draw:line draw:style-name="gr132" draw:text-style-name="P126" draw:layer="layout" svg:x1="20.475cm" svg:y1="6.387cm" svg:x2="20.475cm" svg:y2="7.387cm">
            <text:p/>
          </draw:line>
          <draw:line draw:style-name="gr132" draw:text-style-name="P126" draw:layer="layout" svg:x1="13.475cm" svg:y1="6.387cm" svg:x2="13.475cm" svg:y2="7.387cm">
            <text:p/>
          </draw:line>
          <draw:line draw:style-name="gr132" draw:text-style-name="P126" draw:layer="layout" svg:x1="6.475cm" svg:y1="6.387cm" svg:x2="6.475cm" svg:y2="7.387cm">
            <text:p/>
          </draw:line>
          <draw:frame draw:style-name="gr133" draw:text-style-name="P128" draw:layer="layout" svg:width="9cm" svg:height="2.5cm" svg:x="1cm" svg:y="4cm">
            <draw:text-box>
              <text:p text:style-name="P9"><text:span text:style-name="T20">Plan-driven methods</text:span></text:p>
              <text:p text:style-name="P9"><text:span text:style-name="T20">Long iterations</text:span></text:p>
            </draw:text-box>
          </draw:frame>
        </draw:g>
        <draw:g>
          <draw:path draw:style-name="gr134" draw:layer="layout" svg:width="3.499cm" svg:height="1.998cm" svg:x="2.975cm" svg:y="11.388cm" svg:viewBox="0 0 3500 1999" svg:d="M0 1000c0 0 0 2249 1750 0s1750 0 1750 0z">
            <text:p/>
          </draw:path>
          <draw:path draw:style-name="gr134" draw:layer="layout" svg:width="3.499cm" svg:height="1.998cm" svg:x="16.975cm" svg:y="11.388cm" svg:viewBox="0 0 3500 1999" svg:d="M0 1000c0 0 0 2249 1750 0s1750 0 1750 0z">
            <text:p/>
          </draw:path>
          <draw:path draw:style-name="gr134" draw:layer="layout" svg:width="3.499cm" svg:height="1.998cm" svg:x="13.475cm" svg:y="11.388cm" svg:viewBox="0 0 3500 1999" svg:d="M0 1000c0 0 0 2249 1750 0s1750 0 1750 0z">
            <text:p/>
          </draw:path>
          <draw:path draw:style-name="gr134" draw:layer="layout" svg:width="3.499cm" svg:height="1.998cm" svg:x="9.975cm" svg:y="11.388cm" svg:viewBox="0 0 3500 1999" svg:d="M0 1000c0 0 0 2249 1750 0s1750 0 1750 0z">
            <text:p/>
          </draw:path>
          <draw:path draw:style-name="gr134" draw:layer="layout" svg:width="3.499cm" svg:height="1.998cm" svg:x="6.475cm" svg:y="11.387cm" svg:viewBox="0 0 3500 1999" svg:d="M0 1000c0 0 0 2249 1750 0s1750 0 1750 0z">
            <text:p/>
          </draw:path>
          <draw:line draw:style-name="gr13" draw:text-style-name="P19" draw:layer="layout" svg:x1="0.975cm" svg:y1="12.387cm" svg:x2="26.975cm" svg:y2="12.387cm">
            <text:p/>
          </draw:line>
          <draw:frame draw:style-name="gr135" draw:text-style-name="P22" draw:layer="layout" svg:width="2.405cm" svg:height="1.345cm" svg:x="24.475cm" svg:y="12.261cm">
            <draw:text-box>
              <text:p text:style-name="P21">time</text:p>
            </draw:text-box>
          </draw:frame>
          <draw:line draw:style-name="gr15" draw:text-style-name="P19" draw:layer="layout" svg:x1="2.975cm" svg:y1="11.887cm" svg:x2="2.975cm" svg:y2="12.887cm">
            <text:p/>
          </draw:line>
          <draw:line draw:style-name="gr15" draw:text-style-name="P19" draw:layer="layout" svg:x1="2.975cm" svg:y1="11.887cm" svg:x2="2.975cm" svg:y2="12.887cm">
            <text:p/>
          </draw:line>
          <draw:line draw:style-name="gr15" draw:text-style-name="P19" draw:layer="layout" svg:x1="23.975cm" svg:y1="11.887cm" svg:x2="23.975cm" svg:y2="12.887cm">
            <text:p/>
          </draw:line>
          <draw:line draw:style-name="gr15" draw:text-style-name="P19" draw:layer="layout" svg:x1="16.975cm" svg:y1="11.887cm" svg:x2="16.975cm" svg:y2="12.887cm">
            <text:p/>
          </draw:line>
          <draw:line draw:style-name="gr15" draw:text-style-name="P19" draw:layer="layout" svg:x1="9.975cm" svg:y1="11.887cm" svg:x2="9.975cm" svg:y2="12.887cm">
            <text:p/>
          </draw:line>
          <draw:line draw:style-name="gr15" draw:text-style-name="P19" draw:layer="layout" svg:x1="20.475cm" svg:y1="11.887cm" svg:x2="20.475cm" svg:y2="12.887cm">
            <text:p/>
          </draw:line>
          <draw:line draw:style-name="gr15" draw:text-style-name="P19" draw:layer="layout" svg:x1="13.475cm" svg:y1="11.887cm" svg:x2="13.475cm" svg:y2="12.887cm">
            <text:p/>
          </draw:line>
          <draw:line draw:style-name="gr15" draw:text-style-name="P19" draw:layer="layout" svg:x1="6.475cm" svg:y1="11.887cm" svg:x2="6.475cm" svg:y2="12.887cm">
            <text:p/>
          </draw:line>
          <draw:path draw:style-name="gr134" draw:layer="layout" svg:width="3.499cm" svg:height="1.998cm" svg:x="20.475cm" svg:y="11.388cm" svg:viewBox="0 0 3500 1999" svg:d="M0 1000c0 0 0 2249 1750 0s1750 0 1750 0z">
            <text:p/>
          </draw:path>
          <draw:frame draw:style-name="gr136" draw:text-style-name="P129" draw:layer="layout" svg:width="9cm" svg:height="2.5cm" svg:x="18cm" svg:y="9cm">
            <draw:text-box>
              <text:p text:style-name="P21"><text:span text:style-name="T20">Agile methods</text:span></text:p>
              <text:p text:style-name="P21"><text:span text:style-name="T20">Short iterations</text:span></text:p>
            </draw:text-box>
          </draw:frame>
        </draw:g>
      </draw:page>
      <draw:page draw:name="page17" draw:style-name="dp1" draw:master-page-name="Default">
        <office:forms form:automatic-focus="false" form:apply-design-mode="false"/>
        <draw:g>
          <draw:g>
            <draw:g>
              <draw:custom-shape draw:style-name="gr137" draw:text-style-name="P131" draw:layer="layout" svg:width="10.5cm" svg:height="1cm" draw:transform="rotate (1.5707963267949) translate (10cm 13cm)">
                <text:p text:style-name="P130"><text:span text:style-name="T9">Feature 1</text:span></text:p>
                <draw:enhanced-geometry svg:viewBox="0 0 21600 21600" draw:type="rectangle" draw:enhanced-path="M 0 0 L 21600 0 21600 21600 0 21600 0 0 Z N"/>
              </draw:custom-shape>
              <draw:custom-shape draw:style-name="gr138" draw:text-style-name="P132" draw:layer="layout" svg:width="10.5cm" svg:height="1cm" draw:transform="rotate (1.5707963267949) translate (12cm 13cm)">
                <text:p text:style-name="P130"><text:span text:style-name="T9">Feature n</text:span></text:p>
                <draw:enhanced-geometry svg:viewBox="0 0 21600 21600" draw:type="rectangle" draw:enhanced-path="M 0 0 L 21600 0 21600 21600 0 21600 0 0 Z N"/>
              </draw:custom-shape>
              <draw:custom-shape draw:style-name="gr139" draw:text-style-name="P133" draw:layer="layout" svg:width="10.5cm" svg:height="1cm" draw:transform="rotate (1.5707963267949) translate (11cm 13cm)">
                <text:p text:style-name="P130"><text:span text:style-name="T9">Feature 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40" draw:text-style-name="P134" draw:layer="layout" svg:width="10.5cm" svg:height="1cm" draw:transform="rotate (1.5707963267949) translate (15cm 13cm)">
                <text:p text:style-name="P130"><text:span text:style-name="T9">Feature 1</text:span></text:p>
                <draw:enhanced-geometry svg:viewBox="0 0 21600 21600" draw:type="rectangle" draw:enhanced-path="M 0 0 L 21600 0 21600 21600 0 21600 0 0 Z N"/>
              </draw:custom-shape>
              <draw:custom-shape draw:style-name="gr141" draw:text-style-name="P135" draw:layer="layout" svg:width="10.5cm" svg:height="1cm" draw:transform="rotate (1.5707963267949) translate (17cm 13cm)">
                <text:p text:style-name="P130"><text:span text:style-name="T9">Feature n</text:span></text:p>
                <draw:enhanced-geometry svg:viewBox="0 0 21600 21600" draw:type="rectangle" draw:enhanced-path="M 0 0 L 21600 0 21600 21600 0 21600 0 0 Z N"/>
              </draw:custom-shape>
              <draw:custom-shape draw:style-name="gr142" draw:text-style-name="P136" draw:layer="layout" svg:width="10.5cm" svg:height="1cm" draw:transform="rotate (1.5707963267949) translate (16cm 13cm)">
                <text:p text:style-name="P130"><text:span text:style-name="T9">Feature 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43" draw:text-style-name="P137" draw:layer="layout" svg:width="10.5cm" svg:height="1cm" draw:transform="rotate (1.5707963267949) translate (20cm 13cm)">
                <text:p text:style-name="P130"><text:span text:style-name="T9">Feature 1</text:span></text:p>
                <draw:enhanced-geometry svg:viewBox="0 0 21600 21600" draw:type="rectangle" draw:enhanced-path="M 0 0 L 21600 0 21600 21600 0 21600 0 0 Z N"/>
              </draw:custom-shape>
              <draw:custom-shape draw:style-name="gr144" draw:text-style-name="P138" draw:layer="layout" svg:width="10.5cm" svg:height="1cm" draw:transform="rotate (1.5707963267949) translate (22cm 13cm)">
                <text:p text:style-name="P130"><text:span text:style-name="T9">Feature n</text:span></text:p>
                <draw:enhanced-geometry svg:viewBox="0 0 21600 21600" draw:type="rectangle" draw:enhanced-path="M 0 0 L 21600 0 21600 21600 0 21600 0 0 Z N"/>
              </draw:custom-shape>
              <draw:custom-shape draw:style-name="gr145" draw:text-style-name="P139" draw:layer="layout" svg:width="10.5cm" svg:height="1cm" draw:transform="rotate (1.5707963267949) translate (21cm 13cm)">
                <text:p text:style-name="P130"><text:span text:style-name="T9">Feature 2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146" draw:text-style-name="P141" draw:layer="layout" svg:width="18.5cm" svg:height="2cm" svg:x="5cm" svg:y="5.5cm">
              <text:p text:style-name="P140"><text:span text:style-name="T34">User interface</text:span></text:p>
              <draw:enhanced-geometry svg:viewBox="0 0 21600 21600" draw:type="rectangle" draw:enhanced-path="M 0 0 L 21600 0 21600 21600 0 21600 0 0 Z N"/>
            </draw:custom-shape>
            <draw:custom-shape draw:style-name="gr146" draw:text-style-name="P141" draw:layer="layout" svg:width="18.5cm" svg:height="2cm" svg:x="5cm" svg:y="10.5cm">
              <text:p text:style-name="P140"><text:span text:style-name="T34">Persistence layer</text:span></text:p>
              <draw:enhanced-geometry svg:viewBox="0 0 21600 21600" draw:type="rectangle" draw:enhanced-path="M 0 0 L 21600 0 21600 21600 0 21600 0 0 Z N"/>
            </draw:custom-shape>
            <draw:custom-shape draw:style-name="gr146" draw:text-style-name="P141" draw:layer="layout" svg:width="18.5cm" svg:height="2cm" svg:x="5cm" svg:y="8cm">
              <text:p text:style-name="P140"><text:span text:style-name="T34">Domain model</text:span></text:p>
              <draw:enhanced-geometry svg:viewBox="0 0 21600 21600" draw:type="rectangle" draw:enhanced-path="M 0 0 L 21600 0 21600 21600 0 21600 0 0 Z N"/>
            </draw:custom-shape>
          </draw:g>
          <draw:line draw:style-name="gr147" draw:text-style-name="P142" draw:layer="layout" svg:x1="4cm" svg:y1="13cm" svg:x2="24cm" svg:y2="13cm">
            <text:p text:style-name="P21"><text:span text:style-name="T34"/></text:p>
            <text:p text:style-name="P21"><text:span text:style-name="T34"/></text:p>
            <text:p text:style-name="P21"><text:span text:style-name="T34">Business domains</text:span></text:p>
          </draw:line>
          <draw:line draw:style-name="gr147" draw:text-style-name="P142" draw:layer="layout" svg:x1="4.5cm" svg:y1="13.5cm" svg:x2="4.5cm" svg:y2="2cm">
            <text:p text:style-name="P21"><text:span text:style-name="T34">Technical domains</text:span></text:p>
            <text:p text:style-name="P21"><text:span text:style-name="T34"/></text:p>
            <text:p text:style-name="P21"><text:span text:style-name="T34"/></text:p>
          </draw:line>
        </draw:g>
      </draw:page>
      <draw:page draw:name="page18" draw:style-name="dp1" draw:master-page-name="Default">
        <office:forms form:automatic-focus="false" form:apply-design-mode="false"/>
        <draw:g>
          <draw:custom-shape draw:style-name="gr148" draw:text-style-name="P144" draw:layer="layout" svg:width="9cm" svg:height="10.5cm" svg:x="0.5cm" svg:y="2.5cm">
            <text:p text:style-name="P143"><text:span text:style-name="T35">Open source</text:span></text:p>
            <draw:enhanced-geometry svg:viewBox="0 0 21600 21600" draw:type="rectangle" draw:enhanced-path="M 0 0 L 21600 0 21600 21600 0 21600 0 0 Z N"/>
          </draw:custom-shape>
          <draw:custom-shape draw:style-name="gr149" draw:text-style-name="P146" draw:layer="layout" svg:width="18cm" svg:height="10.5cm" svg:x="9.5cm" svg:y="2.5cm">
            <text:p text:style-name="P145"><text:span text:style-name="T36">Company</text:span></text:p>
            <draw:enhanced-geometry svg:viewBox="0 0 21600 21600" draw:type="rectangle" draw:enhanced-path="M 0 0 L 21600 0 21600 21600 0 21600 0 0 Z N"/>
          </draw:custom-shape>
          <draw:line draw:style-name="gr150" draw:text-style-name="P147" draw:layer="layout" svg:x1="18.5cm" svg:y1="2cm" svg:x2="27.5cm" svg:y2="2cm">
            <text:p><text:span text:style-name="T37"><text:s/></text:span><text:span text:style-name="T37">Agile Methods </text:span></text:p>
          </draw:line>
          <draw:line draw:style-name="gr151" draw:text-style-name="P147" draw:layer="layout" svg:x1="0.5cm" svg:y1="13.5cm" svg:x2="9.5cm" svg:y2="13.5cm">
            <text:p><text:span text:style-name="T37"><text:s/></text:span><text:span text:style-name="T37">Not differentiating </text:span></text:p>
          </draw:line>
          <draw:line draw:style-name="gr151" draw:text-style-name="P147" draw:layer="layout" svg:x1="9.5cm" svg:y1="13.5cm" svg:x2="27.5cm" svg:y2="13.5cm">
            <text:p><text:span text:style-name="T37"><text:s/></text:span><text:span text:style-name="T37">Competitively differentiating </text:span></text:p>
          </draw:line>
          <draw:g>
            <draw:g>
              <draw:custom-shape draw:style-name="gr152" draw:text-style-name="P149" draw:layer="layout" svg:width="3cm" svg:height="9.5cm" svg:x="18cm" svg:y="3cm">
                <text:p text:style-name="P148"><text:span text:style-name="T38">Product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53" draw:text-style-name="P151" draw:layer="layout" svg:width="8cm" svg:height="0.667cm" draw:transform="rotate (1.5707963267949) translate (18.5cm 12cm)">
                <text:p text:style-name="P150"><text:span text:style-name="T39">Feature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4" draw:text-style-name="P152" draw:layer="layout" svg:width="8cm" svg:height="0.667cm" draw:transform="rotate (1.5707963267949) translate (19.833cm 12cm)">
                <text:p text:style-name="P150"><text:span text:style-name="T39">Feature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5" draw:text-style-name="P153" draw:layer="layout" svg:width="8cm" svg:height="0.666cm" draw:transform="rotate (1.5707963267949) translate (19.167cm 12cm)">
                <text:p text:style-name="P150"><text:span text:style-name="T39">Feature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g>
              <draw:custom-shape draw:style-name="gr152" draw:text-style-name="P149" draw:layer="layout" svg:width="3cm" svg:height="9.5cm" svg:x="24cm" svg:y="3cm">
                <text:p text:style-name="P148"><text:span text:style-name="T38">Product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56" draw:text-style-name="P154" draw:layer="layout" svg:width="8cm" svg:height="0.667cm" draw:transform="rotate (1.5707963267949) translate (24.5cm 12cm)">
                <text:p text:style-name="P150"><text:span text:style-name="T39">Feature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7" draw:text-style-name="P155" draw:layer="layout" svg:width="8cm" svg:height="0.667cm" draw:transform="rotate (1.5707963267949) translate (25.833cm 12cm)">
                <text:p text:style-name="P150"><text:span text:style-name="T39">Feature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8" draw:text-style-name="P156" draw:layer="layout" svg:width="8cm" svg:height="0.666cm" draw:transform="rotate (1.5707963267949) translate (25.167cm 12cm)">
                <text:p text:style-name="P150"><text:span text:style-name="T39">Feature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g>
              <draw:custom-shape draw:style-name="gr152" draw:text-style-name="P149" draw:layer="layout" svg:width="3cm" svg:height="9.5cm" svg:x="21cm" svg:y="3cm">
                <text:p text:style-name="P148"><text:span text:style-name="T38">Product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59" draw:text-style-name="P157" draw:layer="layout" svg:width="8cm" svg:height="0.667cm" draw:transform="rotate (1.5707963267949) translate (21.5cm 12cm)">
                <text:p text:style-name="P150"><text:span text:style-name="T39">Feature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0" draw:text-style-name="P158" draw:layer="layout" svg:width="8cm" svg:height="0.667cm" draw:transform="rotate (1.5707963267949) translate (22.833cm 12cm)">
                <text:p text:style-name="P150"><text:span text:style-name="T39">Feature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1" draw:text-style-name="P159" draw:layer="layout" svg:width="8cm" svg:height="0.666cm" draw:transform="rotate (1.5707963267949) translate (22.167cm 12cm)">
                <text:p text:style-name="P150"><text:span text:style-name="T39">Feature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ustom-shape draw:style-name="gr162" draw:text-style-name="P161" draw:layer="layout" svg:width="17cm" svg:height="1.5cm" svg:x="10cm" svg:y="6cm">
            <text:p text:style-name="P160"><text:span text:style-name="T40">User interface</text:span></text:p>
            <draw:enhanced-geometry svg:viewBox="0 0 21600 21600" draw:type="rectangle" draw:enhanced-path="M 0 0 L 21600 0 21600 21600 0 21600 0 0 Z N"/>
          </draw:custom-shape>
          <draw:custom-shape draw:style-name="gr162" draw:text-style-name="P161" draw:layer="layout" svg:width="17cm" svg:height="1.5cm" svg:x="10cm" svg:y="8cm">
            <text:p text:style-name="P160"><text:span text:style-name="T40">Domain model</text:span></text:p>
            <draw:enhanced-geometry svg:viewBox="0 0 21600 21600" draw:type="rectangle" draw:enhanced-path="M 0 0 L 21600 0 21600 21600 0 21600 0 0 Z N"/>
          </draw:custom-shape>
          <draw:custom-shape draw:style-name="gr162" draw:text-style-name="P161" draw:layer="layout" svg:width="17cm" svg:height="1.5cm" svg:x="10cm" svg:y="10cm">
            <text:p text:style-name="P160"><text:span text:style-name="T40">Persistence layer</text:span></text:p>
            <draw:enhanced-geometry svg:viewBox="0 0 21600 21600" draw:type="rectangle" draw:enhanced-path="M 0 0 L 21600 0 21600 21600 0 21600 0 0 Z N"/>
          </draw:custom-shape>
          <draw:line draw:style-name="gr150" draw:text-style-name="P147" draw:layer="layout" svg:x1="9.5cm" svg:y1="2cm" svg:x2="18.5cm" svg:y2="2cm">
            <text:p><text:span text:style-name="T37"><text:s/></text:span><text:span text:style-name="T37">Inner Source </text:span></text:p>
          </draw:line>
          <draw:line draw:style-name="gr150" draw:text-style-name="P147" draw:layer="layout" svg:x1="0.5cm" svg:y1="2cm" svg:x2="9.5cm" svg:y2="2cm">
            <text:p><text:span text:style-name="T37"><text:s/></text:span><text:span text:style-name="T37">Open Source </text:span></text:p>
          </draw:line>
          <draw:line draw:style-name="gr163" draw:text-style-name="P49" draw:layer="layout" svg:x1="21.1cm" svg:y1="3cm" svg:x2="21cm" svg:y2="12.5cm">
            <text:p/>
          </draw:line>
          <draw:line draw:style-name="gr163" draw:text-style-name="P49" draw:layer="layout" svg:x1="24cm" svg:y1="3cm" svg:x2="24cm" svg:y2="12.5cm">
            <text:p/>
          </draw:line>
        </draw:g>
      </draw:page>
      <draw:page draw:name="page19" draw:style-name="dp1" draw:master-page-name="Default">
        <office:forms form:automatic-focus="false" form:apply-design-mode="false"/>
        <draw:g>
          <draw:g>
            <draw:line draw:style-name="gr13" draw:text-style-name="P19" draw:layer="layout" svg:x1="1cm" svg:y1="12.5cm" svg:x2="27cm" svg:y2="12.5cm">
              <text:p/>
            </draw:line>
            <draw:frame draw:style-name="gr135" draw:text-style-name="P22" draw:layer="layout" svg:width="2.405cm" svg:height="1.345cm" svg:x="24.5cm" svg:y="12.374cm">
              <draw:text-box>
                <text:p text:style-name="P21">time</text:p>
              </draw:text-box>
            </draw:frame>
            <draw:frame draw:style-name="gr101" draw:text-style-name="P23" draw:layer="layout" svg:width="2cm" svg:height="3cm" svg:x="24.5cm" svg:y="9cm">
              <draw:text-box>
                <text:p text:style-name="P19"><text:span text:style-name="T1">...</text:span></text:p>
              </draw:text-box>
            </draw:frame>
            <draw:g>
              <draw:custom-shape draw:style-name="gr164" draw:text-style-name="P162" draw:layer="layout" svg:width="2.5cm" svg:height="2cm" svg:x="3.5cm" svg:y="9.5cm">
                <text:p text:style-name="P13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5" draw:text-style-name="P163" draw:layer="layout" svg:width="2.486cm" svg:height="2cm" svg:x="5.514cm" svg:y="9.5cm">
                <text:p text:style-name="P13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6" draw:text-style-name="P164" draw:layer="layout" svg:width="2.5cm" svg:height="2cm" svg:x="7.5cm" svg:y="9.5cm">
                <text:p text:style-name="P13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164" draw:text-style-name="P162" draw:layer="layout" svg:width="2.5cm" svg:height="2cm" svg:x="17.5cm" svg:y="9.5cm">
                <text:p text:style-name="P13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5" draw:text-style-name="P163" draw:layer="layout" svg:width="2.486cm" svg:height="2cm" svg:x="19.514cm" svg:y="9.5cm">
                <text:p text:style-name="P13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6" draw:text-style-name="P164" draw:layer="layout" svg:width="2.5cm" svg:height="2cm" svg:x="21.5cm" svg:y="9.5cm">
                <text:p text:style-name="P13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164" draw:text-style-name="P162" draw:layer="layout" svg:width="2.5cm" svg:height="2cm" svg:x="10.5cm" svg:y="9.5cm">
                <text:p text:style-name="P13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5" draw:text-style-name="P163" draw:layer="layout" svg:width="2.486cm" svg:height="2cm" svg:x="12.514cm" svg:y="9.5cm">
                <text:p text:style-name="P13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6" draw:text-style-name="P164" draw:layer="layout" svg:width="2.5cm" svg:height="2cm" svg:x="14.5cm" svg:y="9.5cm">
                <text:p text:style-name="P13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5" draw:text-style-name="P20" draw:layer="layout" svg:width="6.5cm" svg:height="1.5cm" svg:x="3.5cm" svg:y="8cm">
              <draw:text-box>
                <text:p text:style-name="P19"><text:span text:style-name="T7">Sprint n-1</text:span></text:p>
              </draw:text-box>
            </draw:frame>
            <draw:frame draw:style-name="gr105" draw:text-style-name="P20" draw:layer="layout" svg:width="6.5cm" svg:height="1.5cm" svg:x="17.5cm" svg:y="8cm">
              <draw:text-box>
                <text:p text:style-name="P19"><text:span text:style-name="T7">Sprint n+1</text:span></text:p>
              </draw:text-box>
            </draw:frame>
            <draw:frame draw:style-name="gr105" draw:text-style-name="P20" draw:layer="layout" svg:width="6.5cm" svg:height="1.5cm" svg:x="10.5cm" svg:y="8cm">
              <draw:text-box>
                <text:p text:style-name="P19"><text:span text:style-name="T7">Sprint n</text:span></text:p>
              </draw:text-box>
            </draw:frame>
            <draw:line draw:style-name="gr15" draw:text-style-name="P19" draw:layer="layout" svg:x1="3cm" svg:y1="12cm" svg:x2="3cm" svg:y2="13cm">
              <text:p/>
            </draw:line>
            <draw:line draw:style-name="gr15" draw:text-style-name="P19" draw:layer="layout" svg:x1="3cm" svg:y1="12cm" svg:x2="3cm" svg:y2="13cm">
              <text:p/>
            </draw:line>
            <draw:line draw:style-name="gr15" draw:text-style-name="P19" draw:layer="layout" svg:x1="24cm" svg:y1="12cm" svg:x2="24cm" svg:y2="13cm">
              <text:p/>
            </draw:line>
            <draw:line draw:style-name="gr15" draw:text-style-name="P19" draw:layer="layout" svg:x1="17cm" svg:y1="12cm" svg:x2="17cm" svg:y2="13cm">
              <text:p/>
            </draw:line>
            <draw:line draw:style-name="gr15" draw:text-style-name="P19" draw:layer="layout" svg:x1="10cm" svg:y1="12cm" svg:x2="10cm" svg:y2="13cm">
              <text:p/>
            </draw:line>
            <draw:frame draw:style-name="gr101" draw:text-style-name="P23" draw:layer="layout" svg:width="2cm" svg:height="3cm" svg:x="1.5cm" svg:y="9cm">
              <draw:text-box>
                <text:p text:style-name="P19"><text:span text:style-name="T1">...</text:span></text:p>
              </draw:text-box>
            </draw:frame>
            <draw:frame draw:style-name="gr12" draw:text-style-name="P20" draw:layer="layout" svg:width="6.5cm" svg:height="1.5cm" svg:x="3.5cm" svg:y="12.5cm">
              <draw:text-box>
                <text:p text:style-name="P19"><text:span text:style-name="T7">1-4 weeks</text:span></text:p>
              </draw:text-box>
            </draw:frame>
            <draw:frame draw:style-name="gr12" draw:text-style-name="P20" draw:layer="layout" svg:width="6.5cm" svg:height="1.5cm" svg:x="17.5cm" svg:y="12.5cm">
              <draw:text-box>
                <text:p text:style-name="P19"><text:span text:style-name="T7">1-4 weeks</text:span></text:p>
              </draw:text-box>
            </draw:frame>
            <draw:frame draw:style-name="gr12" draw:text-style-name="P20" draw:layer="layout" svg:width="6.5cm" svg:height="1.5cm" svg:x="10.5cm" svg:y="12.5cm">
              <draw:text-box>
                <text:p text:style-name="P19"><text:span text:style-name="T7">1-4 weeks</text:span></text:p>
              </draw:text-box>
            </draw:frame>
          </draw:g>
          <draw:g>
            <draw:line draw:style-name="gr13" draw:text-style-name="P19" draw:layer="layout" svg:x1="1cm" svg:y1="5.5cm" svg:x2="27cm" svg:y2="5.5cm">
              <text:p/>
            </draw:line>
            <draw:frame draw:style-name="gr14" draw:text-style-name="P22" draw:layer="layout" svg:width="2.5cm" svg:height="1.5cm" svg:x="24.5cm" svg:y="5.5cm">
              <draw:text-box>
                <text:p text:style-name="P21">time</text:p>
              </draw:text-box>
            </draw:frame>
            <draw:line draw:style-name="gr15" draw:text-style-name="P19" draw:layer="layout" svg:x1="3cm" svg:y1="5cm" svg:x2="3cm" svg:y2="6cm">
              <text:p/>
            </draw:line>
            <draw:frame draw:style-name="gr167" draw:text-style-name="P20" draw:layer="layout" svg:width="7cm" svg:height="1.5cm" svg:x="3cm" svg:y="5.5cm">
              <draw:text-box>
                <text:p text:style-name="P19"><text:span text:style-name="T7">6-12 months</text:span></text:p>
              </draw:text-box>
            </draw:frame>
            <draw:frame draw:style-name="gr167" draw:text-style-name="P20" draw:layer="layout" svg:width="7cm" svg:height="1.5cm" svg:x="17cm" svg:y="5.5cm">
              <draw:text-box>
                <text:p text:style-name="P19"><text:span text:style-name="T7">6-12 months</text:span></text:p>
              </draw:text-box>
            </draw:frame>
            <draw:frame draw:style-name="gr167" draw:text-style-name="P20" draw:layer="layout" svg:width="7cm" svg:height="1.5cm" svg:x="10cm" svg:y="5.5cm">
              <draw:text-box>
                <text:p text:style-name="P19"><text:span text:style-name="T7">6-12 months</text:span></text:p>
              </draw:text-box>
            </draw:frame>
            <draw:custom-shape draw:style-name="gr168" draw:text-style-name="P165" draw:layer="layout" svg:width="7cm" svg:height="2.487cm" svg:x="3cm" svg:y="2cm">
              <text:p text:style-name="P65"><text:span text:style-name="T22"><text:s text:c="3"/></text:span><text:span text:style-name="T22">Rel. m-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68" draw:text-style-name="P165" draw:layer="layout" svg:width="7cm" svg:height="2.487cm" svg:x="10cm" svg:y="2.013cm">
              <text:p text:style-name="P65"><text:span text:style-name="T22"><text:s text:c="3"/></text:span><text:span text:style-name="T22">Rel. m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68" draw:text-style-name="P165" draw:layer="layout" svg:width="7cm" svg:height="2.487cm" svg:x="17cm" svg:y="2cm">
              <text:p text:style-name="P65"><text:span text:style-name="T22"><text:s text:c="3"/></text:span><text:span text:style-name="T22">Rel. m+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101" draw:text-style-name="P23" draw:layer="layout" svg:width="2cm" svg:height="3cm" svg:x="24.5cm" svg:y="2cm">
              <draw:text-box>
                <text:p text:style-name="P19"><text:span text:style-name="T1">...</text:span></text:p>
              </draw:text-box>
            </draw:frame>
            <draw:line draw:style-name="gr15" draw:text-style-name="P19" draw:layer="layout" svg:x1="3cm" svg:y1="5cm" svg:x2="3cm" svg:y2="6cm">
              <text:p/>
            </draw:line>
            <draw:line draw:style-name="gr15" draw:text-style-name="P19" draw:layer="layout" svg:x1="24cm" svg:y1="5cm" svg:x2="24cm" svg:y2="6cm">
              <text:p/>
            </draw:line>
            <draw:line draw:style-name="gr15" draw:text-style-name="P19" draw:layer="layout" svg:x1="17cm" svg:y1="5cm" svg:x2="17cm" svg:y2="6cm">
              <text:p/>
            </draw:line>
            <draw:line draw:style-name="gr15" draw:text-style-name="P19" draw:layer="layout" svg:x1="10cm" svg:y1="5cm" svg:x2="10cm" svg:y2="6cm">
              <text:p/>
            </draw:line>
          </draw:g>
          <draw:path draw:style-name="gr23" draw:text-style-name="P27" draw:layer="layout" svg:width="20.999cm" svg:height="1.999cm" svg:x="3cm" svg:y="7cm" svg:viewBox="0 0 21000 2000" svg:d="M0 2000c1000-1000 2500-1000 4500-1000s5000 0 6000-1000c1000 1000 4000 1000 6000 1000s3500 0 4500 1000">
            <text:p/>
          </draw:path>
        </draw:g>
      </draw:page>
      <draw:page draw:name="page20" draw:style-name="dp1" draw:master-page-name="Default">
        <office:forms form:automatic-focus="false" form:apply-design-mode="false"/>
        <draw:g>
          <draw:line draw:style-name="gr169" draw:text-style-name="P19" draw:layer="layout" svg:x1="7.001cm" svg:y1="4.501cm" svg:x2="16.001cm" svg:y2="4.501cm">
            <text:p/>
          </draw:line>
          <draw:line draw:style-name="gr67" draw:text-style-name="P19" draw:layer="layout" svg:x1="11.001cm" svg:y1="11.001cm" svg:x2="16.001cm" svg:y2="4.501cm">
            <text:p/>
          </draw:line>
          <draw:line draw:style-name="gr67" draw:text-style-name="P19" draw:layer="layout" svg:x1="14.501cm" svg:y1="11.001cm" svg:x2="16.001cm" svg:y2="4.501cm">
            <text:p/>
          </draw:line>
          <draw:line draw:style-name="gr67" draw:text-style-name="P19" draw:layer="layout" svg:x1="16.001cm" svg:y1="4.501cm" svg:x2="21.001cm" svg:y2="11.001cm">
            <text:p/>
          </draw:line>
          <draw:custom-shape draw:style-name="gr74" draw:text-style-name="P166" draw:layer="layout" svg:width="3cm" svg:height="3cm" svg:x="19.501cm" svg:y="9.501cm">
            <text:p text:style-name="P85"><text:span text:style-name="T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166" draw:layer="layout" svg:width="3cm" svg:height="3cm" svg:x="9.501cm" svg:y="9.501cm">
            <text:p text:style-name="P85"><text:span text:style-name="T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67" draw:layer="layout" svg:width="3cm" svg:height="3cm" svg:x="5.501cm" svg:y="3.001cm">
            <text:p text:style-name="P85"><text:span text:style-name="T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166" draw:layer="layout" svg:width="3cm" svg:height="3cm" svg:x="13.001cm" svg:y="9.501cm">
            <text:p text:style-name="P85"><text:span text:style-name="T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0" draw:text-style-name="P169" draw:layer="layout" svg:width="3cm" svg:height="3cm" svg:x="16.401cm" svg:y="9.501cm">
            <text:p text:style-name="P168"><text:span text:style-name="T41">...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1" draw:text-style-name="P167" draw:layer="layout" svg:width="3cm" svg:height="3cm" svg:x="5.501cm" svg:y="3.001cm">
            <text:p text:style-name="P85"><text:span text:style-name="T3">PM</text:span></text:p>
            <draw:enhanced-geometry svg:viewBox="0 0 21600 21600" draw:type="rectangle" draw:enhanced-path="M 0 0 L 21600 0 21600 21600 0 21600 0 0 Z N"/>
          </draw:custom-shape>
          <draw:custom-shape draw:style-name="gr172" draw:text-style-name="P170" draw:layer="layout" svg:width="3cm" svg:height="3cm" svg:x="14.501cm" svg:y="3.001cm">
            <text:p text:style-name="P85"><text:span text:style-name="T3">EM</text:span></text:p>
            <draw:enhanced-geometry svg:viewBox="0 0 21600 21600" draw:type="rectangle" draw:enhanced-path="M 0 0 L 21600 0 21600 21600 0 21600 0 0 Z N"/>
          </draw:custom-shape>
          <draw:custom-shape draw:style-name="gr173" draw:text-style-name="P171" draw:layer="layout" svg:width="3cm" svg:height="3cm" svg:x="19.501cm" svg:y="9.501cm">
            <text:p text:style-name="P85"><text:span text:style-name="T3">SD</text:span></text:p>
            <draw:enhanced-geometry svg:viewBox="0 0 21600 21600" draw:type="rectangle" draw:enhanced-path="M 0 0 L 21600 0 21600 21600 0 21600 0 0 Z N"/>
          </draw:custom-shape>
          <draw:custom-shape draw:style-name="gr173" draw:text-style-name="P171" draw:layer="layout" svg:width="3cm" svg:height="3cm" svg:x="13.001cm" svg:y="9.501cm">
            <text:p text:style-name="P85"><text:span text:style-name="T3">SD</text:span></text:p>
            <draw:enhanced-geometry svg:viewBox="0 0 21600 21600" draw:type="rectangle" draw:enhanced-path="M 0 0 L 21600 0 21600 21600 0 21600 0 0 Z N"/>
          </draw:custom-shape>
          <draw:custom-shape draw:style-name="gr173" draw:text-style-name="P171" draw:layer="layout" svg:width="3cm" svg:height="3cm" svg:x="9.501cm" svg:y="9.501cm">
            <text:p text:style-name="P85"><text:span text:style-name="T3">SD</text:span></text:p>
            <draw:enhanced-geometry svg:viewBox="0 0 21600 21600" draw:type="rectangle" draw:enhanced-path="M 0 0 L 21600 0 21600 21600 0 21600 0 0 Z N"/>
          </draw:custom-shape>
        </draw:g>
      </draw:page>
      <draw:page draw:name="page21" draw:style-name="dp1" draw:master-page-name="Default">
        <office:forms form:automatic-focus="false" form:apply-design-mode="false"/>
        <draw:g>
          <draw:custom-shape draw:style-name="gr174" draw:text-style-name="P173" draw:layer="layout" svg:width="7cm" svg:height="6cm" svg:x="5.48cm" svg:y="3cm">
            <text:p text:style-name="P172"><text:span text:style-name="T42">P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175" draw:text-style-name="P41" draw:layer="layout" svg:width="5cm" svg:height="6cm" svg:x="1cm" svg:y="3cm">
            <draw:text-box>
              <text:p text:style-name="P19"><text:span text:style-name="T13">...</text:span></text:p>
            </draw:text-box>
          </draw:frame>
          <draw:frame draw:style-name="gr175" draw:text-style-name="P41" draw:layer="layout" svg:width="5cm" svg:height="6cm" svg:x="22cm" svg:y="3cm">
            <draw:text-box>
              <text:p text:style-name="P19"><text:span text:style-name="T13">...</text:span></text:p>
            </draw:text-box>
          </draw:frame>
          <draw:line draw:style-name="gr13" draw:text-style-name="P19" draw:layer="layout" svg:x1="1cm" svg:y1="9.5cm" svg:x2="27cm" svg:y2="9.5cm">
            <text:p/>
          </draw:line>
          <draw:frame draw:style-name="gr176" draw:text-style-name="P20" draw:layer="layout" svg:width="2.476cm" svg:height="1.481cm" svg:x="24.524cm" svg:y="9.519cm">
            <draw:text-box>
              <text:p text:style-name="P19"><text:span text:style-name="T7">time</text:span></text:p>
            </draw:text-box>
          </draw:frame>
          <draw:custom-shape draw:style-name="gr177" draw:text-style-name="P174" draw:layer="layout" svg:width="7cm" svg:height="6cm" svg:x="15.5cm" svg:y="3cm">
            <text:p text:style-name="P172"><text:span text:style-name="T42">3R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78" draw:text-style-name="P175" draw:layer="layout" svg:width="7cm" svg:height="6cm" svg:x="10.5cm" svg:y="3cm">
            <text:p text:style-name="P172"><text:span text:style-name="T42">E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179" draw:text-style-name="P19" draw:layer="layout" svg:x1="5cm" svg:y1="9cm" svg:x2="5cm" svg:y2="10cm">
            <text:p/>
          </draw:line>
          <draw:line draw:style-name="gr179" draw:text-style-name="P19" draw:layer="layout" svg:x1="23cm" svg:y1="9cm" svg:x2="23cm" svg:y2="10cm">
            <text:p/>
          </draw:line>
        </draw:g>
      </draw:page>
      <draw:page draw:name="page22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D</text:span></text:p>
            <text:p><text:span text:style-name="T1"/></text:p>
            <text:p><text:span text:style-name="T1">Product Management</text:span></text:p>
          </draw:text-box>
        </draw:frame>
      </draw:page>
      <draw:page draw:name="page23" draw:style-name="dp1" draw:master-page-name="Default">
        <office:forms form:automatic-focus="false" form:apply-design-mode="false"/>
        <draw:g>
          <draw:custom-shape draw:style-name="gr180" draw:text-style-name="P176" xml:id="id20" draw:id="id20" draw:layer="layout" svg:width="4cm" svg:height="1.5cm" svg:x="18cm" svg:y="3.5cm">
            <text:p text:style-name="P176"><text:span text:style-name="T43">Backlog Item</text:span></text:p>
            <draw:enhanced-geometry svg:viewBox="0 0 21600 21600" draw:type="rectangle" draw:enhanced-path="M 0 0 L 21600 0 21600 21600 0 21600 0 0 Z N"/>
          </draw:custom-shape>
          <draw:custom-shape draw:style-name="gr180" draw:text-style-name="P177" draw:layer="layout" svg:width="4cm" svg:height="1.5cm" svg:x="6cm" svg:y="3.5cm">
            <text:p text:style-name="P177"><text:span text:style-name="T44">Theme</text:span></text:p>
            <draw:enhanced-geometry svg:viewBox="0 0 21600 21600" draw:type="rectangle" draw:enhanced-path="M 0 0 L 21600 0 21600 21600 0 21600 0 0 Z N"/>
          </draw:custom-shape>
          <draw:custom-shape draw:style-name="gr180" draw:text-style-name="P177" xml:id="id19" draw:id="id19" draw:layer="layout" svg:width="4cm" svg:height="1.5cm" svg:x="6cm" svg:y="7cm">
            <text:p text:style-name="P177"><text:span text:style-name="T44">Feature</text:span></text:p>
            <draw:enhanced-geometry svg:viewBox="0 0 21600 21600" draw:type="rectangle" draw:enhanced-path="M 0 0 L 21600 0 21600 21600 0 21600 0 0 Z N"/>
          </draw:custom-shape>
          <draw:custom-shape draw:style-name="gr180" draw:text-style-name="P177" xml:id="id24" draw:id="id24" draw:layer="layout" svg:width="4cm" svg:height="1.5cm" svg:x="9cm" svg:y="10.5cm">
            <text:p text:style-name="P177"><text:span text:style-name="T44">User Story</text:span></text:p>
            <draw:enhanced-geometry svg:viewBox="0 0 21600 21600" draw:type="rectangle" draw:enhanced-path="M 0 0 L 21600 0 21600 21600 0 21600 0 0 Z N"/>
          </draw:custom-shape>
          <draw:custom-shape draw:style-name="gr180" draw:text-style-name="P177" xml:id="id23" draw:id="id23" draw:layer="layout" svg:width="4cm" svg:height="1.5cm" svg:x="3cm" svg:y="10.5cm">
            <text:p text:style-name="P177"><text:span text:style-name="T44">Epic</text:span></text:p>
            <draw:enhanced-geometry svg:viewBox="0 0 21600 21600" draw:type="rectangle" draw:enhanced-path="M 0 0 L 21600 0 21600 21600 0 21600 0 0 Z N"/>
          </draw:custom-shape>
          <draw:custom-shape draw:style-name="gr180" draw:text-style-name="P177" xml:id="id22" draw:id="id22" draw:layer="layout" svg:width="4cm" svg:height="1.5cm" svg:x="21cm" svg:y="7cm">
            <text:p text:style-name="P177"><text:span text:style-name="T44">Refactoring</text:span></text:p>
            <draw:enhanced-geometry svg:viewBox="0 0 21600 21600" draw:type="rectangle" draw:enhanced-path="M 0 0 L 21600 0 21600 21600 0 21600 0 0 Z N"/>
          </draw:custom-shape>
          <draw:custom-shape draw:style-name="gr180" draw:text-style-name="P177" xml:id="id21" draw:id="id21" draw:layer="layout" svg:width="4cm" svg:height="1.5cm" svg:x="15cm" svg:y="7cm">
            <text:p text:style-name="P177"><text:span text:style-name="T44">Bug Report</text:span></text:p>
            <draw:enhanced-geometry svg:viewBox="0 0 21600 21600" draw:type="rectangle" draw:enhanced-path="M 0 0 L 21600 0 21600 21600 0 21600 0 0 Z N"/>
          </draw:custom-shape>
          <draw:connector draw:style-name="standard" draw:layer="layout" svg:x1="8cm" svg:y1="7cm" svg:x2="20cm" svg:y2="5cm" draw:start-shape="id19" draw:start-glue-point="0" draw:end-shape="id20" draw:end-glue-point="2" svg:d="M8000 7000v-1000h12000v-1000" svg:viewBox="0 0 12001 2001">
            <text:p/>
          </draw:connector>
          <draw:connector draw:style-name="standard" draw:layer="layout" svg:x1="17cm" svg:y1="7cm" svg:x2="20cm" svg:y2="5cm" draw:start-shape="id21" draw:start-glue-point="0" draw:end-shape="id20" svg:d="M17000 7000v-1000h3000v-1000" svg:viewBox="0 0 3001 2001">
            <text:p/>
          </draw:connector>
          <draw:connector draw:style-name="standard" draw:layer="layout" svg:x1="23cm" svg:y1="7cm" svg:x2="20cm" svg:y2="5cm" draw:start-shape="id22" draw:start-glue-point="0" draw:end-shape="id20" svg:d="M23000 7000v-1000h-3000v-1000" svg:viewBox="0 0 3001 2001">
            <text:p/>
          </draw:connector>
          <draw:custom-shape draw:style-name="gr181" draw:text-style-name="P178" draw:layer="layout" svg:width="0.8cm" svg:height="0.6cm" svg:x="19.6cm" svg:y="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standard" draw:layer="layout" svg:x1="5cm" svg:y1="10.5cm" svg:x2="8cm" svg:y2="8.5cm" draw:start-shape="id23" draw:start-glue-point="0" draw:end-shape="id19" svg:d="M5000 10500v-1000h3000v-1000" svg:viewBox="0 0 3001 2001">
            <text:p/>
          </draw:connector>
          <draw:connector draw:style-name="standard" draw:layer="layout" svg:x1="11cm" svg:y1="10.5cm" svg:x2="8cm" svg:y2="8.5cm" draw:start-shape="id24" draw:start-glue-point="0" draw:end-shape="id19" svg:d="M11000 10500v-1000h-3000v-1000" svg:viewBox="0 0 3001 2001">
            <text:p/>
          </draw:connector>
          <draw:custom-shape draw:style-name="gr181" draw:text-style-name="P178" draw:layer="layout" svg:width="0.8cm" svg:height="0.6cm" svg:x="7.6cm" svg:y="8.50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82" draw:text-style-name="P178" xml:id="id25" draw:id="id25" draw:layer="layout" svg:width="1cm" svg:height="0.375cm" svg:x="10cm" svg:y="4.06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standard" draw:layer="layout" svg:x1="11cm" svg:y1="4.251cm" svg:x2="18cm" svg:y2="4.25cm" draw:start-shape="id25" draw:start-glue-point="7" draw:end-shape="id20" draw:end-glue-point="3" svg:d="M11000 4251h3501v-1h3499" svg:viewBox="0 0 7001 2">
            <text:p/>
          </draw:connector>
          <draw:custom-shape draw:style-name="gr183" draw:text-style-name="P179" xml:id="id26" draw:id="id26" draw:layer="layout" svg:width="1cm" svg:height="0.375cm" svg:x="7cm" svg:y="11.06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standard" draw:layer="layout" svg:x1="8cm" svg:y1="11.25cm" svg:x2="9cm" svg:y2="11.25cm" draw:start-shape="id26" draw:start-glue-point="7" draw:end-shape="id24" draw:end-glue-point="3" svg:d="M8000 11250h1000" svg:viewBox="0 0 1001 1">
            <text:p/>
          </draw:connector>
        </draw:g>
      </draw:page>
      <draw:page draw:name="page24" draw:style-name="dp1" draw:master-page-name="Default">
        <office:forms form:automatic-focus="false" form:apply-design-mode="false"/>
        <draw:g>
          <draw:line draw:style-name="gr184" draw:text-style-name="P49" draw:layer="layout" svg:x1="8.001cm" svg:y1="5.251cm" svg:x2="14.501cm" svg:y2="9.751cm">
            <text:p/>
          </draw:line>
          <draw:line draw:style-name="gr184" draw:text-style-name="P49" draw:layer="layout" svg:x1="2.501cm" svg:y1="7.501cm" svg:x2="8.001cm" svg:y2="5.251cm">
            <text:p/>
          </draw:line>
          <draw:line draw:style-name="gr184" draw:text-style-name="P49" draw:layer="layout" svg:x1="25.501cm" svg:y1="7.501cm" svg:x2="2.501cm" svg:y2="7.501cm">
            <text:p/>
          </draw:line>
          <draw:line draw:style-name="gr184" draw:text-style-name="P49" draw:layer="layout" svg:x1="8.001cm" svg:y1="9.751cm" svg:x2="2.501cm" svg:y2="7.501cm">
            <text:p/>
          </draw:line>
          <draw:line draw:style-name="gr184" draw:text-style-name="P49" draw:layer="layout" svg:x1="14.501cm" svg:y1="5.251cm" svg:x2="8.001cm" svg:y2="9.751cm">
            <text:p/>
          </draw:line>
          <draw:line draw:style-name="gr184" draw:text-style-name="P49" draw:layer="layout" svg:x1="20.001cm" svg:y1="7.501cm" svg:x2="14.501cm" svg:y2="5.251cm">
            <text:p/>
          </draw:line>
          <draw:line draw:style-name="gr184" draw:text-style-name="P49" draw:layer="layout" svg:x1="14.501cm" svg:y1="9.751cm" svg:x2="20.001cm" svg:y2="7.501cm">
            <text:p/>
          </draw:line>
          <draw:custom-shape draw:style-name="gr185" draw:text-style-name="P181" draw:layer="layout" svg:width="4cm" svg:height="1.5cm" svg:x="0.501cm" svg:y="6.751cm">
            <text:p text:style-name="P180">&lt;system&gt;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5" draw:text-style-name="P181" draw:layer="layout" svg:width="4cm" svg:height="1.5cm" svg:x="6.001cm" svg:y="9.001cm">
            <text:p text:style-name="P180">“could”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5" draw:text-style-name="P181" draw:layer="layout" svg:width="4cm" svg:height="1.5cm" svg:x="6.001cm" svg:y="6.751cm">
            <text:p text:style-name="P180">“should”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5" draw:text-style-name="P181" draw:layer="layout" svg:width="4cm" svg:height="1.5cm" svg:x="6.001cm" svg:y="4.501cm">
            <text:p text:style-name="P180">“must”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5" draw:text-style-name="P183" draw:layer="layout" svg:width="4cm" svg:height="1.5cm" svg:x="12.501cm" svg:y="6.751cm">
            <text:p text:style-name="P182"><text:span text:style-name="T45">“</text:span><text:span text:style-name="T45">allow for”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5" draw:text-style-name="P183" draw:layer="layout" svg:width="4cm" svg:height="1.5cm" svg:x="12.501cm" svg:y="4.501cm">
            <text:p text:style-name="P182"><text:span text:style-name="T45">“</text:span><text:span text:style-name="T45">be able to”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5" draw:text-style-name="P181" draw:layer="layout" svg:width="4cm" svg:height="1.5cm" svg:x="12.501cm" svg:y="9.001cm">
            <text:p text:style-name="P180">“...”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5" draw:text-style-name="P181" draw:layer="layout" svg:width="4cm" svg:height="1.5cm" svg:x="18.001cm" svg:y="6.751cm">
            <text:p text:style-name="P180">&lt;activity&gt;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5" draw:text-style-name="P181" draw:layer="layout" svg:width="4cm" svg:height="1.5cm" svg:x="23.501cm" svg:y="6.751cm">
            <text:p text:style-name="P180">&lt;object&gt;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25" draw:style-name="dp1" draw:master-page-name="Default">
        <office:forms form:automatic-focus="false" form:apply-design-mode="false"/>
        <draw:g>
          <draw:frame draw:style-name="gr186" draw:text-style-name="P184" draw:layer="layout" svg:width="3cm" svg:height="1.5cm" svg:x="24cm" svg:y="6.5cm">
            <draw:text-box>
              <text:p><text:span text:style-name="T46">value</text:span></text:p>
            </draw:text-box>
          </draw:frame>
          <draw:custom-shape draw:style-name="gr187" draw:text-style-name="P186" draw:layer="layout" svg:width="8cm" svg:height="3.5cm" svg:x="14cm" svg:y="8cm">
            <text:p text:style-name="P185"><text:span text:style-name="T3">realize</text:span></text:p>
            <text:p text:style-name="P185"><text:span text:style-name="T3">second</text:span></text:p>
            <draw:enhanced-geometry svg:viewBox="0 0 21600 21600" draw:type="rectangle" draw:enhanced-path="M 0 0 L 21600 0 21600 21600 0 21600 0 0 Z N"/>
          </draw:custom-shape>
          <draw:custom-shape draw:style-name="gr188" draw:text-style-name="P187" draw:layer="layout" svg:width="8cm" svg:height="3.5cm" svg:x="14cm" svg:y="4.5cm">
            <text:p text:style-name="P185"><text:span text:style-name="T3">realize</text:span></text:p>
            <text:p text:style-name="P185"><text:span text:style-name="T3">first</text:span></text:p>
            <draw:enhanced-geometry svg:viewBox="0 0 21600 21600" draw:type="rectangle" draw:enhanced-path="M 0 0 L 21600 0 21600 21600 0 21600 0 0 Z N"/>
          </draw:custom-shape>
          <draw:custom-shape draw:style-name="gr189" draw:text-style-name="P189" draw:layer="layout" svg:width="8cm" svg:height="3.5cm" svg:x="6cm" svg:y="4.5cm">
            <text:p text:style-name="P188"><text:span text:style-name="T3">realize</text:span></text:p>
            <text:p text:style-name="P188"><text:span text:style-name="T3">never</text:span></text:p>
            <draw:enhanced-geometry svg:viewBox="0 0 21600 21600" draw:type="rectangle" draw:enhanced-path="M 0 0 L 21600 0 21600 21600 0 21600 0 0 Z N"/>
          </draw:custom-shape>
          <draw:custom-shape draw:style-name="gr190" draw:text-style-name="P190" draw:layer="layout" svg:width="8cm" svg:height="3.5cm" svg:x="6cm" svg:y="8cm">
            <text:p/>
            <draw:enhanced-geometry svg:viewBox="0 0 21600 21600" draw:type="rectangle" draw:enhanced-path="M 0 0 L 21600 0 21600 21600 0 21600 0 0 Z N"/>
          </draw:custom-shape>
          <draw:frame draw:style-name="gr191" draw:text-style-name="P191" draw:layer="layout" svg:width="3.5cm" svg:height="3.5cm" svg:x="18.5cm" svg:y="8cm">
            <draw:text-box>
              <text:p><text:span text:style-name="T47">2</text:span></text:p>
            </draw:text-box>
          </draw:frame>
          <draw:frame draw:style-name="gr191" draw:text-style-name="P192" draw:layer="layout" svg:width="3.5cm" svg:height="3.5cm" svg:x="6cm" svg:y="8cm">
            <draw:text-box>
              <text:p><text:span text:style-name="T48">3</text:span></text:p>
            </draw:text-box>
          </draw:frame>
          <draw:frame draw:style-name="gr191" draw:text-style-name="P192" draw:layer="layout" svg:width="3.5cm" svg:height="3.5cm" svg:x="6cm" svg:y="4.5cm">
            <draw:text-box>
              <text:p><text:span text:style-name="T48">x</text:span></text:p>
            </draw:text-box>
          </draw:frame>
          <draw:custom-shape draw:style-name="gr192" draw:text-style-name="P193" draw:layer="layout" svg:width="5cm" svg:height="3.375cm" svg:x="9cm" svg:y="4.75cm">
            <text:p/>
            <draw:enhanced-geometry svg:viewBox="0 0 21600 21600" draw:type="rectangle" draw:enhanced-path="M 0 0 L 21600 0 21600 21600 0 21600 0 0 Z N"/>
          </draw:custom-shape>
          <draw:frame draw:style-name="gr191" draw:text-style-name="P194" draw:layer="layout" svg:width="3.5cm" svg:height="3.5cm" svg:x="18.5cm" svg:y="4.5cm">
            <draw:text-box>
              <text:p><text:span text:style-name="T49">1</text:span></text:p>
            </draw:text-box>
          </draw:frame>
          <draw:line draw:style-name="gr193" draw:text-style-name="P19" draw:layer="layout" svg:x1="14cm" svg:y1="14cm" svg:x2="14cm" svg:y2="2.5cm">
            <text:p/>
          </draw:line>
          <draw:custom-shape draw:style-name="gr194" draw:text-style-name="P196" draw:layer="layout" svg:width="5cm" svg:height="3.375cm" svg:x="9cm" svg:y="8.125cm">
            <text:p text:style-name="P195"><text:span text:style-name="T3">realize</text:span></text:p>
            <text:p text:style-name="P195"><text:span text:style-name="T3">last</text:span></text:p>
            <draw:enhanced-geometry svg:viewBox="0 0 21600 21600" draw:type="rectangle" draw:enhanced-path="M 0 0 L 21600 0 21600 21600 0 21600 0 0 Z N"/>
          </draw:custom-shape>
          <draw:custom-shape draw:style-name="gr195" draw:text-style-name="P197" draw:layer="layout" svg:width="5cm" svg:height="3.375cm" svg:x="17cm" svg:y="4.75cm">
            <text:p/>
            <draw:enhanced-geometry svg:viewBox="0 0 21600 21600" draw:type="rectangle" draw:enhanced-path="M 0 0 L 21600 0 21600 21600 0 21600 0 0 Z N"/>
          </draw:custom-shape>
          <draw:custom-shape draw:style-name="gr196" draw:text-style-name="P198" draw:layer="layout" svg:width="5cm" svg:height="3.375cm" svg:x="17cm" svg:y="8.125cm">
            <text:p/>
            <draw:enhanced-geometry svg:viewBox="0 0 21600 21600" draw:type="rectangle" draw:enhanced-path="M 0 0 L 21600 0 21600 21600 0 21600 0 0 Z N"/>
          </draw:custom-shape>
          <draw:frame draw:style-name="gr197" draw:text-style-name="P199" draw:layer="layout" svg:width="2cm" svg:height="1.5cm" draw:transform="rotate (1.5707963267949) translate (12.5cm 4.5cm)">
            <draw:text-box>
              <text:p><text:span text:style-name="T50">risk</text:span></text:p>
            </draw:text-box>
          </draw:frame>
          <draw:line draw:style-name="gr193" draw:text-style-name="P19" draw:layer="layout" svg:x1="1cm" svg:y1="8cm" svg:x2="27cm" svg:y2="8cm">
            <text:p/>
          </draw:line>
          <draw:frame draw:style-name="gr197" draw:text-style-name="P199" draw:layer="layout" svg:width="2cm" svg:height="1.5cm" draw:transform="rotate (1.5707963267949) translate (14cm 4.5cm)">
            <draw:text-box>
              <text:p><text:span text:style-name="T50">high</text:span></text:p>
            </draw:text-box>
          </draw:frame>
          <draw:frame draw:style-name="gr198" draw:text-style-name="P199" draw:layer="layout" svg:width="2cm" svg:height="1.5cm" draw:transform="rotate (1.5707963267949) translate (12.5cm 14cm)">
            <draw:text-box>
              <text:p><text:span text:style-name="T50">risk</text:span></text:p>
            </draw:text-box>
          </draw:frame>
          <draw:frame draw:style-name="gr198" draw:text-style-name="P199" draw:layer="layout" svg:width="2cm" svg:height="1.5cm" draw:transform="rotate (1.5707963267949) translate (14cm 14cm)">
            <draw:text-box>
              <text:p><text:span text:style-name="T50">low</text:span></text:p>
            </draw:text-box>
          </draw:frame>
          <draw:frame draw:style-name="gr186" draw:text-style-name="P184" draw:layer="layout" svg:width="3cm" svg:height="1.5cm" svg:x="24cm" svg:y="8cm">
            <draw:text-box>
              <text:p><text:span text:style-name="T46">high</text:span></text:p>
            </draw:text-box>
          </draw:frame>
          <draw:frame draw:style-name="gr199" draw:text-style-name="P184" draw:layer="layout" svg:width="3cm" svg:height="1.5cm" svg:x="1cm" svg:y="6.5cm">
            <draw:text-box>
              <text:p><text:span text:style-name="T46">value</text:span></text:p>
            </draw:text-box>
          </draw:frame>
          <draw:frame draw:style-name="gr199" draw:text-style-name="P184" draw:layer="layout" svg:width="3cm" svg:height="1.5cm" svg:x="1cm" svg:y="8cm">
            <draw:text-box>
              <text:p><text:span text:style-name="T46">low</text:span></text:p>
            </draw:text-box>
          </draw:frame>
        </draw:g>
      </draw:page>
      <draw:page draw:name="page26" draw:style-name="dp1" draw:master-page-name="Default">
        <office:forms form:automatic-focus="false" form:apply-design-mode="false"/>
        <draw:g>
          <draw:path draw:style-name="gr200" draw:layer="layout" svg:width="18.999cm" svg:height="4.5cm" svg:x="3cm" svg:y="3cm" svg:viewBox="0 0 19000 4501" svg:d="M0 4501c6500-409 12500-1228 19000-4501">
            <text:p/>
          </draw:path>
          <draw:line draw:style-name="gr193" draw:text-style-name="P19" draw:layer="layout" svg:x1="14cm" svg:y1="13.5cm" svg:x2="14cm" svg:y2="2.5cm">
            <text:p/>
          </draw:line>
          <draw:frame draw:style-name="gr197" draw:text-style-name="P200" draw:layer="layout" svg:width="2cm" svg:height="1.5cm" draw:transform="rotate (1.5707963267949) translate (14cm 4.5cm)">
            <draw:text-box>
              <text:p text:style-name="P21"><text:span text:style-name="T50">high</text:span></text:p>
            </draw:text-box>
          </draw:frame>
          <draw:frame draw:style-name="gr197" draw:text-style-name="P200" draw:layer="layout" svg:width="4cm" svg:height="3cm" draw:transform="rotate (1.5707963267949) translate (11cm 6.5cm)">
            <draw:text-box>
              <text:p text:style-name="P21"><text:span text:style-name="T50">customer satis-faction</text:span></text:p>
            </draw:text-box>
          </draw:frame>
          <draw:frame draw:style-name="gr198" draw:text-style-name="P199" draw:layer="layout" svg:width="2cm" svg:height="1.5cm" draw:transform="rotate (1.5707963267949) translate (14cm 13.5cm)">
            <draw:text-box>
              <text:p><text:span text:style-name="T50">low</text:span></text:p>
            </draw:text-box>
          </draw:frame>
          <draw:frame draw:style-name="gr186" draw:text-style-name="P201" draw:layer="layout" svg:width="3cm" svg:height="1.5cm" svg:x="24cm" svg:y="8cm">
            <draw:text-box>
              <text:p text:style-name="P21"><text:span text:style-name="T46">fully</text:span></text:p>
            </draw:text-box>
          </draw:frame>
          <draw:frame draw:style-name="gr201" draw:text-style-name="P202" draw:layer="layout" svg:width="6cm" svg:height="2cm" svg:x="21cm" svg:y="6cm">
            <draw:text-box>
              <text:p text:style-name="P21"><text:span text:style-name="T46">degree of feature</text:span><text:span text:style-name="T46"><text:line-break/></text:span><text:span text:style-name="T46">implementation</text:span></text:p>
            </draw:text-box>
          </draw:frame>
          <draw:line draw:style-name="gr202" draw:text-style-name="P19" draw:layer="layout" svg:x1="1cm" svg:y1="8cm" svg:x2="27cm" svg:y2="8cm">
            <text:p/>
          </draw:line>
          <draw:frame draw:style-name="gr199" draw:text-style-name="P203" draw:layer="layout" svg:width="4.5cm" svg:height="1.15cm" svg:x="1cm" svg:y="8.25cm">
            <draw:text-box>
              <text:p text:style-name="P9"><text:span text:style-name="T46">not at all</text:span></text:p>
            </draw:text-box>
          </draw:frame>
          <draw:line draw:style-name="gr203" draw:layer="layout" svg:x1="3cm" svg:y1="13cm" svg:x2="25cm" svg:y2="3cm">
            <text:p/>
          </draw:line>
          <draw:path draw:style-name="gr204" draw:layer="layout" svg:width="18.999cm" svg:height="4cm" svg:x="6cm" svg:y="9cm" svg:viewBox="0 0 19000 4001" svg:d="M0 4001c6500-2546 11000-3637 19000-4001">
            <text:p/>
          </draw:path>
          <draw:frame draw:style-name="gr199" draw:text-style-name="P203" draw:layer="layout" svg:width="5cm" svg:height="2cm" svg:x="3cm" svg:y="5cm">
            <draw:text-box>
              <text:p text:style-name="P9"><text:span text:style-name="T46">exciters and</text:span></text:p>
              <text:p text:style-name="P9"><text:span text:style-name="T46">delighters</text:span></text:p>
            </draw:text-box>
          </draw:frame>
          <draw:frame draw:style-name="gr199" draw:text-style-name="P203" draw:layer="layout" svg:width="4cm" svg:height="1.5cm" svg:x="21cm" svg:y="9.5cm">
            <draw:text-box>
              <text:p text:style-name="P9"><text:span text:style-name="T46">must-have</text:span></text:p>
            </draw:text-box>
          </draw:frame>
          <draw:frame draw:style-name="gr199" draw:text-style-name="P203" draw:layer="layout" svg:width="4.376cm" svg:height="1.185cm" draw:transform="rotate (0.436332312998582) translate (2.507cm 11.905cm)">
            <draw:text-box>
              <text:p text:style-name="P9"><text:span text:style-name="T46">linear</text:span></text:p>
            </draw:text-box>
          </draw:frame>
        </draw:g>
      </draw:page>
      <draw:page draw:name="page27" draw:style-name="dp1" draw:master-page-name="Default">
        <office:forms form:automatic-focus="false" form:apply-design-mode="false"/>
        <draw:g>
          <draw:g>
            <draw:frame draw:style-name="gr205" draw:text-style-name="P22" draw:layer="layout" svg:width="2.5cm" svg:height="1.5cm" svg:x="24.5cm" svg:y="13.5cm">
              <draw:text-box>
                <text:p text:style-name="P21">time</text:p>
              </draw:text-box>
            </draw:frame>
            <draw:frame draw:style-name="gr206" draw:text-style-name="P23" draw:layer="layout" svg:width="2.5cm" svg:height="2.5cm" svg:x="24.5cm" svg:y="11cm">
              <draw:text-box>
                <text:p text:style-name="P19"><text:span text:style-name="T1">...</text:span></text:p>
              </draw:text-box>
            </draw:frame>
            <draw:g>
              <draw:custom-shape draw:style-name="gr164" draw:text-style-name="P162" draw:layer="layout" svg:width="2.5cm" svg:height="2cm" svg:x="3.5cm" svg:y="11.5cm">
                <text:p text:style-name="P13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5" draw:text-style-name="P163" draw:layer="layout" svg:width="2.486cm" svg:height="2cm" svg:x="5.514cm" svg:y="11.5cm">
                <text:p text:style-name="P13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6" draw:text-style-name="P164" draw:layer="layout" svg:width="2.5cm" svg:height="2cm" svg:x="7.5cm" svg:y="11.5cm">
                <text:p text:style-name="P13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164" draw:text-style-name="P162" draw:layer="layout" svg:width="2.5cm" svg:height="2cm" svg:x="17.5cm" svg:y="11.5cm">
                <text:p text:style-name="P13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5" draw:text-style-name="P163" draw:layer="layout" svg:width="2.486cm" svg:height="2cm" svg:x="19.514cm" svg:y="11.5cm">
                <text:p text:style-name="P13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6" draw:text-style-name="P164" draw:layer="layout" svg:width="2.5cm" svg:height="2cm" svg:x="21.5cm" svg:y="11.5cm">
                <text:p text:style-name="P13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164" draw:text-style-name="P162" draw:layer="layout" svg:width="2.5cm" svg:height="2cm" svg:x="10.5cm" svg:y="11.5cm">
                <text:p text:style-name="P13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5" draw:text-style-name="P163" draw:layer="layout" svg:width="2.486cm" svg:height="2cm" svg:x="12.514cm" svg:y="11.5cm">
                <text:p text:style-name="P13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6" draw:text-style-name="P164" draw:layer="layout" svg:width="2.5cm" svg:height="2cm" svg:x="14.5cm" svg:y="11.5cm">
                <text:p text:style-name="P13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5" draw:text-style-name="P20" draw:layer="layout" svg:width="6.5cm" svg:height="1.5cm" svg:x="3.5cm" svg:y="10cm">
              <draw:text-box>
                <text:p text:style-name="P19"><text:span text:style-name="T7">Sprint n-1</text:span></text:p>
              </draw:text-box>
            </draw:frame>
            <draw:frame draw:style-name="gr105" draw:text-style-name="P20" draw:layer="layout" svg:width="6.5cm" svg:height="1.5cm" svg:x="17.5cm" svg:y="10cm">
              <draw:text-box>
                <text:p text:style-name="P19"><text:span text:style-name="T7">Sprint n+1</text:span></text:p>
              </draw:text-box>
            </draw:frame>
            <draw:frame draw:style-name="gr105" draw:text-style-name="P20" draw:layer="layout" svg:width="6.5cm" svg:height="1.5cm" svg:x="10.5cm" svg:y="10cm">
              <draw:text-box>
                <text:p text:style-name="P19"><text:span text:style-name="T7">Sprint n</text:span></text:p>
              </draw:text-box>
            </draw:frame>
            <draw:line draw:style-name="gr15" draw:text-style-name="P19" draw:layer="layout" svg:x1="3cm" svg:y1="13cm" svg:x2="3cm" svg:y2="14cm">
              <text:p/>
            </draw:line>
            <draw:line draw:style-name="gr15" draw:text-style-name="P19" draw:layer="layout" svg:x1="3cm" svg:y1="13cm" svg:x2="3cm" svg:y2="14cm">
              <text:p/>
            </draw:line>
            <draw:line draw:style-name="gr15" draw:text-style-name="P19" draw:layer="layout" svg:x1="24cm" svg:y1="13cm" svg:x2="24cm" svg:y2="14cm">
              <text:p/>
            </draw:line>
            <draw:line draw:style-name="gr15" draw:text-style-name="P19" draw:layer="layout" svg:x1="17cm" svg:y1="13cm" svg:x2="17cm" svg:y2="14cm">
              <text:p/>
            </draw:line>
            <draw:line draw:style-name="gr15" draw:text-style-name="P19" draw:layer="layout" svg:x1="10cm" svg:y1="13cm" svg:x2="10cm" svg:y2="14cm">
              <text:p/>
            </draw:line>
            <draw:frame draw:style-name="gr207" draw:text-style-name="P23" draw:layer="layout" svg:width="2.5cm" svg:height="2.5cm" svg:x="1cm" svg:y="11cm">
              <draw:text-box>
                <text:p text:style-name="P19"><text:span text:style-name="T1">...</text:span></text:p>
              </draw:text-box>
            </draw:frame>
            <draw:frame draw:style-name="gr17" draw:text-style-name="P20" draw:layer="layout" svg:width="7cm" svg:height="1.5cm" svg:x="3cm" svg:y="13.5cm">
              <draw:text-box>
                <text:p text:style-name="P19"><text:span text:style-name="T7">1-4 weeks</text:span></text:p>
              </draw:text-box>
            </draw:frame>
            <draw:frame draw:style-name="gr208" draw:text-style-name="P20" draw:layer="layout" svg:width="7cm" svg:height="1.5cm" svg:x="17cm" svg:y="13.5cm">
              <draw:text-box>
                <text:p text:style-name="P19"><text:span text:style-name="T7">1-4 weeks</text:span></text:p>
              </draw:text-box>
            </draw:frame>
            <draw:frame draw:style-name="gr208" draw:text-style-name="P20" draw:layer="layout" svg:width="7cm" svg:height="1.5cm" svg:x="10cm" svg:y="13.5cm">
              <draw:text-box>
                <text:p text:style-name="P19"><text:span text:style-name="T7">1-4 weeks</text:span></text:p>
              </draw:text-box>
            </draw:frame>
            <draw:line draw:style-name="gr13" draw:text-style-name="P19" draw:layer="layout" svg:x1="1cm" svg:y1="13.5cm" svg:x2="27cm" svg:y2="13.5cm">
              <text:p/>
            </draw:line>
          </draw:g>
          <draw:g>
            <draw:frame draw:style-name="gr14" draw:text-style-name="P22" draw:layer="layout" svg:width="2.5cm" svg:height="1.5cm" svg:x="24.5cm" svg:y="8.5cm">
              <draw:text-box>
                <text:p text:style-name="P21">time</text:p>
              </draw:text-box>
            </draw:frame>
            <draw:line draw:style-name="gr15" draw:text-style-name="P19" draw:layer="layout" svg:x1="3cm" svg:y1="8cm" svg:x2="3cm" svg:y2="9cm">
              <text:p/>
            </draw:line>
            <draw:frame draw:style-name="gr209" draw:text-style-name="P20" draw:layer="layout" svg:width="7cm" svg:height="1.5cm" svg:x="3cm" svg:y="8.5cm">
              <draw:text-box>
                <text:p text:style-name="P19"><text:span text:style-name="T7">6-12 months</text:span></text:p>
              </draw:text-box>
            </draw:frame>
            <draw:frame draw:style-name="gr209" draw:text-style-name="P20" draw:layer="layout" svg:width="7cm" svg:height="1.5cm" svg:x="17cm" svg:y="8.5cm">
              <draw:text-box>
                <text:p text:style-name="P19"><text:span text:style-name="T7">6-12 months</text:span></text:p>
              </draw:text-box>
            </draw:frame>
            <draw:frame draw:style-name="gr209" draw:text-style-name="P20" draw:layer="layout" svg:width="7cm" svg:height="1.5cm" svg:x="10cm" svg:y="8.5cm">
              <draw:text-box>
                <text:p text:style-name="P19"><text:span text:style-name="T7">6-12 months</text:span></text:p>
              </draw:text-box>
            </draw:frame>
            <draw:custom-shape draw:style-name="gr210" draw:text-style-name="P165" draw:layer="layout" svg:width="7cm" svg:height="2.5cm" svg:x="3cm" svg:y="6cm">
              <text:p text:style-name="P65"><text:span text:style-name="T22"><text:s text:c="3"/></text:span><text:span text:style-name="T22">Rel. m-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10" draw:text-style-name="P165" draw:layer="layout" svg:width="7cm" svg:height="2.5cm" svg:x="10cm" svg:y="6cm">
              <text:p text:style-name="P65"><text:span text:style-name="T22"><text:s text:c="3"/></text:span><text:span text:style-name="T22">Rel. m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10" draw:text-style-name="P165" draw:layer="layout" svg:width="7cm" svg:height="2.5cm" svg:x="17cm" svg:y="6cm">
              <text:p text:style-name="P65"><text:span text:style-name="T22"><text:s text:c="3"/></text:span><text:span text:style-name="T22">Rel. m+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211" draw:text-style-name="P23" draw:layer="layout" svg:width="2.5cm" svg:height="2.5cm" svg:x="24.5cm" svg:y="6cm">
              <draw:text-box>
                <text:p text:style-name="P19"><text:span text:style-name="T1">...</text:span></text:p>
              </draw:text-box>
            </draw:frame>
            <draw:line draw:style-name="gr15" draw:text-style-name="P19" draw:layer="layout" svg:x1="3cm" svg:y1="8cm" svg:x2="3cm" svg:y2="9cm">
              <text:p/>
            </draw:line>
            <draw:line draw:style-name="gr15" draw:text-style-name="P19" draw:layer="layout" svg:x1="24cm" svg:y1="8cm" svg:x2="24cm" svg:y2="9cm">
              <text:p/>
            </draw:line>
            <draw:line draw:style-name="gr15" draw:text-style-name="P19" draw:layer="layout" svg:x1="17cm" svg:y1="8cm" svg:x2="17cm" svg:y2="9cm">
              <text:p/>
            </draw:line>
            <draw:line draw:style-name="gr15" draw:text-style-name="P19" draw:layer="layout" svg:x1="10cm" svg:y1="8cm" svg:x2="10cm" svg:y2="9cm">
              <text:p/>
            </draw:line>
            <draw:line draw:style-name="gr13" draw:text-style-name="P19" draw:layer="layout" svg:x1="1cm" svg:y1="8.5cm" svg:x2="27cm" svg:y2="8.5cm">
              <text:p/>
            </draw:line>
            <draw:frame draw:style-name="gr212" draw:text-style-name="P204" draw:layer="layout" svg:width="2.5cm" svg:height="2.5cm" svg:x="1cm" svg:y="6cm">
              <draw:text-box>
                <text:p text:style-name="P9"><text:span text:style-name="T1">...</text:span></text:p>
              </draw:text-box>
            </draw:frame>
          </draw:g>
          <draw:g>
            <draw:line draw:style-name="gr13" draw:text-style-name="P19" draw:layer="layout" svg:x1="1cm" svg:y1="3.5cm" svg:x2="27cm" svg:y2="3.5cm">
              <text:p/>
            </draw:line>
            <draw:frame draw:style-name="gr135" draw:text-style-name="P22" draw:layer="layout" svg:width="2.5cm" svg:height="1.345cm" svg:x="24.475cm" svg:y="3.351cm">
              <draw:text-box>
                <text:p text:style-name="P21">time</text:p>
              </draw:text-box>
            </draw:frame>
            <draw:line draw:style-name="gr15" draw:text-style-name="P19" draw:layer="layout" svg:x1="2.975cm" svg:y1="3.026cm" svg:x2="2.975cm" svg:y2="4.026cm">
              <text:p/>
            </draw:line>
            <draw:frame draw:style-name="gr213" draw:text-style-name="P205" draw:layer="layout" svg:width="7cm" svg:height="1.5cm" svg:x="3cm" svg:y="3.5cm">
              <draw:text-box>
                <text:p text:style-name="P21"><text:span text:style-name="T51">2014-04-01</text:span></text:p>
              </draw:text-box>
            </draw:frame>
            <draw:frame draw:style-name="gr213" draw:text-style-name="P206" draw:layer="layout" svg:width="7cm" svg:height="1.5cm" svg:x="17cm" svg:y="3.5cm">
              <draw:text-box>
                <text:p text:style-name="P19"><text:span text:style-name="T51">2015-04-01</text:span></text:p>
              </draw:text-box>
            </draw:frame>
            <draw:frame draw:style-name="gr213" draw:text-style-name="P206" draw:layer="layout" svg:width="7cm" svg:height="1.5cm" svg:x="10cm" svg:y="3.5cm">
              <draw:text-box>
                <text:p text:style-name="P19"><text:span text:style-name="T51">2014-10-01</text:span></text:p>
              </draw:text-box>
            </draw:frame>
            <draw:frame draw:style-name="gr214" draw:text-style-name="P23" draw:layer="layout" svg:width="2.5cm" svg:height="2.5cm" svg:x="24.5cm" svg:y="1cm">
              <draw:text-box>
                <text:p text:style-name="P19"><text:span text:style-name="T1">...</text:span></text:p>
              </draw:text-box>
            </draw:frame>
            <draw:line draw:style-name="gr15" draw:text-style-name="P19" draw:layer="layout" svg:x1="3cm" svg:y1="3cm" svg:x2="3cm" svg:y2="4cm">
              <text:p/>
            </draw:line>
            <draw:line draw:style-name="gr15" draw:text-style-name="P19" draw:layer="layout" svg:x1="23.975cm" svg:y1="3.026cm" svg:x2="23.975cm" svg:y2="4.026cm">
              <text:p/>
            </draw:line>
            <draw:line draw:style-name="gr15" draw:text-style-name="P19" draw:layer="layout" svg:x1="17cm" svg:y1="3cm" svg:x2="17cm" svg:y2="4cm">
              <text:p/>
            </draw:line>
            <draw:line draw:style-name="gr15" draw:text-style-name="P19" draw:layer="layout" svg:x1="10cm" svg:y1="3cm" svg:x2="10cm" svg:y2="4cm">
              <text:p/>
            </draw:line>
            <draw:frame draw:style-name="gr215" draw:text-style-name="P205" draw:layer="layout" svg:width="7cm" svg:height="1.5cm" svg:x="3cm" svg:y="2cm">
              <draw:text-box>
                <text:p text:style-name="P21"><text:span text:style-name="T51">Release 1.3</text:span></text:p>
                <text:p text:style-name="P21"><text:span text:style-name="T51">New functionality</text:span></text:p>
              </draw:text-box>
            </draw:frame>
            <draw:frame draw:style-name="gr215" draw:text-style-name="P205" draw:layer="layout" svg:width="7cm" svg:height="1.5cm" svg:x="17cm" svg:y="2cm">
              <draw:text-box>
                <text:p text:style-name="P21"><text:span text:style-name="T51">Release 2.1</text:span></text:p>
                <text:p text:style-name="P21"><text:span text:style-name="T51">Major bug fixes</text:span></text:p>
              </draw:text-box>
            </draw:frame>
            <draw:frame draw:style-name="gr215" draw:text-style-name="P205" draw:layer="layout" svg:width="7cm" svg:height="1.5cm" svg:x="10cm" svg:y="2cm">
              <draw:text-box>
                <text:p text:style-name="P21"><text:span text:style-name="T51">Release 2.0</text:span></text:p>
                <text:p text:style-name="P21"><text:span text:style-name="T51">New architecture</text:span></text:p>
              </draw:text-box>
            </draw:frame>
            <draw:frame draw:style-name="gr212" draw:text-style-name="P204" draw:layer="layout" svg:width="2.5cm" svg:height="2.5cm" svg:x="1cm" svg:y="1cm">
              <draw:text-box>
                <text:p text:style-name="P9"><text:span text:style-name="T1">...</text:span></text:p>
              </draw:text-box>
            </draw:frame>
          </draw:g>
          <draw:path draw:style-name="gr23" draw:text-style-name="P27" draw:layer="layout" svg:width="20.999cm" svg:height="1.399cm" svg:x="3cm" svg:y="9.6cm" svg:viewBox="0 0 21000 1400" svg:d="M0 1400c1000-1000 2500-1000 4500-1000s5000 600 6000-400c1000 1000 4000 400 6000 400s3500 0 4500 1000">
            <text:p/>
          </draw:path>
          <draw:custom-shape draw:style-name="gr216" draw:text-style-name="P207" draw:layer="layout" svg:width="1.5cm" svg:height="1.499cm" svg:x="5.75cm" svg:y="4.2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16" draw:text-style-name="P207" draw:layer="layout" svg:width="1.5cm" svg:height="1.499cm" svg:x="19.75cm" svg:y="4.2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16" draw:text-style-name="P207" draw:layer="layout" svg:width="1.5cm" svg:height="1.499cm" svg:x="12.75cm" svg:y="4.2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  <draw:page draw:name="page28" draw:style-name="dp1" draw:master-page-name="Default">
        <office:forms form:automatic-focus="false" form:apply-design-mode="false"/>
        <draw:g>
          <draw:line draw:style-name="gr13" draw:text-style-name="P19" draw:layer="layout" svg:x1="1cm" svg:y1="12cm" svg:x2="27cm" svg:y2="12cm">
            <text:p/>
          </draw:line>
          <draw:frame draw:style-name="gr14" draw:text-style-name="P208" draw:layer="layout" svg:width="2.5cm" svg:height="1.5cm" svg:x="24.5cm" svg:y="12cm">
            <draw:text-box>
              <text:p text:style-name="P21"><text:span text:style-name="T52">time</text:span></text:p>
            </draw:text-box>
          </draw:frame>
          <draw:frame draw:style-name="gr217" draw:text-style-name="P23" draw:layer="layout" svg:width="2.5cm" svg:height="2.5cm" svg:x="24.5cm" svg:y="9cm">
            <draw:text-box>
              <text:p text:style-name="P19"><text:span text:style-name="T53">...</text:span></text:p>
            </draw:text-box>
          </draw:frame>
          <draw:g>
            <draw:custom-shape draw:style-name="gr218" draw:text-style-name="P210" draw:layer="layout" svg:width="3cm" svg:height="2.5cm" svg:x="3.475cm" svg:y="9.001cm">
              <text:p text:style-name="P209"><text:span text:style-name="T54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19" draw:text-style-name="P211" draw:layer="layout" svg:width="2.986cm" svg:height="2.5cm" svg:x="5.489cm" svg:y="9.001cm">
              <text:p text:style-name="P209"><text:span text:style-name="T54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20" draw:text-style-name="P212" draw:layer="layout" svg:width="2.5cm" svg:height="2.5cm" svg:x="7.475cm" svg:y="9.001cm">
              <text:p text:style-name="P209"><text:span text:style-name="T54"><text:s/></text:span><text:span text:style-name="T54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221" draw:text-style-name="P213" draw:layer="layout" svg:width="2.5cm" svg:height="2.5cm" svg:x="1cm" svg:y="9cm">
            <draw:text-box>
              <text:p text:style-name="P19"><text:span text:style-name="T53">...</text:span></text:p>
            </draw:text-box>
          </draw:frame>
          <draw:g>
            <draw:g>
              <draw:custom-shape draw:style-name="gr222" draw:text-style-name="P214" draw:layer="layout" svg:width="1.5cm" svg:height="2.5cm" svg:x="12.475cm" svg:y="9.0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223" draw:text-style-name="P215" draw:layer="layout" svg:width="1.986cm" svg:height="2.5cm" svg:x="13.475cm" svg:y="9.017cm">
                <text:p/>
  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224" draw:text-style-name="P216" draw:layer="layout" svg:width="2.5cm" svg:height="2.5cm" svg:x="14.475cm" svg:y="9.0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224" draw:text-style-name="P216" draw:layer="layout" svg:width="2.5cm" svg:height="2.5cm" svg:x="21.475cm" svg:y="9.0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225" draw:text-style-name="P215" draw:layer="layout" svg:width="2.486cm" svg:height="2.5cm" svg:x="20.489cm" svg:y="9.017cm">
                <text:p/>
  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226" draw:text-style-name="P214" draw:layer="layout" svg:width="2.5cm" svg:height="2.5cm" svg:x="19.475cm" svg:y="9.0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227" draw:text-style-name="P218" draw:layer="layout" svg:width="5.5cm" svg:height="2.5cm" svg:x="15.475cm" svg:y="9.017cm">
              <text:p text:style-name="P217"><text:span text:style-name="T55"><text:s text:c="2"/></text:span><text:span text:style-name="T55">Expo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228" draw:text-style-name="P23" draw:layer="layout" svg:width="2.5cm" svg:height="2.5cm" svg:x="10cm" svg:y="9cm">
            <draw:text-box>
              <text:p text:style-name="P19"><text:span text:style-name="T53">...</text:span></text:p>
            </draw:text-box>
          </draw:frame>
        </draw:g>
        <draw:g>
          <draw:line draw:style-name="gr13" draw:text-style-name="P19" draw:layer="layout" svg:x1="1cm" svg:y1="6cm" svg:x2="27cm" svg:y2="6cm">
            <text:p/>
          </draw:line>
          <draw:frame draw:style-name="gr14" draw:text-style-name="P208" draw:layer="layout" svg:width="2.5cm" svg:height="1.5cm" svg:x="24.5cm" svg:y="6cm">
            <draw:text-box>
              <text:p text:style-name="P21"><text:span text:style-name="T52">time</text:span></text:p>
            </draw:text-box>
          </draw:frame>
          <draw:frame draw:style-name="gr217" draw:text-style-name="P213" draw:layer="layout" svg:width="2.5cm" svg:height="2.5cm" svg:x="24.5cm" svg:y="3cm">
            <draw:text-box>
              <text:p text:style-name="P19"><text:span text:style-name="T53">...</text:span></text:p>
            </draw:text-box>
          </draw:frame>
          <draw:g>
            <draw:custom-shape draw:style-name="gr218" draw:text-style-name="P219" draw:layer="layout" svg:width="3cm" svg:height="2.5cm" svg:x="3.5cm" svg:y="3cm">
              <text:p text:style-name="P217"><text:span text:style-name="T5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19" draw:text-style-name="P220" draw:layer="layout" svg:width="2.986cm" svg:height="2.5cm" svg:x="5.514cm" svg:y="3cm">
              <text:p text:style-name="P217"><text:span text:style-name="T5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20" draw:text-style-name="P222" draw:layer="layout" svg:width="2.5cm" svg:height="2.5cm" svg:x="7.5cm" svg:y="3cm">
              <text:p text:style-name="P221"><text:span text:style-name="T56"><text:s/></text:span><text:span text:style-name="T5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221" draw:text-style-name="P213" draw:layer="layout" svg:width="2.5cm" svg:height="2.5cm" svg:x="1cm" svg:y="3cm">
            <draw:text-box>
              <text:p text:style-name="P19"><text:span text:style-name="T53">...</text:span></text:p>
            </draw:text-box>
          </draw:frame>
          <draw:frame draw:style-name="gr228" draw:text-style-name="P213" draw:layer="layout" svg:width="2.5cm" svg:height="2.5cm" svg:x="10cm" svg:y="3cm">
            <draw:text-box>
              <text:p text:style-name="P19"><text:span text:style-name="T53">...</text:span></text:p>
            </draw:text-box>
          </draw:frame>
          <draw:g>
            <draw:custom-shape draw:style-name="gr218" draw:text-style-name="P219" draw:layer="layout" svg:width="3cm" svg:height="2.5cm" svg:x="12.5cm" svg:y="3cm">
              <text:p text:style-name="P217"><text:span text:style-name="T5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19" draw:text-style-name="P220" draw:layer="layout" svg:width="2.986cm" svg:height="2.5cm" svg:x="14.514cm" svg:y="3cm">
              <text:p text:style-name="P217"><text:span text:style-name="T5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29" draw:text-style-name="P223" draw:layer="layout" svg:width="2.5cm" svg:height="2.5cm" svg:x="16.5cm" svg:y="3cm">
              <text:p text:style-name="P217"><text:span text:style-name="T55"><text:s/></text:span><text:span text:style-name="T5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30" draw:text-style-name="P225" draw:layer="layout" svg:width="6.5cm" svg:height="2.5cm" svg:x="17.5cm" svg:y="3cm">
              <text:p text:style-name="P224"><text:span text:style-name="T57"><text:s text:c="2"/></text:span><text:span text:style-name="T55">Release</text:span><text:span text:style-name="T57"> <text:s text:c="4"/>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</draw:page>
      <draw:page draw:name="page29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E</text:span></text:p>
            <text:p><text:span text:style-name="T1"/></text:p>
            <text:p><text:span text:style-name="T1">Software Development</text:span></text:p>
          </draw:text-box>
        </draw:frame>
      </draw:page>
      <draw:page draw:name="page30" draw:style-name="dp1" draw:master-page-name="Default">
        <office:forms form:automatic-focus="false" form:apply-design-mode="false"/>
        <draw:g>
          <draw:frame draw:style-name="gr231" draw:text-style-name="P227" draw:layer="layout" svg:width="6cm" svg:height="4cm" svg:x="18cm" svg:y="6.015cm">
            <draw:text-box>
              <text:p text:style-name="P226"><text:span text:style-name="T58">Refactor</text:span></text:p>
            </draw:text-box>
          </draw:frame>
          <draw:frame draw:style-name="gr232" draw:text-style-name="P228" draw:layer="layout" svg:width="6cm" svg:height="4cm" svg:x="4cm" svg:y="6.015cm">
            <draw:text-box>
              <text:p text:style-name="P19"><text:span text:style-name="T58">Add Function</text:span></text:p>
            </draw:text-box>
          </draw:frame>
          <draw:frame draw:style-name="gr233" draw:text-style-name="P229" draw:layer="layout" svg:width="8cm" svg:height="1.5cm" svg:x="10cm" svg:y="5.515cm">
            <draw:text-box>
              <text:p text:style-name="P19"><text:span text:style-name="T59">code smells</text:span></text:p>
            </draw:text-box>
          </draw:frame>
          <draw:frame draw:style-name="gr234" draw:text-style-name="P229" draw:layer="layout" svg:width="8cm" svg:height="3cm" svg:x="10cm" svg:y="7.515cm">
            <draw:text-box>
              <text:p text:style-name="P19"><text:span text:style-name="T59">code does not</text:span></text:p>
              <text:p text:style-name="P19"><text:span text:style-name="T59">smell anymore</text:span></text:p>
            </draw:text-box>
          </draw:frame>
          <draw:line draw:style-name="gr235" draw:text-style-name="P19" draw:layer="layout" svg:x1="18cm" svg:y1="9.015cm" svg:x2="10cm" svg:y2="9.015cm">
            <text:p/>
          </draw:line>
          <draw:line draw:style-name="gr235" draw:text-style-name="P19" draw:layer="layout" svg:x1="10cm" svg:y1="7.015cm" svg:x2="18cm" svg:y2="7.015cm">
            <text:p/>
          </draw:line>
          <draw:path draw:style-name="gr236" draw:layer="layout" svg:width="5.062cm" svg:height="4.014cm" svg:x="21cm" svg:y="4cm" svg:viewBox="0 0 5063 4015" svg:d="M3000 4015c6001 0-3000-7499-3000-1999">
            <text:p/>
          </draw:path>
          <draw:path draw:style-name="gr236" draw:layer="layout" svg:width="5.062cm" svg:height="4.014cm" svg:x="1.937cm" svg:y="4cm" svg:viewBox="0 0 5063 4015" svg:d="M5063 2015c-1-5499-9000 2000-3001 2000">
            <text:p/>
          </draw:path>
        </draw:g>
      </draw:page>
      <draw:page draw:name="page31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F</text:span></text:p>
            <text:p><text:span text:style-name="T1"/></text:p>
            <text:p><text:span text:style-name="T1">Quality Assurance</text:span></text:p>
          </draw:text-box>
        </draw:frame>
      </draw:page>
      <draw:page draw:name="page32" draw:style-name="dp1" draw:master-page-name="Default">
        <office:forms form:automatic-focus="false" form:apply-design-mode="false"/>
        <draw:g>
          <draw:custom-shape draw:style-name="gr237" draw:text-style-name="P230" draw:layer="layout" svg:width="7cm" svg:height="2cm" svg:x="19cm" svg:y="7.5cm">
            <text:p text:style-name="P65"><text:span text:style-name="T22">implementation</text:span></text:p>
            <draw:enhanced-geometry svg:viewBox="0 0 21600 21600" draw:type="rectangle" draw:enhanced-path="M 0 0 L 21600 0 21600 21600 0 21600 0 0 Z N"/>
          </draw:custom-shape>
          <draw:custom-shape draw:style-name="gr238" draw:text-style-name="P232" draw:layer="layout" svg:width="7cm" svg:height="2cm" svg:x="10cm" svg:y="7.5cm">
            <text:p text:style-name="P231"><text:span text:style-name="T60">test suite</text:span></text:p>
            <draw:enhanced-geometry svg:viewBox="0 0 21600 21600" draw:type="rectangle" draw:enhanced-path="M 0 0 L 21600 0 21600 21600 0 21600 0 0 Z N"/>
          </draw:custom-shape>
          <draw:custom-shape draw:style-name="gr239" draw:text-style-name="P233" draw:layer="layout" svg:width="7cm" svg:height="2cm" svg:x="1cm" svg:y="7.5cm">
            <text:p text:style-name="P65"><text:span text:style-name="T22">feature</text:span></text:p>
            <draw:enhanced-geometry svg:viewBox="0 0 21600 21600" draw:type="rectangle" draw:enhanced-path="M 0 0 L 21600 0 21600 21600 0 21600 0 0 Z N"/>
          </draw:custom-shape>
          <draw:frame draw:style-name="gr240" draw:text-style-name="P234" draw:layer="layout" svg:width="5cm" svg:height="1.5cm" svg:x="11cm" svg:y="9.5cm">
            <draw:text-box>
              <text:p text:style-name="P21"><text:span text:style-name="T61">4</text:span></text:p>
            </draw:text-box>
          </draw:frame>
          <draw:polyline draw:style-name="gr241" draw:text-style-name="P235" draw:layer="layout" svg:width="0.999cm" svg:height="4.499cm" svg:x="26cm" svg:y="4cm" svg:viewBox="0 0 1000 4500" draw:points="0,4500 1000,4500 1000,0">
            <text:p/>
          </draw:polyline>
          <draw:line draw:style-name="gr241" draw:text-style-name="P235" draw:layer="layout" svg:x1="17cm" svg:y1="8.5cm" svg:x2="19cm" svg:y2="8.5cm">
            <text:p/>
          </draw:line>
          <draw:polyline draw:style-name="gr241" draw:text-style-name="P235" draw:layer="layout" svg:width="4.999cm" svg:height="1.499cm" svg:x="11cm" svg:y="9.5cm" svg:viewBox="0 0 5000 1500" draw:points="5000,0 5000,1500 0,1500 0,0">
            <text:p/>
          </draw:polyline>
          <draw:polyline draw:style-name="gr241" draw:text-style-name="P235" draw:layer="layout" svg:width="8.999cm" svg:height="1.499cm" svg:x="13.5cm" svg:y="6cm" svg:viewBox="0 0 9000 1500" draw:points="9000,1500 9000,0 1,0 0,1500">
            <text:p/>
          </draw:polyline>
          <draw:frame draw:style-name="gr242" draw:text-style-name="P236" draw:layer="layout" svg:width="2cm" svg:height="1.5cm" svg:x="8cm" svg:y="6.925cm">
            <draw:text-box>
              <text:p text:style-name="P19"><text:span text:style-name="T61">1</text:span></text:p>
            </draw:text-box>
          </draw:frame>
          <draw:frame draw:style-name="gr242" draw:text-style-name="P236" draw:layer="layout" svg:width="2cm" svg:height="1.5cm" svg:x="17cm" svg:y="6.925cm">
            <draw:text-box>
              <text:p text:style-name="P19"><text:span text:style-name="T61">2</text:span></text:p>
            </draw:text-box>
          </draw:frame>
          <draw:frame draw:style-name="gr243" draw:text-style-name="P234" draw:layer="layout" svg:width="4.5cm" svg:height="1.5cm" svg:x="18cm" svg:y="4.425cm">
            <draw:text-box>
              <text:p text:style-name="P21"><text:span text:style-name="T61">3</text:span></text:p>
            </draw:text-box>
          </draw:frame>
          <draw:frame draw:style-name="gr244" draw:text-style-name="P234" draw:layer="layout" svg:width="2cm" svg:height="2.6cm" svg:x="25cm" svg:y="4.2cm">
            <draw:text-box>
              <text:p text:style-name="P21"><text:span text:style-name="T61">6</text:span></text:p>
            </draw:text-box>
          </draw:frame>
          <draw:frame draw:style-name="gr240" draw:text-style-name="P234" draw:layer="layout" svg:width="5cm" svg:height="1.5cm" svg:x="20cm" svg:y="9.5cm">
            <draw:text-box>
              <text:p text:style-name="P21"><text:span text:style-name="T61">5</text:span></text:p>
            </draw:text-box>
          </draw:frame>
          <draw:polyline draw:style-name="gr241" draw:text-style-name="P235" draw:layer="layout" svg:width="4.999cm" svg:height="1.499cm" svg:x="20cm" svg:y="9.5cm" svg:viewBox="0 0 5000 1500" draw:points="5000,0 5000,1500 0,1500 0,0">
            <text:p/>
          </draw:polyline>
          <draw:line draw:style-name="gr241" draw:text-style-name="P235" draw:layer="layout" svg:x1="8cm" svg:y1="8.5cm" svg:x2="10cm" svg:y2="8.5cm">
            <text:p/>
          </draw:line>
        </draw:g>
      </draw:page>
      <draw:page draw:name="page33" draw:style-name="dp1" draw:master-page-name="Default">
        <office:forms form:automatic-focus="false" form:apply-design-mode="false"/>
        <draw:g>
          <draw:custom-shape draw:style-name="gr245" draw:text-style-name="P237" draw:layer="layout" svg:width="2cm" svg:height="2cm" svg:x="3.5cm" svg:y="6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46" draw:text-style-name="P237" draw:layer="layout" svg:width="2cm" svg:height="2cm" svg:x="3.5cm" svg:y="10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47" draw:text-style-name="P238" draw:layer="layout" svg:width="2cm" svg:height="2cm" svg:x="21.5cm" svg:y="10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48" draw:text-style-name="P239" draw:layer="layout" svg:width="2cm" svg:height="2cm" svg:x="12.5cm" svg:y="10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49" draw:text-style-name="P241" draw:layer="layout" svg:width="7cm" svg:height="1cm" svg:x="1cm" svg:y="14cm">
            <text:p text:style-name="P240"><text:span text:style-name="T62">...</text:span></text:p>
            <draw:enhanced-geometry svg:viewBox="0 0 21600 21600" draw:type="rectangle" draw:enhanced-path="M 0 0 L 21600 0 21600 21600 0 21600 0 0 Z N"/>
          </draw:custom-shape>
          <draw:custom-shape draw:style-name="gr250" draw:text-style-name="P241" draw:layer="layout" svg:width="7cm" svg:height="1cm" svg:x="1cm" svg:y="3cm">
            <text:p text:style-name="P240"><text:span text:style-name="T62">feature n+2</text:span></text:p>
            <draw:enhanced-geometry svg:viewBox="0 0 21600 21600" draw:type="rectangle" draw:enhanced-path="M 0 0 L 21600 0 21600 21600 0 21600 0 0 Z N"/>
          </draw:custom-shape>
          <draw:custom-shape draw:style-name="gr251" draw:text-style-name="P242" draw:layer="layout" svg:width="7cm" svg:height="2cm" svg:x="1cm" svg:y="4cm">
            <text:p text:style-name="P240"><text:span text:style-name="T62">feature n+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9" draw:text-style-name="P241" draw:layer="layout" svg:width="7cm" svg:height="1cm" svg:x="1cm" svg:y="12cm">
            <text:p text:style-name="P240"><text:span text:style-name="T62">feature n-1</text:span></text:p>
            <draw:enhanced-geometry svg:viewBox="0 0 21600 21600" draw:type="rectangle" draw:enhanced-path="M 0 0 L 21600 0 21600 21600 0 21600 0 0 Z N"/>
          </draw:custom-shape>
          <draw:custom-shape draw:style-name="gr249" draw:text-style-name="P241" draw:layer="layout" svg:width="7cm" svg:height="1cm" svg:x="1cm" svg:y="13cm">
            <text:p text:style-name="P240"><text:span text:style-name="T62">feature n-2</text:span></text:p>
            <draw:enhanced-geometry svg:viewBox="0 0 21600 21600" draw:type="rectangle" draw:enhanced-path="M 0 0 L 21600 0 21600 21600 0 21600 0 0 Z N"/>
          </draw:custom-shape>
          <draw:custom-shape draw:style-name="gr252" draw:text-style-name="P241" draw:layer="layout" svg:width="7cm" svg:height="1cm" svg:x="10cm" svg:y="12cm">
            <text:p text:style-name="P240"><text:span text:style-name="T62">test suite n-1</text:span></text:p>
            <draw:enhanced-geometry svg:viewBox="0 0 21600 21600" draw:type="rectangle" draw:enhanced-path="M 0 0 L 21600 0 21600 21600 0 21600 0 0 Z N"/>
          </draw:custom-shape>
          <draw:custom-shape draw:style-name="gr252" draw:text-style-name="P241" draw:layer="layout" svg:width="7cm" svg:height="1cm" svg:x="10cm" svg:y="13cm">
            <text:p text:style-name="P240"><text:span text:style-name="T62">test suite n-2</text:span></text:p>
            <draw:enhanced-geometry svg:viewBox="0 0 21600 21600" draw:type="rectangle" draw:enhanced-path="M 0 0 L 21600 0 21600 21600 0 21600 0 0 Z N"/>
          </draw:custom-shape>
          <draw:custom-shape draw:style-name="gr249" draw:text-style-name="P241" draw:layer="layout" svg:width="7cm" svg:height="1cm" svg:x="19cm" svg:y="12cm">
            <text:p text:style-name="P240"><text:span text:style-name="T62">implementation n-1</text:span></text:p>
            <draw:enhanced-geometry svg:viewBox="0 0 21600 21600" draw:type="rectangle" draw:enhanced-path="M 0 0 L 21600 0 21600 21600 0 21600 0 0 Z N"/>
          </draw:custom-shape>
          <draw:custom-shape draw:style-name="gr249" draw:text-style-name="P241" draw:layer="layout" svg:width="7cm" svg:height="1cm" svg:x="19cm" svg:y="13cm">
            <text:p text:style-name="P240"><text:span text:style-name="T62">implementation n-2</text:span></text:p>
            <draw:enhanced-geometry svg:viewBox="0 0 21600 21600" draw:type="rectangle" draw:enhanced-path="M 0 0 L 21600 0 21600 21600 0 21600 0 0 Z N"/>
          </draw:custom-shape>
          <draw:custom-shape draw:style-name="gr253" draw:text-style-name="P241" draw:layer="layout" svg:width="7cm" svg:height="1cm" svg:x="10cm" svg:y="14cm">
            <text:p text:style-name="P240"><text:span text:style-name="T62">...</text:span></text:p>
            <draw:enhanced-geometry svg:viewBox="0 0 21600 21600" draw:type="rectangle" draw:enhanced-path="M 0 0 L 21600 0 21600 21600 0 21600 0 0 Z N"/>
          </draw:custom-shape>
          <draw:custom-shape draw:style-name="gr249" draw:text-style-name="P241" draw:layer="layout" svg:width="7cm" svg:height="1cm" svg:x="19cm" svg:y="14cm">
            <text:p text:style-name="P240"><text:span text:style-name="T62">...</text:span></text:p>
            <draw:enhanced-geometry svg:viewBox="0 0 21600 21600" draw:type="rectangle" draw:enhanced-path="M 0 0 L 21600 0 21600 21600 0 21600 0 0 Z N"/>
          </draw:custom-shape>
          <draw:custom-shape draw:style-name="gr250" draw:text-style-name="P241" draw:layer="layout" svg:width="7cm" svg:height="1cm" svg:x="1cm" svg:y="2cm">
            <text:p text:style-name="P240"><text:span text:style-name="T62">...</text:span></text:p>
            <draw:enhanced-geometry svg:viewBox="0 0 21600 21600" draw:type="rectangle" draw:enhanced-path="M 0 0 L 21600 0 21600 21600 0 21600 0 0 Z N"/>
          </draw:custom-shape>
          <draw:frame draw:style-name="gr254" draw:text-style-name="P243" draw:layer="layout" svg:width="8.893cm" svg:height="1.112cm" svg:x="13.474cm" svg:y="3.853cm">
            <draw:text-box>
              <text:p text:style-name="P19"><text:span text:style-name="T63">on to next feature</text:span></text:p>
            </draw:text-box>
          </draw:frame>
          <draw:custom-shape draw:style-name="gr255" draw:text-style-name="P245" draw:layer="layout" svg:width="7cm" svg:height="2cm" svg:x="1cm" svg:y="8cm">
            <text:p text:style-name="P244"><text:span text:style-name="T64">feature n</text:span></text:p>
            <draw:enhanced-geometry svg:viewBox="0 0 21600 21600" draw:type="rectangle" draw:enhanced-path="M 0 0 L 21600 0 21600 21600 0 21600 0 0 Z N"/>
          </draw:custom-shape>
          <draw:custom-shape draw:style-name="gr256" draw:text-style-name="P246" draw:layer="layout" svg:width="7cm" svg:height="2cm" svg:x="19cm" svg:y="8cm">
            <text:p text:style-name="P244"><text:span text:style-name="T64">implementation n</text:span></text:p>
            <draw:enhanced-geometry svg:viewBox="0 0 21600 21600" draw:type="rectangle" draw:enhanced-path="M 0 0 L 21600 0 21600 21600 0 21600 0 0 Z N"/>
          </draw:custom-shape>
          <draw:custom-shape draw:style-name="gr257" draw:text-style-name="P247" draw:layer="layout" svg:width="7cm" svg:height="2cm" svg:x="10cm" svg:y="8cm">
            <text:p text:style-name="P244"><text:span text:style-name="T64">test suite n</text:span></text:p>
            <draw:enhanced-geometry svg:viewBox="0 0 21600 21600" draw:type="rectangle" draw:enhanced-path="M 0 0 L 21600 0 21600 21600 0 21600 0 0 Z N"/>
          </draw:custom-shape>
          <draw:line draw:style-name="gr241" draw:text-style-name="P19" draw:layer="layout" svg:x1="8cm" svg:y1="9cm" svg:x2="10cm" svg:y2="9cm">
            <text:p/>
          </draw:line>
          <draw:line draw:style-name="gr241" draw:text-style-name="P235" draw:layer="layout" svg:x1="17cm" svg:y1="9cm" svg:x2="19cm" svg:y2="9cm">
            <text:p/>
          </draw:line>
          <draw:polyline draw:style-name="gr241" draw:text-style-name="P19" draw:layer="layout" svg:width="18.999cm" svg:height="3.999cm" svg:x="8cm" svg:y="5cm" svg:viewBox="0 0 19000 4000" draw:points="18000,4000 19000,4000 19000,0 0,0">
            <text:p/>
          </draw:polyline>
          <draw:polyline draw:style-name="gr241" draw:text-style-name="P235" draw:layer="layout" svg:width="8.999cm" svg:height="1.499cm" svg:x="13.5cm" svg:y="6.5cm" svg:viewBox="0 0 9000 1500" draw:points="9000,1500 9000,0 0,0 0,1500">
            <text:p/>
          </draw:polyline>
          <draw:frame draw:style-name="gr254" draw:text-style-name="P243" draw:layer="layout" svg:width="9cm" svg:height="1.112cm" svg:x="13.5cm" svg:y="5.388cm">
            <draw:text-box>
              <text:p text:style-name="P19"><text:span text:style-name="T63">enhance test suite</text:span></text:p>
            </draw:text-box>
          </draw:frame>
        </draw:g>
      </draw:page>
      <draw:page draw:name="page34" draw:style-name="dp1" draw:master-page-name="Default">
        <office:forms form:automatic-focus="false" form:apply-design-mode="false"/>
        <draw:g>
          <draw:custom-shape draw:style-name="gr258" draw:text-style-name="P249" draw:layer="layout" svg:width="3cm" svg:height="1cm" svg:x="7cm" svg:y="2.5cm">
            <text:p text:style-name="P248"><text:span text:style-name="T65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9" draw:text-style-name="P250" draw:layer="layout" svg:width="3cm" svg:height="1cm" svg:x="7cm" svg:y="5cm">
            <text:p text:style-name="P248"><text:span text:style-name="T65">comp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0" draw:text-style-name="P251" draw:layer="layout" svg:width="3cm" svg:height="1cm" svg:x="7cm" svg:y="7.5cm">
            <text:p text:style-name="P248"><text:span text:style-name="T65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1" draw:text-style-name="P252" draw:layer="layout" svg:width="3cm" svg:height="1cm" svg:x="7cm" svg:y="10cm">
            <text:p text:style-name="P248"><text:span text:style-name="T65">t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2" draw:text-style-name="P253" draw:layer="layout" svg:width="3cm" svg:height="1cm" svg:x="7cm" svg:y="12.5cm">
            <text:p text:style-name="P248"><text:span text:style-name="T65">deploy</text:span></text:p>
            <draw:enhanced-geometry svg:viewBox="0 0 21600 21600" draw:type="rectangle" draw:enhanced-path="M 0 0 L 21600 0 21600 21600 0 21600 0 0 Z N"/>
          </draw:custom-shape>
          <draw:line draw:style-name="gr263" draw:text-style-name="P254" draw:layer="layout" svg:x1="8.5cm" svg:y1="3.5cm" svg:x2="8.5cm" svg:y2="5cm">
            <text:p/>
          </draw:line>
          <draw:line draw:style-name="gr263" draw:text-style-name="P254" draw:layer="layout" svg:x1="8.5cm" svg:y1="6cm" svg:x2="8.5cm" svg:y2="7.5cm">
            <text:p/>
          </draw:line>
          <draw:line draw:style-name="gr263" draw:text-style-name="P254" draw:layer="layout" svg:x1="8.5cm" svg:y1="8.5cm" svg:x2="8.5cm" svg:y2="10cm">
            <text:p/>
          </draw:line>
          <draw:line draw:style-name="gr263" draw:text-style-name="P254" draw:layer="layout" svg:x1="8.5cm" svg:y1="11cm" svg:x2="8.5cm" svg:y2="12.5cm">
            <text:p/>
          </draw:line>
        </draw:g>
        <draw:g>
          <draw:custom-shape draw:style-name="gr264" draw:text-style-name="P253" draw:layer="layout" svg:width="3cm" svg:height="1cm" svg:x="21.5cm" svg:y="7.5cm">
            <text:p text:style-name="P248"><text:span text:style-name="T65">deploy</text:span></text:p>
            <draw:enhanced-geometry svg:viewBox="0 0 21600 21600" draw:type="rectangle" draw:enhanced-path="M 0 0 L 21600 0 21600 21600 0 21600 0 0 Z N"/>
          </draw:custom-shape>
          <draw:custom-shape draw:style-name="gr265" draw:text-style-name="P249" draw:layer="layout" svg:width="3cm" svg:height="1cm" svg:x="16.5cm" svg:y="3cm">
            <text:p text:style-name="P248"><text:span text:style-name="T65">edit</text:span></text:p>
            <draw:enhanced-geometry svg:viewBox="0 0 21600 21600" draw:type="rectangle" draw:enhanced-path="M 0 0 L 21600 0 21600 21600 0 21600 0 0 Z N"/>
          </draw:custom-shape>
          <draw:custom-shape draw:style-name="gr266" draw:text-style-name="P250" draw:layer="layout" svg:width="3cm" svg:height="1cm" svg:x="16.5cm" svg:y="4cm">
            <text:p text:style-name="P248"><text:span text:style-name="T65">compile</text:span></text:p>
            <draw:enhanced-geometry svg:viewBox="0 0 21600 21600" draw:type="rectangle" draw:enhanced-path="M 0 0 L 21600 0 21600 21600 0 21600 0 0 Z N"/>
          </draw:custom-shape>
          <draw:custom-shape draw:style-name="gr267" draw:text-style-name="P251" draw:layer="layout" svg:width="3cm" svg:height="1cm" svg:x="16.5cm" svg:y="5cm">
            <text:p text:style-name="P248"><text:span text:style-name="T65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4" draw:text-style-name="P253" draw:layer="layout" svg:width="3cm" svg:height="1cm" svg:x="16.5cm" svg:y="7.5cm">
            <text:p text:style-name="P248"><text:span text:style-name="T65">deploy</text:span></text:p>
            <draw:enhanced-geometry svg:viewBox="0 0 21600 21600" draw:type="rectangle" draw:enhanced-path="M 0 0 L 21600 0 21600 21600 0 21600 0 0 Z N"/>
          </draw:custom-shape>
          <draw:custom-shape draw:style-name="gr268" draw:text-style-name="P255" draw:layer="layout" svg:width="3cm" svg:height="1cm" svg:x="16.5cm" svg:y="12.5cm">
            <text:p text:style-name="P248"><text:span text:style-name="T65">commit</text:span></text:p>
            <draw:enhanced-geometry svg:viewBox="0 0 21600 21600" draw:type="rectangle" draw:enhanced-path="M 0 0 L 21600 0 21600 21600 0 21600 0 0 Z N"/>
          </draw:custom-shape>
          <draw:line draw:style-name="gr269" draw:text-style-name="P254" draw:layer="layout" svg:x1="18cm" svg:y1="8.5cm" svg:x2="18cm" svg:y2="10cm">
            <text:p/>
          </draw:line>
          <draw:line draw:style-name="gr269" draw:text-style-name="P254" draw:layer="layout" svg:x1="18cm" svg:y1="6cm" svg:x2="18cm" svg:y2="7.5cm">
            <text:p/>
          </draw:line>
          <draw:custom-shape draw:style-name="gr270" draw:text-style-name="P257" draw:layer="layout" svg:width="4cm" svg:height="2cm" svg:x="16cm" svg:y="1cm">
            <text:p text:style-name="P256"><text:span text:style-name="T66">Developer</text:span><text:span text:style-name="T66"><text:line-break/></text:span><text:span text:style-name="T66">Environment</text:span></text:p>
            <draw:enhanced-geometry svg:viewBox="0 0 21600 21600" draw:type="rectangle" draw:enhanced-path="M 0 0 L 21600 0 21600 21600 0 21600 0 0 Z N"/>
          </draw:custom-shape>
          <draw:custom-shape draw:style-name="gr270" draw:text-style-name="P257" draw:layer="layout" svg:width="4cm" svg:height="2cm" svg:x="21cm" svg:y="1cm">
            <text:p text:style-name="P256"><text:span text:style-name="T66">Production</text:span></text:p>
            <text:p text:style-name="P256"><text:span text:style-name="T66">System</text:span></text:p>
            <draw:enhanced-geometry svg:viewBox="0 0 21600 21600" draw:type="rectangle" draw:enhanced-path="M 0 0 L 21600 0 21600 21600 0 21600 0 0 Z N"/>
          </draw:custom-shape>
          <draw:custom-shape draw:style-name="gr271" draw:text-style-name="P258" draw:layer="layout" svg:width="3cm" svg:height="1cm" svg:x="21.525cm" svg:y="12.5cm">
            <text:p text:style-name="P248"><text:span text:style-name="T65">operate</text:span></text:p>
            <draw:enhanced-geometry svg:viewBox="0 0 21600 21600" draw:type="rectangle" draw:enhanced-path="M 0 0 L 21600 0 21600 21600 0 21600 0 0 Z N"/>
          </draw:custom-shape>
          <draw:line draw:style-name="gr272" draw:text-style-name="P254" draw:layer="layout" svg:x1="23cm" svg:y1="8.5cm" svg:x2="23cm" svg:y2="12.5cm">
            <text:p/>
          </draw:line>
          <draw:custom-shape draw:style-name="gr273" draw:text-style-name="P252" draw:layer="layout" svg:width="3cm" svg:height="1cm" svg:x="16.5cm" svg:y="10cm">
            <text:p text:style-name="P248"><text:span text:style-name="T65">test</text:span></text:p>
            <draw:enhanced-geometry svg:viewBox="0 0 21600 21600" draw:type="rectangle" draw:enhanced-path="M 0 0 L 21600 0 21600 21600 0 21600 0 0 Z N"/>
          </draw:custom-shape>
          <draw:line draw:style-name="gr269" draw:text-style-name="P254" draw:layer="layout" svg:x1="18cm" svg:y1="11cm" svg:x2="18cm" svg:y2="12.5cm">
            <text:p/>
          </draw:line>
          <draw:polyline draw:style-name="gr274" draw:text-style-name="P254" draw:layer="layout" svg:width="11.499cm" svg:height="4.999cm" draw:transform="rotate (-1.5707963267949) translate (23cm 3cm)" svg:viewBox="0 0 11500 5000" draw:points="10500,5000 11500,5000 11500,2500 0,2475 0,0 2000,0">
            <text:p/>
          </draw:polyline>
          <draw:custom-shape draw:style-name="gr267" draw:text-style-name="P251" draw:layer="layout" svg:width="3cm" svg:height="1cm" svg:x="21.5cm" svg:y="5cm">
            <text:p text:style-name="P248"><text:span text:style-name="T65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9" draw:text-style-name="P254" draw:layer="layout" svg:x1="23cm" svg:y1="6cm" svg:x2="23cm" svg:y2="7.5cm">
            <text:p/>
          </draw:line>
        </draw:g>
      </draw:page>
      <draw:page draw:name="page35" draw:style-name="dp1" draw:master-page-name="Default">
        <office:forms form:automatic-focus="false" form:apply-design-mode="false"/>
        <draw:g>
          <draw:custom-shape draw:style-name="gr267" draw:text-style-name="P251" draw:layer="layout" svg:width="3cm" svg:height="1cm" svg:x="12.5cm" svg:y="5cm">
            <text:p text:style-name="P248"><text:span text:style-name="T65">build</text:span></text:p>
            <draw:enhanced-geometry svg:viewBox="0 0 21600 21600" draw:type="rectangle" draw:enhanced-path="M 0 0 L 21600 0 21600 21600 0 21600 0 0 Z N"/>
          </draw:custom-shape>
          <draw:custom-shape draw:style-name="gr264" draw:text-style-name="P253" draw:layer="layout" svg:width="3cm" svg:height="1cm" svg:x="17.5cm" svg:y="7.5cm">
            <text:p text:style-name="P248"><text:span text:style-name="T65">deploy</text:span></text:p>
            <draw:enhanced-geometry svg:viewBox="0 0 21600 21600" draw:type="rectangle" draw:enhanced-path="M 0 0 L 21600 0 21600 21600 0 21600 0 0 Z N"/>
          </draw:custom-shape>
          <draw:custom-shape draw:style-name="gr273" draw:text-style-name="P252" draw:layer="layout" svg:width="3cm" svg:height="1cm" svg:x="12.5cm" svg:y="10cm">
            <text:p text:style-name="P248"><text:span text:style-name="T65">test</text:span></text:p>
            <draw:enhanced-geometry svg:viewBox="0 0 21600 21600" draw:type="rectangle" draw:enhanced-path="M 0 0 L 21600 0 21600 21600 0 21600 0 0 Z N"/>
          </draw:custom-shape>
          <draw:line draw:style-name="gr269" draw:text-style-name="P254" draw:layer="layout" svg:x1="14cm" svg:y1="6cm" svg:x2="14cm" svg:y2="7.5cm">
            <text:p/>
          </draw:line>
          <draw:line draw:style-name="gr269" draw:text-style-name="P254" draw:layer="layout" svg:x1="14cm" svg:y1="8.5cm" svg:x2="14cm" svg:y2="10cm">
            <text:p/>
          </draw:line>
          <draw:custom-shape draw:style-name="gr265" draw:text-style-name="P249" draw:layer="layout" svg:width="3cm" svg:height="1cm" svg:x="7.5cm" svg:y="3cm">
            <text:p text:style-name="P248"><text:span text:style-name="T65">edit</text:span></text:p>
            <draw:enhanced-geometry svg:viewBox="0 0 21600 21600" draw:type="rectangle" draw:enhanced-path="M 0 0 L 21600 0 21600 21600 0 21600 0 0 Z N"/>
          </draw:custom-shape>
          <draw:custom-shape draw:style-name="gr266" draw:text-style-name="P250" draw:layer="layout" svg:width="3cm" svg:height="1cm" svg:x="7.5cm" svg:y="4cm">
            <text:p text:style-name="P248"><text:span text:style-name="T65">compile</text:span></text:p>
            <draw:enhanced-geometry svg:viewBox="0 0 21600 21600" draw:type="rectangle" draw:enhanced-path="M 0 0 L 21600 0 21600 21600 0 21600 0 0 Z N"/>
          </draw:custom-shape>
          <draw:custom-shape draw:style-name="gr267" draw:text-style-name="P251" draw:layer="layout" svg:width="3cm" svg:height="1cm" svg:x="7.5cm" svg:y="5cm">
            <text:p text:style-name="P248"><text:span text:style-name="T65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4" draw:text-style-name="P253" draw:layer="layout" svg:width="3cm" svg:height="1cm" svg:x="7.5cm" svg:y="7.5cm">
            <text:p text:style-name="P248"><text:span text:style-name="T65">deploy</text:span></text:p>
            <draw:enhanced-geometry svg:viewBox="0 0 21600 21600" draw:type="rectangle" draw:enhanced-path="M 0 0 L 21600 0 21600 21600 0 21600 0 0 Z N"/>
          </draw:custom-shape>
          <draw:custom-shape draw:style-name="gr268" draw:text-style-name="P255" draw:layer="layout" svg:width="3cm" svg:height="1cm" svg:x="7.5cm" svg:y="12.5cm">
            <text:p text:style-name="P248"><text:span text:style-name="T65">commit</text:span></text:p>
            <draw:enhanced-geometry svg:viewBox="0 0 21600 21600" draw:type="rectangle" draw:enhanced-path="M 0 0 L 21600 0 21600 21600 0 21600 0 0 Z N"/>
          </draw:custom-shape>
          <draw:line draw:style-name="gr269" draw:text-style-name="P254" draw:layer="layout" svg:x1="9cm" svg:y1="8.5cm" svg:x2="9cm" svg:y2="10cm">
            <text:p/>
          </draw:line>
          <draw:line draw:style-name="gr269" draw:text-style-name="P254" draw:layer="layout" svg:x1="9cm" svg:y1="6cm" svg:x2="9cm" svg:y2="7.5cm">
            <text:p/>
          </draw:line>
          <draw:custom-shape draw:style-name="gr270" draw:text-style-name="P257" draw:layer="layout" svg:width="4cm" svg:height="2cm" svg:x="7cm" svg:y="1cm">
            <text:p text:style-name="P256"><text:span text:style-name="T66">Developer</text:span><text:span text:style-name="T66"><text:line-break/></text:span><text:span text:style-name="T66">Environment</text:span></text:p>
            <draw:enhanced-geometry svg:viewBox="0 0 21600 21600" draw:type="rectangle" draw:enhanced-path="M 0 0 L 21600 0 21600 21600 0 21600 0 0 Z N"/>
          </draw:custom-shape>
          <draw:custom-shape draw:style-name="gr270" draw:text-style-name="P257" draw:layer="layout" svg:width="4cm" svg:height="2cm" svg:x="12cm" svg:y="1cm">
            <text:p text:style-name="P256"><text:span text:style-name="T66">Test</text:span></text:p>
            <text:p text:style-name="P256"><text:span text:style-name="T66">System</text:span></text:p>
            <draw:enhanced-geometry svg:viewBox="0 0 21600 21600" draw:type="rectangle" draw:enhanced-path="M 0 0 L 21600 0 21600 21600 0 21600 0 0 Z N"/>
          </draw:custom-shape>
          <draw:custom-shape draw:style-name="gr266" draw:text-style-name="P250" draw:layer="layout" svg:width="3cm" svg:height="1cm" svg:x="12.5cm" svg:y="4cm">
            <text:p text:style-name="P248"><text:span text:style-name="T65">fetch</text:span></text:p>
            <draw:enhanced-geometry svg:viewBox="0 0 21600 21600" draw:type="rectangle" draw:enhanced-path="M 0 0 L 21600 0 21600 21600 0 21600 0 0 Z N"/>
          </draw:custom-shape>
          <draw:custom-shape draw:style-name="gr270" draw:text-style-name="P257" draw:layer="layout" svg:width="4cm" svg:height="2cm" svg:x="17cm" svg:y="1cm">
            <text:p text:style-name="P256"><text:span text:style-name="T66">Production</text:span></text:p>
            <text:p text:style-name="P256"><text:span text:style-name="T66">System</text:span></text:p>
            <draw:enhanced-geometry svg:viewBox="0 0 21600 21600" draw:type="rectangle" draw:enhanced-path="M 0 0 L 21600 0 21600 21600 0 21600 0 0 Z N"/>
          </draw:custom-shape>
          <draw:custom-shape draw:style-name="gr264" draw:text-style-name="P253" draw:layer="layout" svg:width="3cm" svg:height="1cm" svg:x="12.5cm" svg:y="7.5cm">
            <text:p text:style-name="P248"><text:span text:style-name="T65">deploy</text:span></text:p>
            <draw:enhanced-geometry svg:viewBox="0 0 21600 21600" draw:type="rectangle" draw:enhanced-path="M 0 0 L 21600 0 21600 21600 0 21600 0 0 Z N"/>
          </draw:custom-shape>
          <draw:custom-shape draw:style-name="gr275" draw:text-style-name="P259" draw:layer="layout" svg:width="3cm" svg:height="1cm" svg:x="17.5cm" svg:y="12.5cm">
            <text:p text:style-name="P248"><text:span text:style-name="T65">operate</text:span></text:p>
            <draw:enhanced-geometry svg:viewBox="0 0 21600 21600" draw:type="rectangle" draw:enhanced-path="M 0 0 L 21600 0 21600 21600 0 21600 0 0 Z N"/>
          </draw:custom-shape>
          <draw:line draw:style-name="gr272" draw:text-style-name="P254" draw:layer="layout" svg:x1="19cm" svg:y1="8.5cm" svg:x2="19cm" svg:y2="10cm">
            <text:p/>
          </draw:line>
          <draw:custom-shape draw:style-name="gr273" draw:text-style-name="P252" draw:layer="layout" svg:width="3cm" svg:height="1cm" svg:x="7.5cm" svg:y="10cm">
            <text:p text:style-name="P248"><text:span text:style-name="T65">test</text:span></text:p>
            <draw:enhanced-geometry svg:viewBox="0 0 21600 21600" draw:type="rectangle" draw:enhanced-path="M 0 0 L 21600 0 21600 21600 0 21600 0 0 Z N"/>
          </draw:custom-shape>
          <draw:custom-shape draw:style-name="gr268" draw:text-style-name="P255" draw:layer="layout" svg:width="3cm" svg:height="1cm" svg:x="12.5cm" svg:y="12.5cm">
            <text:p text:style-name="P248"><text:span text:style-name="T65">release</text:span></text:p>
            <draw:enhanced-geometry svg:viewBox="0 0 21600 21600" draw:type="rectangle" draw:enhanced-path="M 0 0 L 21600 0 21600 21600 0 21600 0 0 Z N"/>
          </draw:custom-shape>
          <draw:line draw:style-name="gr269" draw:text-style-name="P254" draw:layer="layout" svg:x1="9cm" svg:y1="11cm" svg:x2="9cm" svg:y2="12.5cm">
            <text:p/>
          </draw:line>
          <draw:line draw:style-name="gr269" draw:text-style-name="P254" draw:layer="layout" svg:x1="14cm" svg:y1="11cm" svg:x2="14cm" svg:y2="12.5cm">
            <text:p/>
          </draw:line>
          <draw:polyline draw:style-name="gr272" draw:text-style-name="P254" draw:layer="layout" svg:width="11.499cm" svg:height="4.999cm" draw:transform="rotate (-1.5707963267949) translate (14cm 3cm)" svg:viewBox="0 0 11500 5000" draw:points="10500,5000 11500,5000 11500,2500 0,2500 0,0 1000,0">
            <text:p/>
          </draw:polyline>
          <draw:polyline draw:style-name="gr272" draw:text-style-name="P254" draw:layer="layout" svg:width="11.499cm" svg:height="4.999cm" draw:transform="rotate (-1.5707963267949) translate (18.975cm 3cm)" svg:viewBox="0 0 11500 5000" draw:points="10500,5000 11500,5000 11500,2500 0,2475 0,0 1000,0">
            <text:p/>
          </draw:polyline>
          <draw:custom-shape draw:style-name="gr267" draw:text-style-name="P251" draw:layer="layout" svg:width="3cm" svg:height="1cm" svg:x="17.5cm" svg:y="5cm">
            <text:p text:style-name="P248"><text:span text:style-name="T65">build</text:span></text:p>
            <draw:enhanced-geometry svg:viewBox="0 0 21600 21600" draw:type="rectangle" draw:enhanced-path="M 0 0 L 21600 0 21600 21600 0 21600 0 0 Z N"/>
          </draw:custom-shape>
          <draw:line draw:style-name="gr269" draw:text-style-name="P254" draw:layer="layout" svg:x1="19cm" svg:y1="6cm" svg:x2="19cm" svg:y2="7.5cm">
            <text:p/>
          </draw:line>
          <draw:custom-shape draw:style-name="gr266" draw:text-style-name="P250" draw:layer="layout" svg:width="3cm" svg:height="1cm" svg:x="17.5cm" svg:y="4cm">
            <text:p text:style-name="P248"><text:span text:style-name="T65">fetch</text:span></text:p>
            <draw:enhanced-geometry svg:viewBox="0 0 21600 21600" draw:type="rectangle" draw:enhanced-path="M 0 0 L 21600 0 21600 21600 0 21600 0 0 Z N"/>
          </draw:custom-shape>
          <draw:custom-shape draw:style-name="gr271" draw:text-style-name="P258" draw:layer="layout" svg:width="3cm" svg:height="1cm" svg:x="17.5cm" svg:y="10cm">
            <text:p text:style-name="P248"><text:span text:style-name="T65">monitor</text:span></text:p>
            <draw:enhanced-geometry svg:viewBox="0 0 21600 21600" draw:type="rectangle" draw:enhanced-path="M 0 0 L 21600 0 21600 21600 0 21600 0 0 Z N"/>
          </draw:custom-shape>
          <draw:line draw:style-name="gr269" draw:text-style-name="P254" draw:layer="layout" svg:x1="19cm" svg:y1="11cm" svg:x2="19cm" svg:y2="12.5cm">
            <text:p/>
          </draw:line>
        </draw:g>
      </draw:page>
      <draw:page draw:name="page36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G</text:span></text:p>
            <text:p><text:span text:style-name="T1"/></text:p>
            <text:p><text:span text:style-name="T1">Process Improvement</text:span></text:p>
          </draw:text-box>
        </draw:frame>
      </draw:page>
      <draw:page draw:name="page37" draw:style-name="dp1" draw:master-page-name="Default">
        <office:forms form:automatic-focus="false" form:apply-design-mode="false"/>
        <draw:g>
          <draw:custom-shape draw:style-name="gr276" draw:text-style-name="P27" draw:layer="layout" svg:width="18cm" svg:height="6cm" svg:x="1.5cm" svg:y="4cm">
            <text:p/>
            <draw:enhanced-geometry svg:viewBox="0 0 21600 21600" draw:type="rectangle" draw:enhanced-path="M 0 0 L 21600 0 21600 21600 0 21600 0 0 Z N"/>
          </draw:custom-shape>
          <draw:line draw:style-name="gr277" draw:text-style-name="P49" draw:layer="layout" svg:x1="15cm" svg:y1="4cm" svg:x2="13cm" svg:y2="4cm">
            <text:p/>
          </draw:line>
          <draw:g>
            <draw:custom-shape draw:style-name="gr278" draw:text-style-name="P27" draw:layer="layout" svg:width="8.5cm" svg:height="3cm" svg:x="2.5cm" svg:y="6.2cm">
              <text:p/>
              <draw:enhanced-geometry svg:viewBox="0 0 21600 21600" draw:type="rectangle" draw:enhanced-path="M 0 0 L 21600 0 21600 21600 0 21600 0 0 Z N"/>
            </draw:custom-shape>
            <draw:line draw:style-name="gr277" draw:text-style-name="P49" draw:layer="layout" svg:x1="7cm" svg:y1="6.2cm" svg:x2="5cm" svg:y2="6.2cm">
              <text:p/>
            </draw:line>
          </draw:g>
          <draw:line draw:style-name="gr279" draw:text-style-name="P49" draw:layer="layout" svg:x1="0.5cm" svg:y1="10.8cm" svg:x2="27.5cm" svg:y2="10.8cm">
            <text:p/>
          </draw:line>
          <draw:g>
            <draw:custom-shape draw:style-name="gr280" draw:text-style-name="P260" draw:layer="layout" svg:width="3.5cm" svg:height="3cm" svg:x="11.501cm" svg:y="8.5cm">
              <text:p/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281" draw:text-style-name="P261" draw:layer="layout" svg:width="3cm" svg:height="2.917cm" draw:transform="rotate (1.5707963267949) translate (11.501cm 11.5cm)">
              <draw:text-box>
                <text:p text:style-name="P19"><text:span text:style-name="T9"/></text:p>
                <text:p text:style-name="P19"><text:span text:style-name="T9">Release</text:span></text:p>
              </draw:text-box>
            </draw:frame>
          </draw:g>
          <draw:g>
            <draw:custom-shape draw:style-name="gr280" draw:text-style-name="P260" draw:layer="layout" svg:width="3.5cm" svg:height="3cm" svg:x="14.201cm" svg:y="8.5cm">
              <text:p/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282" draw:text-style-name="P261" draw:layer="layout" svg:width="3cm" svg:height="2.917cm" draw:transform="rotate (1.5707963267949) translate (14.201cm 11.5cm)">
              <draw:text-box>
                <text:p text:style-name="P19"><text:span text:style-name="T9">Release</text:span></text:p>
                <text:p text:style-name="P19"><text:span text:style-name="T9">Retro-</text:span></text:p>
                <text:p text:style-name="P19"><text:span text:style-name="T9">spective</text:span></text:p>
              </draw:text-box>
            </draw:frame>
          </draw:g>
          <draw:g>
            <draw:custom-shape draw:style-name="gr283" draw:text-style-name="P162" draw:layer="layout" svg:width="2.5cm" svg:height="3cm" svg:x="3.501cm" svg:y="8.5cm">
              <text:p text:style-name="P13"><text:span text:style-name="T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84" draw:text-style-name="P163" draw:layer="layout" svg:width="2.486cm" svg:height="3cm" svg:x="5.515cm" svg:y="8.5cm">
              <text:p text:style-name="P13"><text:span text:style-name="T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85" draw:text-style-name="P164" draw:layer="layout" svg:width="2.5cm" svg:height="3cm" svg:x="7.501cm" svg:y="8.5cm">
              <text:p text:style-name="P13"><text:span text:style-name="T5"><text:s/></text:span><text:span text:style-name="T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80" draw:text-style-name="P260" draw:layer="layout" svg:width="3.5cm" svg:height="3cm" svg:x="21.201cm" svg:y="8.501cm">
              <text:p/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282" draw:text-style-name="P261" draw:layer="layout" svg:width="3cm" svg:height="2.917cm" draw:transform="rotate (1.5707963267949) translate (21.201cm 11.501cm)">
              <draw:text-box>
                <text:p text:style-name="P19"><text:span text:style-name="T9">Project</text:span></text:p>
                <text:p text:style-name="P19"><text:span text:style-name="T9">Retro-</text:span></text:p>
                <text:p text:style-name="P19"><text:span text:style-name="T9">spective</text:span></text:p>
              </draw:text-box>
            </draw:frame>
          </draw:g>
          <draw:frame draw:style-name="gr286" draw:text-style-name="P262" draw:layer="layout" svg:width="5cm" svg:height="2cm" svg:x="14.5cm" svg:y="3cm">
            <draw:text-box>
              <text:p text:style-name="P9"><text:span text:style-name="T67">Release Scope</text:span></text:p>
            </draw:text-box>
          </draw:frame>
          <draw:frame draw:style-name="gr286" draw:text-style-name="P263" draw:layer="layout" svg:width="5cm" svg:height="2cm" svg:x="6cm" svg:y="5.2cm">
            <draw:text-box>
              <text:p text:style-name="P21"><text:span text:style-name="T67">Sprint Scope</text:span></text:p>
            </draw:text-box>
          </draw:frame>
          <draw:frame draw:style-name="gr287" draw:text-style-name="P265" draw:layer="layout" svg:width="2.7cm" svg:height="2.6cm" svg:x="24.3cm" svg:y="5.5cm">
            <draw:text-box>
              <text:p text:style-name="P264"><text:span text:style-name="T67">Project</text:span></text:p>
              <text:p text:style-name="P264"><text:span text:style-name="T67">Scope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4" svg:font-family="Arial" style:font-family-generic="swiss"/>
    <style:font-face style:name="Arial3" svg:font-family="Arial" style:font-adornments="Regular" style:font-family-generic="swiss"/>
    <style:font-face style:name="Arial2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Arial5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.102cm" svg:stroke-color="#000000" draw:marker-start-width="0.5cm" draw:marker-start-center="false" draw:marker-end-width="0.5cm" draw:marker-end-center="false" draw:fill="solid" draw:fill-color="#c0c0c0" draw:fill-image-width="0cm" draw:fill-image-height="0cm" draw:textarea-vertical-align="middle" fo:padding-top="0.2cm" fo:padding-bottom="0.2cm" fo:padding-left="0.2cm" fo:padding-right="0.2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style-name="Regular" style:font-family-generic="swiss" style:font-pitch="variable" fo:font-size="2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marker-end="Arrow" draw:fill="none" draw:fill-gradient-name="Gradient_20_4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  <style:text-properties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.75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13-03-09T16:37:57</meta:creation-date>
    <meta:editing-duration>P2DT24M31S</meta:editing-duration>
    <meta:editing-cycles>285</meta:editing-cycles>
    <meta:generator>LibreOffice/7.1.1.2$Linux_X86_64 LibreOffice_project/dd797d330b34196606d0870aaa694e9504402ca1</meta:generator>
    <meta:initial-creator>Dirk Riehle</meta:initial-creator>
    <dc:date>2021-03-27T13:43:49.914855376</dc:date>
    <dc:creator>Dirk Riehle</dc:creator>
    <meta:document-statistic meta:object-count="776"/>
    <meta:user-defined meta:name="Info 1"/>
    <meta:user-defined meta:name="Info 2"/>
    <meta:user-defined meta:name="Info 3"/>
    <meta:user-defined meta:name="Info 4"/>
    <meta:template xlink:type="simple" xlink:actuate="onRequest" xlink:title="True Blue Drawing" xlink:href="../../../../../../Templates/True%20Blue%20Drawing.otg" meta:date="2013-03-09T16:37:56"/>
  </office:meta>
</office:document-meta>
</file>